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2" svg:width="22.454cm" svg:height="17.988cm" svg:x="14.811cm" svg:y="3.311cm">
            <draw:object draw:notify-on-update-of-ranges="Tabelle1.A7:Tabelle1.A7 Tabelle1.A8:Tabelle1.A487 Tabelle1.B7:Tabelle1.B7 Tabelle1.B8:Tabelle1.B487 Tabelle1.A7:Tabelle1.A7 Tabelle1.A8:Tabelle1.A487 Tabelle1.C7:Tabelle1.C7 Tabelle1.C8:Tabelle1.C487" xlink:href="./Object 1" xlink:type="simple" xlink:show="embed" xlink:actuate="onLoad">
              <loext:p text:style-name="P1">s</loext:p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11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16369" table:default-cell-style-name="Default"/>
        <table:table-row table:style-name="ro1">
          <table:table-cell table:style-name="ce1"/>
          <table:table-cell table:style-name="ce2" office:value-type="string" calcext:value-type="string">
            <text:p>PCB</text:p>
          </table:table-cell>
          <table:table-cell table:style-name="ce2" office:value-type="string" calcext:value-type="string">
            <text:p>PCBA</text:p>
          </table:table-cell>
          <table:table-cell table:style-name="ce2" office:value-type="string" calcext:value-type="string">
            <text:p>Price PCB</text:p>
          </table:table-cell>
          <table:table-cell table:style-name="ce2" office:value-type="string" calcext:value-type="string">
            <text:p>Price PCBA</text:p>
          </table:table-cell>
          <table:table-cell table:style-name="ce2" office:value-type="string" calcext:value-type="string">
            <text:p>Shipment</text:p>
          </table:table-cell>
          <table:table-cell table:style-name="ce2" office:value-type="string" calcext:value-type="string">
            <text:p>Coupon</text:p>
          </table:table-cell>
          <table:table-cell table:style-name="ce2" office:value-type="string" calcext:value-type="string">
            <text:p>Tax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~ Cost</text:p>
          </table:table-cell>
          <table:table-cell table:style-name="ce1"/>
          <table:table-cell table:style-name="ce2" office:value-type="string" calcext:value-type="string">
            <text:p>min N</text:p>
          </table:table-cell>
          <table:table-cell table:style-name="ce2" office:value-type="string" calcext:value-type="string">
            <text:p>Total</text:p>
          </table:table-cell>
          <table:table-cell table:style-name="ce1" table:number-columns-repeated="1636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0.07" calcext:value-type="currency">
            <text:p>10,07 €</text:p>
          </table:table-cell>
          <table:table-cell table:style-name="ce5" office:value-type="currency" office:currency="EUR" office:value="68.55" calcext:value-type="currency">
            <text:p>68,55 €</text:p>
          </table:table-cell>
          <table:table-cell table:style-name="ce5" office:value-type="currency" office:currency="EUR" office:value="25.77" calcext:value-type="currency">
            <text:p>25,77 €</text:p>
          </table:table-cell>
          <table:table-cell table:style-name="ce5" office:value-type="currency" office:currency="EUR" office:value="-7.72" calcext:value-type="currency">
            <text:p>-7,72 €</text:p>
          </table:table-cell>
          <table:table-cell table:style-name="ce5" table:formula="of:=SUM([.D2:.F2])*0.19" office:value-type="currency" office:currency="EUR" office:value="19.8341" calcext:value-type="currency">
            <text:p>19,83 €</text:p>
          </table:table-cell>
          <table:table-cell table:style-name="ce5" table:formula="of:=[.H2]/0.19*1.19+[.G2]" office:value-type="currency" office:currency="EUR" office:value="116.5041" calcext:value-type="currency">
            <text:p>116,50 €</text:p>
          </table:table-cell>
          <table:table-cell/>
          <table:table-cell table:style-name="ce7" table:formula="of:=[.C2]*24" office:value-type="float" office:value="48" calcext:value-type="float">
            <text:p>48</text:p>
          </table:table-cell>
          <table:table-cell table:style-name="ce5" table:formula="of:=[.I2]/[.K2]" office:value-type="currency" office:currency="EUR" office:value="2.42716875" calcext:value-type="currency">
            <text:p>2,43 €</text:p>
          </table:table-cell>
          <table:table-cell/>
          <table:table-cell table:formula="of:=IFERROR([.K1]+1;1)" office:value-type="float" office:value="1" calcext:value-type="float">
            <text:p>1</text:p>
          </table:table-cell>
          <table:table-cell table:style-name="ce5" table:formula="of:=[.I2]" office:value-type="currency" office:currency="EUR" office:value="116.5041" calcext:value-type="currency">
            <text:p>116,50 €</text:p>
          </table:table-cell>
          <table:table-cell table:number-columns-repeated="16369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5" office:value-type="currency" office:currency="EUR" office:value="10.07" calcext:value-type="currency">
            <text:p>10,07 €</text:p>
          </table:table-cell>
          <table:table-cell table:style-name="ce5" office:value-type="currency" office:currency="EUR" office:value="69.69" calcext:value-type="currency">
            <text:p>69,69 €</text:p>
          </table:table-cell>
          <table:table-cell table:style-name="ce5" office:value-type="currency" office:currency="EUR" office:value="25.77" calcext:value-type="currency">
            <text:p>25,77 €</text:p>
          </table:table-cell>
          <table:table-cell table:style-name="ce5" office:value-type="currency" office:currency="EUR" office:value="-7.72" calcext:value-type="currency">
            <text:p>-7,72 €</text:p>
          </table:table-cell>
          <table:table-cell table:style-name="ce5" table:formula="of:=SUM([.D3:.F3])*0.19" office:value-type="currency" office:currency="EUR" office:value="20.0507" calcext:value-type="currency">
            <text:p>20,05 €</text:p>
          </table:table-cell>
          <table:table-cell table:style-name="ce5" table:formula="of:=[.H3]/0.19*1.19+[.G3]" office:value-type="currency" office:currency="EUR" office:value="117.8607" calcext:value-type="currency">
            <text:p>117,86 €</text:p>
          </table:table-cell>
          <table:table-cell/>
          <table:table-cell table:style-name="ce7" table:formula="of:=[.C3]*24" office:value-type="float" office:value="120" calcext:value-type="float">
            <text:p>120</text:p>
          </table:table-cell>
          <table:table-cell table:style-name="ce5" table:formula="of:=[.I3]/[.K3]" office:value-type="currency" office:currency="EUR" office:value="0.9821725" calcext:value-type="currency">
            <text:p>0,98 €</text:p>
          </table:table-cell>
          <table:table-cell/>
          <table:table-cell table:formula="of:=IFERROR([.K2]+1;0)" office:value-type="float" office:value="49" calcext:value-type="float">
            <text:p>49</text:p>
          </table:table-cell>
          <table:table-cell table:style-name="ce5" table:formula="of:=[.I3]" office:value-type="currency" office:currency="EUR" office:value="117.8607" calcext:value-type="currency">
            <text:p>117,86 €</text:p>
          </table:table-cell>
          <table:table-cell table:number-columns-repeated="16369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table:style-name="ce5" office:value-type="currency" office:currency="EUR" office:value="13.25" calcext:value-type="currency">
            <text:p>13,25 €</text:p>
          </table:table-cell>
          <table:table-cell table:style-name="ce5" office:value-type="currency" office:currency="EUR" office:value="103.51" calcext:value-type="currency">
            <text:p>103,51 €</text:p>
          </table:table-cell>
          <table:table-cell table:style-name="ce5" office:value-type="currency" office:currency="EUR" office:value="26.05" calcext:value-type="currency">
            <text:p>26,05 €</text:p>
          </table:table-cell>
          <table:table-cell table:style-name="ce5" office:value-type="currency" office:currency="EUR" office:value="-7.72" calcext:value-type="currency">
            <text:p>-7,72 €</text:p>
          </table:table-cell>
          <table:table-cell table:style-name="ce5" table:formula="of:=SUM([.D4:.F4])*0.19" office:value-type="currency" office:currency="EUR" office:value="27.1339" calcext:value-type="currency">
            <text:p>27,13 €</text:p>
          </table:table-cell>
          <table:table-cell table:style-name="ce5" table:formula="of:=[.H4]/0.19*1.19+[.G4]" office:value-type="currency" office:currency="EUR" office:value="162.2239" calcext:value-type="currency">
            <text:p>162,22 €</text:p>
          </table:table-cell>
          <table:table-cell/>
          <table:table-cell table:style-name="ce7" table:formula="of:=[.C4]*24" office:value-type="float" office:value="240" calcext:value-type="float">
            <text:p>240</text:p>
          </table:table-cell>
          <table:table-cell table:style-name="ce5" table:formula="of:=[.I4]/[.K4]" office:value-type="currency" office:currency="EUR" office:value="0.675932916666667" calcext:value-type="currency">
            <text:p>0,68 €</text:p>
          </table:table-cell>
          <table:table-cell/>
          <table:table-cell table:formula="of:=IFERROR([.K3]+1;0)" office:value-type="float" office:value="121" calcext:value-type="float">
            <text:p>121</text:p>
          </table:table-cell>
          <table:table-cell table:style-name="ce5" table:formula="of:=[.I4]" office:value-type="currency" office:currency="EUR" office:value="162.2239" calcext:value-type="currency">
            <text:p>162,22 €</text:p>
          </table:table-cell>
          <table:table-cell table:number-columns-repeated="16369"/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table:style-name="ce5" office:value-type="currency" office:currency="EUR" office:value="19.6" calcext:value-type="currency">
            <text:p>19,60 €</text:p>
          </table:table-cell>
          <table:table-cell table:style-name="ce5" office:value-type="currency" office:currency="EUR" office:value="178.99" calcext:value-type="currency">
            <text:p>178,99 €</text:p>
          </table:table-cell>
          <table:table-cell table:style-name="ce5" office:value-type="currency" office:currency="EUR" office:value="28.6" calcext:value-type="currency">
            <text:p>28,60 €</text:p>
          </table:table-cell>
          <table:table-cell table:style-name="ce5" office:value-type="currency" office:currency="EUR" office:value="-12.87" calcext:value-type="currency">
            <text:p>-12,87 €</text:p>
          </table:table-cell>
          <table:table-cell table:style-name="ce5" table:formula="of:=SUM([.D5:.F5])*0.19" office:value-type="currency" office:currency="EUR" office:value="43.1661" calcext:value-type="currency">
            <text:p>43,17 €</text:p>
          </table:table-cell>
          <table:table-cell table:style-name="ce5" table:formula="of:=[.H5]/0.19*1.19+[.G5]" office:value-type="currency" office:currency="EUR" office:value="257.4861" calcext:value-type="currency">
            <text:p>257,49 €</text:p>
          </table:table-cell>
          <table:table-cell/>
          <table:table-cell table:style-name="ce7" table:formula="of:=[.C5]*24" office:value-type="float" office:value="480" calcext:value-type="float">
            <text:p>480</text:p>
          </table:table-cell>
          <table:table-cell table:style-name="ce5" table:formula="of:=[.I5]/[.K5]" office:value-type="currency" office:currency="EUR" office:value="0.536429375" calcext:value-type="currency">
            <text:p>0,54 €</text:p>
          </table:table-cell>
          <table:table-cell/>
          <table:table-cell table:formula="of:=IFERROR([.K4]+1;0)" office:value-type="float" office:value="241" calcext:value-type="float">
            <text:p>241</text:p>
          </table:table-cell>
          <table:table-cell table:style-name="ce5" table:formula="of:=[.I5]" office:value-type="currency" office:currency="EUR" office:value="257.4861" calcext:value-type="currency">
            <text:p>257,49 €</text:p>
          </table:table-cell>
          <table:table-cell table:number-columns-repeated="16369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2"/>
          <table:table-cell table:style-name="ce5"/>
          <table:table-cell table:number-columns-repeated="16369"/>
        </table:table-row>
        <table:table-row table:style-name="ro1">
          <table:table-cell/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x</text:p>
          </table:table-cell>
          <table:table-cell table:style-name="ce6" office:value-type="currency" office:currency="EUR" office:value="7" calcext:value-type="currency">
            <text:p>7,00 €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formula="of:=VLOOKUP([.A8];[.$N$2:.$O$6];2;1)/[.A8]" office:value-type="currency" office:currency="EUR" office:value="116.5041" calcext:value-type="currency">
            <text:p>116,50 €</text:p>
          </table:table-cell>
          <table:table-cell table:style-name="ce4" table:formula="of:=[.$D$7]*[.A8]-[.B8]*[.A8]" office:value-type="currency" office:currency="EUR" office:value="-109.5041" calcext:value-type="currency">
            <text:p>-109,50 €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formula="of:=VLOOKUP([.A9];[.$N$2:.$O$6];2;1)/[.A9]" office:value-type="currency" office:currency="EUR" office:value="58.25205" calcext:value-type="currency">
            <text:p>58,25 €</text:p>
          </table:table-cell>
          <table:table-cell table:style-name="ce4" table:formula="of:=[.$D$7]*[.A9]-[.B9]*[.A9]" office:value-type="currency" office:currency="EUR" office:value="-102.5041" calcext:value-type="currency">
            <text:p>-102,50 €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formula="of:=VLOOKUP([.A10];[.$N$2:.$O$6];2;1)/[.A10]" office:value-type="currency" office:currency="EUR" office:value="38.8347" calcext:value-type="currency">
            <text:p>38,83 €</text:p>
          </table:table-cell>
          <table:table-cell table:style-name="ce4" table:formula="of:=[.$D$7]*[.A10]-[.B10]*[.A10]" office:value-type="currency" office:currency="EUR" office:value="-95.5041" calcext:value-type="currency">
            <text:p>-95,50 €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table:formula="of:=VLOOKUP([.A11];[.$N$2:.$O$6];2;1)/[.A11]" office:value-type="currency" office:currency="EUR" office:value="29.126025" calcext:value-type="currency">
            <text:p>29,13 €</text:p>
          </table:table-cell>
          <table:table-cell table:style-name="ce4" table:formula="of:=[.$D$7]*[.A11]-[.B11]*[.A11]" office:value-type="currency" office:currency="EUR" office:value="-88.5041" calcext:value-type="currency">
            <text:p>-88,50 €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table:formula="of:=VLOOKUP([.A12];[.$N$2:.$O$6];2;1)/[.A12]" office:value-type="currency" office:currency="EUR" office:value="23.30082" calcext:value-type="currency">
            <text:p>23,30 €</text:p>
          </table:table-cell>
          <table:table-cell table:style-name="ce4" table:formula="of:=[.$D$7]*[.A12]-[.B12]*[.A12]" office:value-type="currency" office:currency="EUR" office:value="-81.5041" calcext:value-type="currency">
            <text:p>-81,50 €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table:formula="of:=VLOOKUP([.A13];[.$N$2:.$O$6];2;1)/[.A13]" office:value-type="currency" office:currency="EUR" office:value="19.41735" calcext:value-type="currency">
            <text:p>19,42 €</text:p>
          </table:table-cell>
          <table:table-cell table:style-name="ce4" table:formula="of:=[.$D$7]*[.A13]-[.B13]*[.A13]" office:value-type="currency" office:currency="EUR" office:value="-74.5041" calcext:value-type="currency">
            <text:p>-74,50 €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table:formula="of:=VLOOKUP([.A14];[.$N$2:.$O$6];2;1)/[.A14]" office:value-type="currency" office:currency="EUR" office:value="16.6434428571429" calcext:value-type="currency">
            <text:p>16,64 €</text:p>
          </table:table-cell>
          <table:table-cell table:style-name="ce4" table:formula="of:=[.$D$7]*[.A14]-[.B14]*[.A14]" office:value-type="currency" office:currency="EUR" office:value="-67.5041" calcext:value-type="currency">
            <text:p>-67,50 €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table:formula="of:=VLOOKUP([.A15];[.$N$2:.$O$6];2;1)/[.A15]" office:value-type="currency" office:currency="EUR" office:value="14.5630125" calcext:value-type="currency">
            <text:p>14,56 €</text:p>
          </table:table-cell>
          <table:table-cell table:style-name="ce4" table:formula="of:=[.$D$7]*[.A15]-[.B15]*[.A15]" office:value-type="currency" office:currency="EUR" office:value="-60.5041" calcext:value-type="currency">
            <text:p>-60,50 €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table:formula="of:=VLOOKUP([.A16];[.$N$2:.$O$6];2;1)/[.A16]" office:value-type="currency" office:currency="EUR" office:value="12.9449" calcext:value-type="currency">
            <text:p>12,94 €</text:p>
          </table:table-cell>
          <table:table-cell table:style-name="ce4" table:formula="of:=[.$D$7]*[.A16]-[.B16]*[.A16]" office:value-type="currency" office:currency="EUR" office:value="-53.5041" calcext:value-type="currency">
            <text:p>-53,50 €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table:formula="of:=VLOOKUP([.A17];[.$N$2:.$O$6];2;1)/[.A17]" office:value-type="currency" office:currency="EUR" office:value="11.65041" calcext:value-type="currency">
            <text:p>11,65 €</text:p>
          </table:table-cell>
          <table:table-cell table:style-name="ce4" table:formula="of:=[.$D$7]*[.A17]-[.B17]*[.A17]" office:value-type="currency" office:currency="EUR" office:value="-46.5041" calcext:value-type="currency">
            <text:p>-46,50 €</text:p>
          </table:table-cell>
          <table:table-cell table:number-columns-repeated="1638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table:formula="of:=VLOOKUP([.A18];[.$N$2:.$O$6];2;1)/[.A18]" office:value-type="currency" office:currency="EUR" office:value="10.5912818181818" calcext:value-type="currency">
            <text:p>10,59 €</text:p>
          </table:table-cell>
          <table:table-cell table:style-name="ce4" table:formula="of:=[.$D$7]*[.A18]-[.B18]*[.A18]" office:value-type="currency" office:currency="EUR" office:value="-39.5041" calcext:value-type="currency">
            <text:p>-39,50 €</text:p>
          </table:table-cell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table:formula="of:=VLOOKUP([.A19];[.$N$2:.$O$6];2;1)/[.A19]" office:value-type="currency" office:currency="EUR" office:value="9.708675" calcext:value-type="currency">
            <text:p>9,71 €</text:p>
          </table:table-cell>
          <table:table-cell table:style-name="ce4" table:formula="of:=[.$D$7]*[.A19]-[.B19]*[.A19]" office:value-type="currency" office:currency="EUR" office:value="-32.5041" calcext:value-type="currency">
            <text:p>-32,50 €</text:p>
          </table:table-cell>
          <table:table-cell table:number-columns-repeated="1638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table:formula="of:=VLOOKUP([.A20];[.$N$2:.$O$6];2;1)/[.A20]" office:value-type="currency" office:currency="EUR" office:value="8.96185384615385" calcext:value-type="currency">
            <text:p>8,96 €</text:p>
          </table:table-cell>
          <table:table-cell table:style-name="ce4" table:formula="of:=[.$D$7]*[.A20]-[.B20]*[.A20]" office:value-type="currency" office:currency="EUR" office:value="-25.5041" calcext:value-type="currency">
            <text:p>-25,50 €</text:p>
          </table:table-cell>
          <table:table-cell table:number-columns-repeated="1638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table:formula="of:=VLOOKUP([.A21];[.$N$2:.$O$6];2;1)/[.A21]" office:value-type="currency" office:currency="EUR" office:value="8.32172142857143" calcext:value-type="currency">
            <text:p>8,32 €</text:p>
          </table:table-cell>
          <table:table-cell table:style-name="ce4" table:formula="of:=[.$D$7]*[.A21]-[.B21]*[.A21]" office:value-type="currency" office:currency="EUR" office:value="-18.5041" calcext:value-type="currency">
            <text:p>-18,50 €</text:p>
          </table:table-cell>
          <table:table-cell table:number-columns-repeated="1638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table:formula="of:=VLOOKUP([.A22];[.$N$2:.$O$6];2;1)/[.A22]" office:value-type="currency" office:currency="EUR" office:value="7.76694" calcext:value-type="currency">
            <text:p>7,77 €</text:p>
          </table:table-cell>
          <table:table-cell table:style-name="ce4" table:formula="of:=[.$D$7]*[.A22]-[.B22]*[.A22]" office:value-type="currency" office:currency="EUR" office:value="-11.5041" calcext:value-type="currency">
            <text:p>-11,50 €</text:p>
          </table:table-cell>
          <table:table-cell table:number-columns-repeated="1638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table:formula="of:=VLOOKUP([.A23];[.$N$2:.$O$6];2;1)/[.A23]" office:value-type="currency" office:currency="EUR" office:value="7.28150625" calcext:value-type="currency">
            <text:p>7,28 €</text:p>
          </table:table-cell>
          <table:table-cell table:style-name="ce4" table:formula="of:=[.$D$7]*[.A23]-[.B23]*[.A23]" office:value-type="currency" office:currency="EUR" office:value="-4.50409999999999" calcext:value-type="currency">
            <text:p>-4,50 €</text:p>
          </table:table-cell>
          <table:table-cell table:number-columns-repeated="1638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table:formula="of:=VLOOKUP([.A24];[.$N$2:.$O$6];2;1)/[.A24]" office:value-type="currency" office:currency="EUR" office:value="6.85318235294118" calcext:value-type="currency">
            <text:p>6,85 €</text:p>
          </table:table-cell>
          <table:table-cell table:style-name="ce4" table:formula="of:=[.$D$7]*[.A24]-[.B24]*[.A24]" office:value-type="currency" office:currency="EUR" office:value="2.49590000000001" calcext:value-type="currency">
            <text:p>2,50 €</text:p>
          </table:table-cell>
          <table:table-cell table:number-columns-repeated="1638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table:formula="of:=VLOOKUP([.A25];[.$N$2:.$O$6];2;1)/[.A25]" office:value-type="currency" office:currency="EUR" office:value="6.47245" calcext:value-type="currency">
            <text:p>6,47 €</text:p>
          </table:table-cell>
          <table:table-cell table:style-name="ce4" table:formula="of:=[.$D$7]*[.A25]-[.B25]*[.A25]" office:value-type="currency" office:currency="EUR" office:value="9.49590000000001" calcext:value-type="currency">
            <text:p>9,50 €</text:p>
          </table:table-cell>
          <table:table-cell table:number-columns-repeated="1638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table:formula="of:=VLOOKUP([.A26];[.$N$2:.$O$6];2;1)/[.A26]" office:value-type="currency" office:currency="EUR" office:value="6.13179473684211" calcext:value-type="currency">
            <text:p>6,13 €</text:p>
          </table:table-cell>
          <table:table-cell table:style-name="ce4" table:formula="of:=[.$D$7]*[.A26]-[.B26]*[.A26]" office:value-type="currency" office:currency="EUR" office:value="16.4959" calcext:value-type="currency">
            <text:p>16,50 €</text:p>
          </table:table-cell>
          <table:table-cell table:number-columns-repeated="1638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table:formula="of:=VLOOKUP([.A27];[.$N$2:.$O$6];2;1)/[.A27]" office:value-type="currency" office:currency="EUR" office:value="5.825205" calcext:value-type="currency">
            <text:p>5,83 €</text:p>
          </table:table-cell>
          <table:table-cell table:style-name="ce4" table:formula="of:=[.$D$7]*[.A27]-[.B27]*[.A27]" office:value-type="currency" office:currency="EUR" office:value="23.4959" calcext:value-type="currency">
            <text:p>23,50 €</text:p>
          </table:table-cell>
          <table:table-cell table:number-columns-repeated="1638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table:formula="of:=VLOOKUP([.A28];[.$N$2:.$O$6];2;1)/[.A28]" office:value-type="currency" office:currency="EUR" office:value="5.54781428571429" calcext:value-type="currency">
            <text:p>5,55 €</text:p>
          </table:table-cell>
          <table:table-cell table:style-name="ce4" table:formula="of:=[.$D$7]*[.A28]-[.B28]*[.A28]" office:value-type="currency" office:currency="EUR" office:value="30.4959" calcext:value-type="currency">
            <text:p>30,50 €</text:p>
          </table:table-cell>
          <table:table-cell table:number-columns-repeated="1638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table:formula="of:=VLOOKUP([.A29];[.$N$2:.$O$6];2;1)/[.A29]" office:value-type="currency" office:currency="EUR" office:value="5.29564090909091" calcext:value-type="currency">
            <text:p>5,30 €</text:p>
          </table:table-cell>
          <table:table-cell table:style-name="ce4" table:formula="of:=[.$D$7]*[.A29]-[.B29]*[.A29]" office:value-type="currency" office:currency="EUR" office:value="37.4959" calcext:value-type="currency">
            <text:p>37,50 €</text:p>
          </table:table-cell>
          <table:table-cell table:number-columns-repeated="1638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table:formula="of:=VLOOKUP([.A30];[.$N$2:.$O$6];2;1)/[.A30]" office:value-type="currency" office:currency="EUR" office:value="5.06539565217391" calcext:value-type="currency">
            <text:p>5,07 €</text:p>
          </table:table-cell>
          <table:table-cell table:style-name="ce4" table:formula="of:=[.$D$7]*[.A30]-[.B30]*[.A30]" office:value-type="currency" office:currency="EUR" office:value="44.4959" calcext:value-type="currency">
            <text:p>44,50 €</text:p>
          </table:table-cell>
          <table:table-cell table:number-columns-repeated="1638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table:formula="of:=VLOOKUP([.A31];[.$N$2:.$O$6];2;1)/[.A31]" office:value-type="currency" office:currency="EUR" office:value="4.8543375" calcext:value-type="currency">
            <text:p>4,85 €</text:p>
          </table:table-cell>
          <table:table-cell table:style-name="ce4" table:formula="of:=[.$D$7]*[.A31]-[.B31]*[.A31]" office:value-type="currency" office:currency="EUR" office:value="51.4959" calcext:value-type="currency">
            <text:p>51,50 €</text:p>
          </table:table-cell>
          <table:table-cell table:number-columns-repeated="1638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table:formula="of:=VLOOKUP([.A32];[.$N$2:.$O$6];2;1)/[.A32]" office:value-type="currency" office:currency="EUR" office:value="4.660164" calcext:value-type="currency">
            <text:p>4,66 €</text:p>
          </table:table-cell>
          <table:table-cell table:style-name="ce4" table:formula="of:=[.$D$7]*[.A32]-[.B32]*[.A32]" office:value-type="currency" office:currency="EUR" office:value="58.4959" calcext:value-type="currency">
            <text:p>58,50 €</text:p>
          </table:table-cell>
          <table:table-cell table:number-columns-repeated="1638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table:formula="of:=VLOOKUP([.A33];[.$N$2:.$O$6];2;1)/[.A33]" office:value-type="currency" office:currency="EUR" office:value="4.48092692307692" calcext:value-type="currency">
            <text:p>4,48 €</text:p>
          </table:table-cell>
          <table:table-cell table:style-name="ce4" table:formula="of:=[.$D$7]*[.A33]-[.B33]*[.A33]" office:value-type="currency" office:currency="EUR" office:value="65.4959" calcext:value-type="currency">
            <text:p>65,50 €</text:p>
          </table:table-cell>
          <table:table-cell table:number-columns-repeated="1638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table:formula="of:=VLOOKUP([.A34];[.$N$2:.$O$6];2;1)/[.A34]" office:value-type="currency" office:currency="EUR" office:value="4.31496666666667" calcext:value-type="currency">
            <text:p>4,31 €</text:p>
          </table:table-cell>
          <table:table-cell table:style-name="ce4" table:formula="of:=[.$D$7]*[.A34]-[.B34]*[.A34]" office:value-type="currency" office:currency="EUR" office:value="72.4959" calcext:value-type="currency">
            <text:p>72,50 €</text:p>
          </table:table-cell>
          <table:table-cell table:number-columns-repeated="1638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table:formula="of:=VLOOKUP([.A35];[.$N$2:.$O$6];2;1)/[.A35]" office:value-type="currency" office:currency="EUR" office:value="4.16086071428571" calcext:value-type="currency">
            <text:p>4,16 €</text:p>
          </table:table-cell>
          <table:table-cell table:style-name="ce4" table:formula="of:=[.$D$7]*[.A35]-[.B35]*[.A35]" office:value-type="currency" office:currency="EUR" office:value="79.4959" calcext:value-type="currency">
            <text:p>79,50 €</text:p>
          </table:table-cell>
          <table:table-cell table:number-columns-repeated="1638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table:formula="of:=VLOOKUP([.A36];[.$N$2:.$O$6];2;1)/[.A36]" office:value-type="currency" office:currency="EUR" office:value="4.01738275862069" calcext:value-type="currency">
            <text:p>4,02 €</text:p>
          </table:table-cell>
          <table:table-cell table:style-name="ce4" table:formula="of:=[.$D$7]*[.A36]-[.B36]*[.A36]" office:value-type="currency" office:currency="EUR" office:value="86.4959" calcext:value-type="currency">
            <text:p>86,50 €</text:p>
          </table:table-cell>
          <table:table-cell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table:formula="of:=VLOOKUP([.A37];[.$N$2:.$O$6];2;1)/[.A37]" office:value-type="currency" office:currency="EUR" office:value="3.88347" calcext:value-type="currency">
            <text:p>3,88 €</text:p>
          </table:table-cell>
          <table:table-cell table:style-name="ce4" table:formula="of:=[.$D$7]*[.A37]-[.B37]*[.A37]" office:value-type="currency" office:currency="EUR" office:value="93.4959" calcext:value-type="currency">
            <text:p>93,50 €</text:p>
          </table:table-cell>
          <table:table-cell table:number-columns-repeated="1638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table:formula="of:=VLOOKUP([.A38];[.$N$2:.$O$6];2;1)/[.A38]" office:value-type="currency" office:currency="EUR" office:value="3.75819677419355" calcext:value-type="currency">
            <text:p>3,76 €</text:p>
          </table:table-cell>
          <table:table-cell table:style-name="ce4" table:formula="of:=[.$D$7]*[.A38]-[.B38]*[.A38]" office:value-type="currency" office:currency="EUR" office:value="100.4959" calcext:value-type="currency">
            <text:p>100,50 €</text:p>
          </table:table-cell>
          <table:table-cell table:number-columns-repeated="1638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table:formula="of:=VLOOKUP([.A39];[.$N$2:.$O$6];2;1)/[.A39]" office:value-type="currency" office:currency="EUR" office:value="3.640753125" calcext:value-type="currency">
            <text:p>3,64 €</text:p>
          </table:table-cell>
          <table:table-cell table:style-name="ce4" table:formula="of:=[.$D$7]*[.A39]-[.B39]*[.A39]" office:value-type="currency" office:currency="EUR" office:value="107.4959" calcext:value-type="currency">
            <text:p>107,50 €</text:p>
          </table:table-cell>
          <table:table-cell table:number-columns-repeated="1638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table:formula="of:=VLOOKUP([.A40];[.$N$2:.$O$6];2;1)/[.A40]" office:value-type="currency" office:currency="EUR" office:value="3.53042727272727" calcext:value-type="currency">
            <text:p>3,53 €</text:p>
          </table:table-cell>
          <table:table-cell table:style-name="ce4" table:formula="of:=[.$D$7]*[.A40]-[.B40]*[.A40]" office:value-type="currency" office:currency="EUR" office:value="114.4959" calcext:value-type="currency">
            <text:p>114,50 €</text:p>
          </table:table-cell>
          <table:table-cell table:number-columns-repeated="1638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table:formula="of:=VLOOKUP([.A41];[.$N$2:.$O$6];2;1)/[.A41]" office:value-type="currency" office:currency="EUR" office:value="3.42659117647059" calcext:value-type="currency">
            <text:p>3,43 €</text:p>
          </table:table-cell>
          <table:table-cell table:style-name="ce4" table:formula="of:=[.$D$7]*[.A41]-[.B41]*[.A41]" office:value-type="currency" office:currency="EUR" office:value="121.4959" calcext:value-type="currency">
            <text:p>121,50 €</text:p>
          </table:table-cell>
          <table:table-cell table:number-columns-repeated="1638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table:formula="of:=VLOOKUP([.A42];[.$N$2:.$O$6];2;1)/[.A42]" office:value-type="currency" office:currency="EUR" office:value="3.32868857142857" calcext:value-type="currency">
            <text:p>3,33 €</text:p>
          </table:table-cell>
          <table:table-cell table:style-name="ce4" table:formula="of:=[.$D$7]*[.A42]-[.B42]*[.A42]" office:value-type="currency" office:currency="EUR" office:value="128.4959" calcext:value-type="currency">
            <text:p>128,50 €</text:p>
          </table:table-cell>
          <table:table-cell table:number-columns-repeated="1638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table:formula="of:=VLOOKUP([.A43];[.$N$2:.$O$6];2;1)/[.A43]" office:value-type="currency" office:currency="EUR" office:value="3.236225" calcext:value-type="currency">
            <text:p>3,24 €</text:p>
          </table:table-cell>
          <table:table-cell table:style-name="ce4" table:formula="of:=[.$D$7]*[.A43]-[.B43]*[.A43]" office:value-type="currency" office:currency="EUR" office:value="135.4959" calcext:value-type="currency">
            <text:p>135,50 €</text:p>
          </table:table-cell>
          <table:table-cell table:number-columns-repeated="1638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table:formula="of:=VLOOKUP([.A44];[.$N$2:.$O$6];2;1)/[.A44]" office:value-type="currency" office:currency="EUR" office:value="3.14875945945946" calcext:value-type="currency">
            <text:p>3,15 €</text:p>
          </table:table-cell>
          <table:table-cell table:style-name="ce4" table:formula="of:=[.$D$7]*[.A44]-[.B44]*[.A44]" office:value-type="currency" office:currency="EUR" office:value="142.4959" calcext:value-type="currency">
            <text:p>142,50 €</text:p>
          </table:table-cell>
          <table:table-cell table:number-columns-repeated="1638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table:formula="of:=VLOOKUP([.A45];[.$N$2:.$O$6];2;1)/[.A45]" office:value-type="currency" office:currency="EUR" office:value="3.06589736842105" calcext:value-type="currency">
            <text:p>3,07 €</text:p>
          </table:table-cell>
          <table:table-cell table:style-name="ce4" table:formula="of:=[.$D$7]*[.A45]-[.B45]*[.A45]" office:value-type="currency" office:currency="EUR" office:value="149.4959" calcext:value-type="currency">
            <text:p>149,50 €</text:p>
          </table:table-cell>
          <table:table-cell table:number-columns-repeated="1638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table:formula="of:=VLOOKUP([.A46];[.$N$2:.$O$6];2;1)/[.A46]" office:value-type="currency" office:currency="EUR" office:value="2.98728461538462" calcext:value-type="currency">
            <text:p>2,99 €</text:p>
          </table:table-cell>
          <table:table-cell table:style-name="ce4" table:formula="of:=[.$D$7]*[.A46]-[.B46]*[.A46]" office:value-type="currency" office:currency="EUR" office:value="156.4959" calcext:value-type="currency">
            <text:p>156,50 €</text:p>
          </table:table-cell>
          <table:table-cell table:number-columns-repeated="1638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table:formula="of:=VLOOKUP([.A47];[.$N$2:.$O$6];2;1)/[.A47]" office:value-type="currency" office:currency="EUR" office:value="2.9126025" calcext:value-type="currency">
            <text:p>2,91 €</text:p>
          </table:table-cell>
          <table:table-cell table:style-name="ce4" table:formula="of:=[.$D$7]*[.A47]-[.B47]*[.A47]" office:value-type="currency" office:currency="EUR" office:value="163.4959" calcext:value-type="currency">
            <text:p>163,50 €</text:p>
          </table:table-cell>
          <table:table-cell table:number-columns-repeated="1638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table:formula="of:=VLOOKUP([.A48];[.$N$2:.$O$6];2;1)/[.A48]" office:value-type="currency" office:currency="EUR" office:value="2.84156341463415" calcext:value-type="currency">
            <text:p>2,84 €</text:p>
          </table:table-cell>
          <table:table-cell table:style-name="ce4" table:formula="of:=[.$D$7]*[.A48]-[.B48]*[.A48]" office:value-type="currency" office:currency="EUR" office:value="170.4959" calcext:value-type="currency">
            <text:p>170,50 €</text:p>
          </table:table-cell>
          <table:table-cell table:number-columns-repeated="1638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table:formula="of:=VLOOKUP([.A49];[.$N$2:.$O$6];2;1)/[.A49]" office:value-type="currency" office:currency="EUR" office:value="2.77390714285714" calcext:value-type="currency">
            <text:p>2,77 €</text:p>
          </table:table-cell>
          <table:table-cell table:style-name="ce4" table:formula="of:=[.$D$7]*[.A49]-[.B49]*[.A49]" office:value-type="currency" office:currency="EUR" office:value="177.4959" calcext:value-type="currency">
            <text:p>177,50 €</text:p>
          </table:table-cell>
          <table:table-cell table:number-columns-repeated="1638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table:formula="of:=VLOOKUP([.A50];[.$N$2:.$O$6];2;1)/[.A50]" office:value-type="currency" office:currency="EUR" office:value="2.7093976744186" calcext:value-type="currency">
            <text:p>2,71 €</text:p>
          </table:table-cell>
          <table:table-cell table:style-name="ce4" table:formula="of:=[.$D$7]*[.A50]-[.B50]*[.A50]" office:value-type="currency" office:currency="EUR" office:value="184.4959" calcext:value-type="currency">
            <text:p>184,50 €</text:p>
          </table:table-cell>
          <table:table-cell table:number-columns-repeated="1638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table:formula="of:=VLOOKUP([.A51];[.$N$2:.$O$6];2;1)/[.A51]" office:value-type="currency" office:currency="EUR" office:value="2.64782045454545" calcext:value-type="currency">
            <text:p>2,65 €</text:p>
          </table:table-cell>
          <table:table-cell table:style-name="ce4" table:formula="of:=[.$D$7]*[.A51]-[.B51]*[.A51]" office:value-type="currency" office:currency="EUR" office:value="191.4959" calcext:value-type="currency">
            <text:p>191,50 €</text:p>
          </table:table-cell>
          <table:table-cell table:number-columns-repeated="1638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table:formula="of:=VLOOKUP([.A52];[.$N$2:.$O$6];2;1)/[.A52]" office:value-type="currency" office:currency="EUR" office:value="2.58898" calcext:value-type="currency">
            <text:p>2,59 €</text:p>
          </table:table-cell>
          <table:table-cell table:style-name="ce4" table:formula="of:=[.$D$7]*[.A52]-[.B52]*[.A52]" office:value-type="currency" office:currency="EUR" office:value="198.4959" calcext:value-type="currency">
            <text:p>198,50 €</text:p>
          </table:table-cell>
          <table:table-cell table:number-columns-repeated="1638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table:formula="of:=VLOOKUP([.A53];[.$N$2:.$O$6];2;1)/[.A53]" office:value-type="currency" office:currency="EUR" office:value="2.53269782608696" calcext:value-type="currency">
            <text:p>2,53 €</text:p>
          </table:table-cell>
          <table:table-cell table:style-name="ce4" table:formula="of:=[.$D$7]*[.A53]-[.B53]*[.A53]" office:value-type="currency" office:currency="EUR" office:value="205.4959" calcext:value-type="currency">
            <text:p>205,50 €</text:p>
          </table:table-cell>
          <table:table-cell table:number-columns-repeated="1638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table:formula="of:=VLOOKUP([.A54];[.$N$2:.$O$6];2;1)/[.A54]" office:value-type="currency" office:currency="EUR" office:value="2.47881063829787" calcext:value-type="currency">
            <text:p>2,48 €</text:p>
          </table:table-cell>
          <table:table-cell table:style-name="ce4" table:formula="of:=[.$D$7]*[.A54]-[.B54]*[.A54]" office:value-type="currency" office:currency="EUR" office:value="212.4959" calcext:value-type="currency">
            <text:p>212,50 €</text:p>
          </table:table-cell>
          <table:table-cell table:number-columns-repeated="1638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table:formula="of:=VLOOKUP([.A55];[.$N$2:.$O$6];2;1)/[.A55]" office:value-type="currency" office:currency="EUR" office:value="2.42716875" calcext:value-type="currency">
            <text:p>2,43 €</text:p>
          </table:table-cell>
          <table:table-cell table:style-name="ce4" table:formula="of:=[.$D$7]*[.A55]-[.B55]*[.A55]" office:value-type="currency" office:currency="EUR" office:value="219.4959" calcext:value-type="currency">
            <text:p>219,50 €</text:p>
          </table:table-cell>
          <table:table-cell table:number-columns-repeated="1638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table:formula="of:=VLOOKUP([.A56];[.$N$2:.$O$6];2;1)/[.A56]" office:value-type="currency" office:currency="EUR" office:value="2.40532040816327" calcext:value-type="currency">
            <text:p>2,41 €</text:p>
          </table:table-cell>
          <table:table-cell table:style-name="ce4" table:formula="of:=[.$D$7]*[.A56]-[.B56]*[.A56]" office:value-type="currency" office:currency="EUR" office:value="225.1393" calcext:value-type="currency">
            <text:p>225,14 €</text:p>
          </table:table-cell>
          <table:table-cell table:number-columns-repeated="1638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table:formula="of:=VLOOKUP([.A57];[.$N$2:.$O$6];2;1)/[.A57]" office:value-type="currency" office:currency="EUR" office:value="2.357214" calcext:value-type="currency">
            <text:p>2,36 €</text:p>
          </table:table-cell>
          <table:table-cell table:style-name="ce4" table:formula="of:=[.$D$7]*[.A57]-[.B57]*[.A57]" office:value-type="currency" office:currency="EUR" office:value="232.1393" calcext:value-type="currency">
            <text:p>232,14 €</text:p>
          </table:table-cell>
          <table:table-cell table:number-columns-repeated="1638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table:formula="of:=VLOOKUP([.A58];[.$N$2:.$O$6];2;1)/[.A58]" office:value-type="currency" office:currency="EUR" office:value="2.31099411764706" calcext:value-type="currency">
            <text:p>2,31 €</text:p>
          </table:table-cell>
          <table:table-cell table:style-name="ce4" table:formula="of:=[.$D$7]*[.A58]-[.B58]*[.A58]" office:value-type="currency" office:currency="EUR" office:value="239.1393" calcext:value-type="currency">
            <text:p>239,14 €</text:p>
          </table:table-cell>
          <table:table-cell table:number-columns-repeated="1638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table:formula="of:=VLOOKUP([.A59];[.$N$2:.$O$6];2;1)/[.A59]" office:value-type="currency" office:currency="EUR" office:value="2.26655192307692" calcext:value-type="currency">
            <text:p>2,27 €</text:p>
          </table:table-cell>
          <table:table-cell table:style-name="ce4" table:formula="of:=[.$D$7]*[.A59]-[.B59]*[.A59]" office:value-type="currency" office:currency="EUR" office:value="246.1393" calcext:value-type="currency">
            <text:p>246,14 €</text:p>
          </table:table-cell>
          <table:table-cell table:number-columns-repeated="16381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table:formula="of:=VLOOKUP([.A60];[.$N$2:.$O$6];2;1)/[.A60]" office:value-type="currency" office:currency="EUR" office:value="2.22378679245283" calcext:value-type="currency">
            <text:p>2,22 €</text:p>
          </table:table-cell>
          <table:table-cell table:style-name="ce4" table:formula="of:=[.$D$7]*[.A60]-[.B60]*[.A60]" office:value-type="currency" office:currency="EUR" office:value="253.1393" calcext:value-type="currency">
            <text:p>253,14 €</text:p>
          </table:table-cell>
          <table:table-cell table:number-columns-repeated="16381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table:formula="of:=VLOOKUP([.A61];[.$N$2:.$O$6];2;1)/[.A61]" office:value-type="currency" office:currency="EUR" office:value="2.18260555555556" calcext:value-type="currency">
            <text:p>2,18 €</text:p>
          </table:table-cell>
          <table:table-cell table:style-name="ce4" table:formula="of:=[.$D$7]*[.A61]-[.B61]*[.A61]" office:value-type="currency" office:currency="EUR" office:value="260.1393" calcext:value-type="currency">
            <text:p>260,14 €</text:p>
          </table:table-cell>
          <table:table-cell table:number-columns-repeated="1638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table:formula="of:=VLOOKUP([.A62];[.$N$2:.$O$6];2;1)/[.A62]" office:value-type="currency" office:currency="EUR" office:value="2.14292181818182" calcext:value-type="currency">
            <text:p>2,14 €</text:p>
          </table:table-cell>
          <table:table-cell table:style-name="ce4" table:formula="of:=[.$D$7]*[.A62]-[.B62]*[.A62]" office:value-type="currency" office:currency="EUR" office:value="267.1393" calcext:value-type="currency">
            <text:p>267,14 €</text:p>
          </table:table-cell>
          <table:table-cell table:number-columns-repeated="1638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table:formula="of:=VLOOKUP([.A63];[.$N$2:.$O$6];2;1)/[.A63]" office:value-type="currency" office:currency="EUR" office:value="2.10465535714286" calcext:value-type="currency">
            <text:p>2,10 €</text:p>
          </table:table-cell>
          <table:table-cell table:style-name="ce4" table:formula="of:=[.$D$7]*[.A63]-[.B63]*[.A63]" office:value-type="currency" office:currency="EUR" office:value="274.1393" calcext:value-type="currency">
            <text:p>274,14 €</text:p>
          </table:table-cell>
          <table:table-cell table:number-columns-repeated="1638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table:formula="of:=VLOOKUP([.A64];[.$N$2:.$O$6];2;1)/[.A64]" office:value-type="currency" office:currency="EUR" office:value="2.06773157894737" calcext:value-type="currency">
            <text:p>2,07 €</text:p>
          </table:table-cell>
          <table:table-cell table:style-name="ce4" table:formula="of:=[.$D$7]*[.A64]-[.B64]*[.A64]" office:value-type="currency" office:currency="EUR" office:value="281.1393" calcext:value-type="currency">
            <text:p>281,14 €</text:p>
          </table:table-cell>
          <table:table-cell table:number-columns-repeated="16381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table:formula="of:=VLOOKUP([.A65];[.$N$2:.$O$6];2;1)/[.A65]" office:value-type="currency" office:currency="EUR" office:value="2.03208103448276" calcext:value-type="currency">
            <text:p>2,03 €</text:p>
          </table:table-cell>
          <table:table-cell table:style-name="ce4" table:formula="of:=[.$D$7]*[.A65]-[.B65]*[.A65]" office:value-type="currency" office:currency="EUR" office:value="288.1393" calcext:value-type="currency">
            <text:p>288,14 €</text:p>
          </table:table-cell>
          <table:table-cell table:number-columns-repeated="16381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table:formula="of:=VLOOKUP([.A66];[.$N$2:.$O$6];2;1)/[.A66]" office:value-type="currency" office:currency="EUR" office:value="1.99763898305085" calcext:value-type="currency">
            <text:p>2,00 €</text:p>
          </table:table-cell>
          <table:table-cell table:style-name="ce4" table:formula="of:=[.$D$7]*[.A66]-[.B66]*[.A66]" office:value-type="currency" office:currency="EUR" office:value="295.1393" calcext:value-type="currency">
            <text:p>295,14 €</text:p>
          </table:table-cell>
          <table:table-cell table:number-columns-repeated="1638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table:formula="of:=VLOOKUP([.A67];[.$N$2:.$O$6];2;1)/[.A67]" office:value-type="currency" office:currency="EUR" office:value="1.964345" calcext:value-type="currency">
            <text:p>1,96 €</text:p>
          </table:table-cell>
          <table:table-cell table:style-name="ce4" table:formula="of:=[.$D$7]*[.A67]-[.B67]*[.A67]" office:value-type="currency" office:currency="EUR" office:value="302.1393" calcext:value-type="currency">
            <text:p>302,14 €</text:p>
          </table:table-cell>
          <table:table-cell table:number-columns-repeated="1638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table:formula="of:=VLOOKUP([.A68];[.$N$2:.$O$6];2;1)/[.A68]" office:value-type="currency" office:currency="EUR" office:value="1.93214262295082" calcext:value-type="currency">
            <text:p>1,93 €</text:p>
          </table:table-cell>
          <table:table-cell table:style-name="ce4" table:formula="of:=[.$D$7]*[.A68]-[.B68]*[.A68]" office:value-type="currency" office:currency="EUR" office:value="309.1393" calcext:value-type="currency">
            <text:p>309,14 €</text:p>
          </table:table-cell>
          <table:table-cell table:number-columns-repeated="1638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table:formula="of:=VLOOKUP([.A69];[.$N$2:.$O$6];2;1)/[.A69]" office:value-type="currency" office:currency="EUR" office:value="1.90097903225806" calcext:value-type="currency">
            <text:p>1,90 €</text:p>
          </table:table-cell>
          <table:table-cell table:style-name="ce4" table:formula="of:=[.$D$7]*[.A69]-[.B69]*[.A69]" office:value-type="currency" office:currency="EUR" office:value="316.1393" calcext:value-type="currency">
            <text:p>316,14 €</text:p>
          </table:table-cell>
          <table:table-cell table:number-columns-repeated="1638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table:formula="of:=VLOOKUP([.A70];[.$N$2:.$O$6];2;1)/[.A70]" office:value-type="currency" office:currency="EUR" office:value="1.87080476190476" calcext:value-type="currency">
            <text:p>1,87 €</text:p>
          </table:table-cell>
          <table:table-cell table:style-name="ce4" table:formula="of:=[.$D$7]*[.A70]-[.B70]*[.A70]" office:value-type="currency" office:currency="EUR" office:value="323.1393" calcext:value-type="currency">
            <text:p>323,14 €</text:p>
          </table:table-cell>
          <table:table-cell table:number-columns-repeated="1638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table:formula="of:=VLOOKUP([.A71];[.$N$2:.$O$6];2;1)/[.A71]" office:value-type="currency" office:currency="EUR" office:value="1.8415734375" calcext:value-type="currency">
            <text:p>1,84 €</text:p>
          </table:table-cell>
          <table:table-cell table:style-name="ce4" table:formula="of:=[.$D$7]*[.A71]-[.B71]*[.A71]" office:value-type="currency" office:currency="EUR" office:value="330.1393" calcext:value-type="currency">
            <text:p>330,14 €</text:p>
          </table:table-cell>
          <table:table-cell table:number-columns-repeated="1638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table:formula="of:=VLOOKUP([.A72];[.$N$2:.$O$6];2;1)/[.A72]" office:value-type="currency" office:currency="EUR" office:value="1.81324153846154" calcext:value-type="currency">
            <text:p>1,81 €</text:p>
          </table:table-cell>
          <table:table-cell table:style-name="ce4" table:formula="of:=[.$D$7]*[.A72]-[.B72]*[.A72]" office:value-type="currency" office:currency="EUR" office:value="337.1393" calcext:value-type="currency">
            <text:p>337,14 €</text:p>
          </table:table-cell>
          <table:table-cell table:number-columns-repeated="1638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table:formula="of:=VLOOKUP([.A73];[.$N$2:.$O$6];2;1)/[.A73]" office:value-type="currency" office:currency="EUR" office:value="1.78576818181818" calcext:value-type="currency">
            <text:p>1,79 €</text:p>
          </table:table-cell>
          <table:table-cell table:style-name="ce4" table:formula="of:=[.$D$7]*[.A73]-[.B73]*[.A73]" office:value-type="currency" office:currency="EUR" office:value="344.1393" calcext:value-type="currency">
            <text:p>344,14 €</text:p>
          </table:table-cell>
          <table:table-cell table:number-columns-repeated="1638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table:formula="of:=VLOOKUP([.A74];[.$N$2:.$O$6];2;1)/[.A74]" office:value-type="currency" office:currency="EUR" office:value="1.75911492537313" calcext:value-type="currency">
            <text:p>1,76 €</text:p>
          </table:table-cell>
          <table:table-cell table:style-name="ce4" table:formula="of:=[.$D$7]*[.A74]-[.B74]*[.A74]" office:value-type="currency" office:currency="EUR" office:value="351.1393" calcext:value-type="currency">
            <text:p>351,14 €</text:p>
          </table:table-cell>
          <table:table-cell table:number-columns-repeated="1638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table:formula="of:=VLOOKUP([.A75];[.$N$2:.$O$6];2;1)/[.A75]" office:value-type="currency" office:currency="EUR" office:value="1.73324558823529" calcext:value-type="currency">
            <text:p>1,73 €</text:p>
          </table:table-cell>
          <table:table-cell table:style-name="ce4" table:formula="of:=[.$D$7]*[.A75]-[.B75]*[.A75]" office:value-type="currency" office:currency="EUR" office:value="358.1393" calcext:value-type="currency">
            <text:p>358,14 €</text:p>
          </table:table-cell>
          <table:table-cell table:number-columns-repeated="16381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table:formula="of:=VLOOKUP([.A76];[.$N$2:.$O$6];2;1)/[.A76]" office:value-type="currency" office:currency="EUR" office:value="1.70812608695652" calcext:value-type="currency">
            <text:p>1,71 €</text:p>
          </table:table-cell>
          <table:table-cell table:style-name="ce4" table:formula="of:=[.$D$7]*[.A76]-[.B76]*[.A76]" office:value-type="currency" office:currency="EUR" office:value="365.1393" calcext:value-type="currency">
            <text:p>365,14 €</text:p>
          </table:table-cell>
          <table:table-cell table:number-columns-repeated="1638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table:formula="of:=VLOOKUP([.A77];[.$N$2:.$O$6];2;1)/[.A77]" office:value-type="currency" office:currency="EUR" office:value="1.68372428571429" calcext:value-type="currency">
            <text:p>1,68 €</text:p>
          </table:table-cell>
          <table:table-cell table:style-name="ce4" table:formula="of:=[.$D$7]*[.A77]-[.B77]*[.A77]" office:value-type="currency" office:currency="EUR" office:value="372.1393" calcext:value-type="currency">
            <text:p>372,14 €</text:p>
          </table:table-cell>
          <table:table-cell table:number-columns-repeated="16381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table:formula="of:=VLOOKUP([.A78];[.$N$2:.$O$6];2;1)/[.A78]" office:value-type="currency" office:currency="EUR" office:value="1.66000985915493" calcext:value-type="currency">
            <text:p>1,66 €</text:p>
          </table:table-cell>
          <table:table-cell table:style-name="ce4" table:formula="of:=[.$D$7]*[.A78]-[.B78]*[.A78]" office:value-type="currency" office:currency="EUR" office:value="379.1393" calcext:value-type="currency">
            <text:p>379,14 €</text:p>
          </table:table-cell>
          <table:table-cell table:number-columns-repeated="1638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table:formula="of:=VLOOKUP([.A79];[.$N$2:.$O$6];2;1)/[.A79]" office:value-type="currency" office:currency="EUR" office:value="1.63695416666667" calcext:value-type="currency">
            <text:p>1,64 €</text:p>
          </table:table-cell>
          <table:table-cell table:style-name="ce4" table:formula="of:=[.$D$7]*[.A79]-[.B79]*[.A79]" office:value-type="currency" office:currency="EUR" office:value="386.1393" calcext:value-type="currency">
            <text:p>386,14 €</text:p>
          </table:table-cell>
          <table:table-cell table:number-columns-repeated="1638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table:formula="of:=VLOOKUP([.A80];[.$N$2:.$O$6];2;1)/[.A80]" office:value-type="currency" office:currency="EUR" office:value="1.6145301369863" calcext:value-type="currency">
            <text:p>1,61 €</text:p>
          </table:table-cell>
          <table:table-cell table:style-name="ce4" table:formula="of:=[.$D$7]*[.A80]-[.B80]*[.A80]" office:value-type="currency" office:currency="EUR" office:value="393.1393" calcext:value-type="currency">
            <text:p>393,14 €</text:p>
          </table:table-cell>
          <table:table-cell table:number-columns-repeated="1638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table:formula="of:=VLOOKUP([.A81];[.$N$2:.$O$6];2;1)/[.A81]" office:value-type="currency" office:currency="EUR" office:value="1.59271216216216" calcext:value-type="currency">
            <text:p>1,59 €</text:p>
          </table:table-cell>
          <table:table-cell table:style-name="ce4" table:formula="of:=[.$D$7]*[.A81]-[.B81]*[.A81]" office:value-type="currency" office:currency="EUR" office:value="400.1393" calcext:value-type="currency">
            <text:p>400,14 €</text:p>
          </table:table-cell>
          <table:table-cell table:number-columns-repeated="1638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table:formula="of:=VLOOKUP([.A82];[.$N$2:.$O$6];2;1)/[.A82]" office:value-type="currency" office:currency="EUR" office:value="1.571476" calcext:value-type="currency">
            <text:p>1,57 €</text:p>
          </table:table-cell>
          <table:table-cell table:style-name="ce4" table:formula="of:=[.$D$7]*[.A82]-[.B82]*[.A82]" office:value-type="currency" office:currency="EUR" office:value="407.1393" calcext:value-type="currency">
            <text:p>407,14 €</text:p>
          </table:table-cell>
          <table:table-cell table:number-columns-repeated="1638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table:formula="of:=VLOOKUP([.A83];[.$N$2:.$O$6];2;1)/[.A83]" office:value-type="currency" office:currency="EUR" office:value="1.55079868421053" calcext:value-type="currency">
            <text:p>1,55 €</text:p>
          </table:table-cell>
          <table:table-cell table:style-name="ce4" table:formula="of:=[.$D$7]*[.A83]-[.B83]*[.A83]" office:value-type="currency" office:currency="EUR" office:value="414.1393" calcext:value-type="currency">
            <text:p>414,14 €</text:p>
          </table:table-cell>
          <table:table-cell table:number-columns-repeated="1638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table:formula="of:=VLOOKUP([.A84];[.$N$2:.$O$6];2;1)/[.A84]" office:value-type="currency" office:currency="EUR" office:value="1.53065844155844" calcext:value-type="currency">
            <text:p>1,53 €</text:p>
          </table:table-cell>
          <table:table-cell table:style-name="ce4" table:formula="of:=[.$D$7]*[.A84]-[.B84]*[.A84]" office:value-type="currency" office:currency="EUR" office:value="421.1393" calcext:value-type="currency">
            <text:p>421,14 €</text:p>
          </table:table-cell>
          <table:table-cell table:number-columns-repeated="1638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table:formula="of:=VLOOKUP([.A85];[.$N$2:.$O$6];2;1)/[.A85]" office:value-type="currency" office:currency="EUR" office:value="1.51103461538462" calcext:value-type="currency">
            <text:p>1,51 €</text:p>
          </table:table-cell>
          <table:table-cell table:style-name="ce4" table:formula="of:=[.$D$7]*[.A85]-[.B85]*[.A85]" office:value-type="currency" office:currency="EUR" office:value="428.1393" calcext:value-type="currency">
            <text:p>428,14 €</text:p>
          </table:table-cell>
          <table:table-cell table:number-columns-repeated="1638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table:formula="of:=VLOOKUP([.A86];[.$N$2:.$O$6];2;1)/[.A86]" office:value-type="currency" office:currency="EUR" office:value="1.49190759493671" calcext:value-type="currency">
            <text:p>1,49 €</text:p>
          </table:table-cell>
          <table:table-cell table:style-name="ce4" table:formula="of:=[.$D$7]*[.A86]-[.B86]*[.A86]" office:value-type="currency" office:currency="EUR" office:value="435.1393" calcext:value-type="currency">
            <text:p>435,14 €</text:p>
          </table:table-cell>
          <table:table-cell table:number-columns-repeated="1638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table:formula="of:=VLOOKUP([.A87];[.$N$2:.$O$6];2;1)/[.A87]" office:value-type="currency" office:currency="EUR" office:value="1.47325875" calcext:value-type="currency">
            <text:p>1,47 €</text:p>
          </table:table-cell>
          <table:table-cell table:style-name="ce4" table:formula="of:=[.$D$7]*[.A87]-[.B87]*[.A87]" office:value-type="currency" office:currency="EUR" office:value="442.1393" calcext:value-type="currency">
            <text:p>442,14 €</text:p>
          </table:table-cell>
          <table:table-cell table:number-columns-repeated="1638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table:formula="of:=VLOOKUP([.A88];[.$N$2:.$O$6];2;1)/[.A88]" office:value-type="currency" office:currency="EUR" office:value="1.45507037037037" calcext:value-type="currency">
            <text:p>1,46 €</text:p>
          </table:table-cell>
          <table:table-cell table:style-name="ce4" table:formula="of:=[.$D$7]*[.A88]-[.B88]*[.A88]" office:value-type="currency" office:currency="EUR" office:value="449.1393" calcext:value-type="currency">
            <text:p>449,14 €</text:p>
          </table:table-cell>
          <table:table-cell table:number-columns-repeated="1638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table:formula="of:=VLOOKUP([.A89];[.$N$2:.$O$6];2;1)/[.A89]" office:value-type="currency" office:currency="EUR" office:value="1.4373256097561" calcext:value-type="currency">
            <text:p>1,44 €</text:p>
          </table:table-cell>
          <table:table-cell table:style-name="ce4" table:formula="of:=[.$D$7]*[.A89]-[.B89]*[.A89]" office:value-type="currency" office:currency="EUR" office:value="456.1393" calcext:value-type="currency">
            <text:p>456,14 €</text:p>
          </table:table-cell>
          <table:table-cell table:number-columns-repeated="1638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table:formula="of:=VLOOKUP([.A90];[.$N$2:.$O$6];2;1)/[.A90]" office:value-type="currency" office:currency="EUR" office:value="1.42000843373494" calcext:value-type="currency">
            <text:p>1,42 €</text:p>
          </table:table-cell>
          <table:table-cell table:style-name="ce4" table:formula="of:=[.$D$7]*[.A90]-[.B90]*[.A90]" office:value-type="currency" office:currency="EUR" office:value="463.1393" calcext:value-type="currency">
            <text:p>463,14 €</text:p>
          </table:table-cell>
          <table:table-cell table:number-columns-repeated="1638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table:formula="of:=VLOOKUP([.A91];[.$N$2:.$O$6];2;1)/[.A91]" office:value-type="currency" office:currency="EUR" office:value="1.40310357142857" calcext:value-type="currency">
            <text:p>1,40 €</text:p>
          </table:table-cell>
          <table:table-cell table:style-name="ce4" table:formula="of:=[.$D$7]*[.A91]-[.B91]*[.A91]" office:value-type="currency" office:currency="EUR" office:value="470.1393" calcext:value-type="currency">
            <text:p>470,14 €</text:p>
          </table:table-cell>
          <table:table-cell table:number-columns-repeated="1638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table:formula="of:=VLOOKUP([.A92];[.$N$2:.$O$6];2;1)/[.A92]" office:value-type="currency" office:currency="EUR" office:value="1.38659647058824" calcext:value-type="currency">
            <text:p>1,39 €</text:p>
          </table:table-cell>
          <table:table-cell table:style-name="ce4" table:formula="of:=[.$D$7]*[.A92]-[.B92]*[.A92]" office:value-type="currency" office:currency="EUR" office:value="477.1393" calcext:value-type="currency">
            <text:p>477,14 €</text:p>
          </table:table-cell>
          <table:table-cell table:number-columns-repeated="1638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table:formula="of:=VLOOKUP([.A93];[.$N$2:.$O$6];2;1)/[.A93]" office:value-type="currency" office:currency="EUR" office:value="1.37047325581395" calcext:value-type="currency">
            <text:p>1,37 €</text:p>
          </table:table-cell>
          <table:table-cell table:style-name="ce4" table:formula="of:=[.$D$7]*[.A93]-[.B93]*[.A93]" office:value-type="currency" office:currency="EUR" office:value="484.1393" calcext:value-type="currency">
            <text:p>484,14 €</text:p>
          </table:table-cell>
          <table:table-cell table:number-columns-repeated="16381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table:formula="of:=VLOOKUP([.A94];[.$N$2:.$O$6];2;1)/[.A94]" office:value-type="currency" office:currency="EUR" office:value="1.35472068965517" calcext:value-type="currency">
            <text:p>1,35 €</text:p>
          </table:table-cell>
          <table:table-cell table:style-name="ce4" table:formula="of:=[.$D$7]*[.A94]-[.B94]*[.A94]" office:value-type="currency" office:currency="EUR" office:value="491.1393" calcext:value-type="currency">
            <text:p>491,14 €</text:p>
          </table:table-cell>
          <table:table-cell table:number-columns-repeated="16381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table:formula="of:=VLOOKUP([.A95];[.$N$2:.$O$6];2;1)/[.A95]" office:value-type="currency" office:currency="EUR" office:value="1.33932613636364" calcext:value-type="currency">
            <text:p>1,34 €</text:p>
          </table:table-cell>
          <table:table-cell table:style-name="ce4" table:formula="of:=[.$D$7]*[.A95]-[.B95]*[.A95]" office:value-type="currency" office:currency="EUR" office:value="498.1393" calcext:value-type="currency">
            <text:p>498,14 €</text:p>
          </table:table-cell>
          <table:table-cell table:number-columns-repeated="16381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table:formula="of:=VLOOKUP([.A96];[.$N$2:.$O$6];2;1)/[.A96]" office:value-type="currency" office:currency="EUR" office:value="1.32427752808989" calcext:value-type="currency">
            <text:p>1,32 €</text:p>
          </table:table-cell>
          <table:table-cell table:style-name="ce4" table:formula="of:=[.$D$7]*[.A96]-[.B96]*[.A96]" office:value-type="currency" office:currency="EUR" office:value="505.1393" calcext:value-type="currency">
            <text:p>505,14 €</text:p>
          </table:table-cell>
          <table:table-cell table:number-columns-repeated="1638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table:formula="of:=VLOOKUP([.A97];[.$N$2:.$O$6];2;1)/[.A97]" office:value-type="currency" office:currency="EUR" office:value="1.30956333333333" calcext:value-type="currency">
            <text:p>1,31 €</text:p>
          </table:table-cell>
          <table:table-cell table:style-name="ce4" table:formula="of:=[.$D$7]*[.A97]-[.B97]*[.A97]" office:value-type="currency" office:currency="EUR" office:value="512.1393" calcext:value-type="currency">
            <text:p>512,14 €</text:p>
          </table:table-cell>
          <table:table-cell table:number-columns-repeated="16381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table:formula="of:=VLOOKUP([.A98];[.$N$2:.$O$6];2;1)/[.A98]" office:value-type="currency" office:currency="EUR" office:value="1.29517252747253" calcext:value-type="currency">
            <text:p>1,30 €</text:p>
          </table:table-cell>
          <table:table-cell table:style-name="ce4" table:formula="of:=[.$D$7]*[.A98]-[.B98]*[.A98]" office:value-type="currency" office:currency="EUR" office:value="519.1393" calcext:value-type="currency">
            <text:p>519,14 €</text:p>
          </table:table-cell>
          <table:table-cell table:number-columns-repeated="16381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table:formula="of:=VLOOKUP([.A99];[.$N$2:.$O$6];2;1)/[.A99]" office:value-type="currency" office:currency="EUR" office:value="1.28109456521739" calcext:value-type="currency">
            <text:p>1,28 €</text:p>
          </table:table-cell>
          <table:table-cell table:style-name="ce4" table:formula="of:=[.$D$7]*[.A99]-[.B99]*[.A99]" office:value-type="currency" office:currency="EUR" office:value="526.1393" calcext:value-type="currency">
            <text:p>526,14 €</text:p>
          </table:table-cell>
          <table:table-cell table:number-columns-repeated="16381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table:formula="of:=VLOOKUP([.A100];[.$N$2:.$O$6];2;1)/[.A100]" office:value-type="currency" office:currency="EUR" office:value="1.26731935483871" calcext:value-type="currency">
            <text:p>1,27 €</text:p>
          </table:table-cell>
          <table:table-cell table:style-name="ce4" table:formula="of:=[.$D$7]*[.A100]-[.B100]*[.A100]" office:value-type="currency" office:currency="EUR" office:value="533.1393" calcext:value-type="currency">
            <text:p>533,14 €</text:p>
          </table:table-cell>
          <table:table-cell table:number-columns-repeated="16381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table:formula="of:=VLOOKUP([.A101];[.$N$2:.$O$6];2;1)/[.A101]" office:value-type="currency" office:currency="EUR" office:value="1.25383723404255" calcext:value-type="currency">
            <text:p>1,25 €</text:p>
          </table:table-cell>
          <table:table-cell table:style-name="ce4" table:formula="of:=[.$D$7]*[.A101]-[.B101]*[.A101]" office:value-type="currency" office:currency="EUR" office:value="540.1393" calcext:value-type="currency">
            <text:p>540,14 €</text:p>
          </table:table-cell>
          <table:table-cell table:number-columns-repeated="1638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table:formula="of:=VLOOKUP([.A102];[.$N$2:.$O$6];2;1)/[.A102]" office:value-type="currency" office:currency="EUR" office:value="1.24063894736842" calcext:value-type="currency">
            <text:p>1,24 €</text:p>
          </table:table-cell>
          <table:table-cell table:style-name="ce4" table:formula="of:=[.$D$7]*[.A102]-[.B102]*[.A102]" office:value-type="currency" office:currency="EUR" office:value="547.1393" calcext:value-type="currency">
            <text:p>547,14 €</text:p>
          </table:table-cell>
          <table:table-cell table:number-columns-repeated="1638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table:formula="of:=VLOOKUP([.A103];[.$N$2:.$O$6];2;1)/[.A103]" office:value-type="currency" office:currency="EUR" office:value="1.227715625" calcext:value-type="currency">
            <text:p>1,23 €</text:p>
          </table:table-cell>
          <table:table-cell table:style-name="ce4" table:formula="of:=[.$D$7]*[.A103]-[.B103]*[.A103]" office:value-type="currency" office:currency="EUR" office:value="554.1393" calcext:value-type="currency">
            <text:p>554,14 €</text:p>
          </table:table-cell>
          <table:table-cell table:number-columns-repeated="1638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table:formula="of:=VLOOKUP([.A104];[.$N$2:.$O$6];2;1)/[.A104]" office:value-type="currency" office:currency="EUR" office:value="1.2150587628866" calcext:value-type="currency">
            <text:p>1,22 €</text:p>
          </table:table-cell>
          <table:table-cell table:style-name="ce4" table:formula="of:=[.$D$7]*[.A104]-[.B104]*[.A104]" office:value-type="currency" office:currency="EUR" office:value="561.1393" calcext:value-type="currency">
            <text:p>561,14 €</text:p>
          </table:table-cell>
          <table:table-cell table:number-columns-repeated="1638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table:formula="of:=VLOOKUP([.A105];[.$N$2:.$O$6];2;1)/[.A105]" office:value-type="currency" office:currency="EUR" office:value="1.20266020408163" calcext:value-type="currency">
            <text:p>1,20 €</text:p>
          </table:table-cell>
          <table:table-cell table:style-name="ce4" table:formula="of:=[.$D$7]*[.A105]-[.B105]*[.A105]" office:value-type="currency" office:currency="EUR" office:value="568.1393" calcext:value-type="currency">
            <text:p>568,14 €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table:formula="of:=VLOOKUP([.A106];[.$N$2:.$O$6];2;1)/[.A106]" office:value-type="currency" office:currency="EUR" office:value="1.19051212121212" calcext:value-type="currency">
            <text:p>1,19 €</text:p>
          </table:table-cell>
          <table:table-cell table:style-name="ce4" table:formula="of:=[.$D$7]*[.A106]-[.B106]*[.A106]" office:value-type="currency" office:currency="EUR" office:value="575.1393" calcext:value-type="currency">
            <text:p>575,14 €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table:formula="of:=VLOOKUP([.A107];[.$N$2:.$O$6];2;1)/[.A107]" office:value-type="currency" office:currency="EUR" office:value="1.178607" calcext:value-type="currency">
            <text:p>1,18 €</text:p>
          </table:table-cell>
          <table:table-cell table:style-name="ce4" table:formula="of:=[.$D$7]*[.A107]-[.B107]*[.A107]" office:value-type="currency" office:currency="EUR" office:value="582.1393" calcext:value-type="currency">
            <text:p>582,14 €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table:formula="of:=VLOOKUP([.A108];[.$N$2:.$O$6];2;1)/[.A108]" office:value-type="currency" office:currency="EUR" office:value="1.16693762376238" calcext:value-type="currency">
            <text:p>1,17 €</text:p>
          </table:table-cell>
          <table:table-cell table:style-name="ce4" table:formula="of:=[.$D$7]*[.A108]-[.B108]*[.A108]" office:value-type="currency" office:currency="EUR" office:value="589.1393" calcext:value-type="currency">
            <text:p>589,14 €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table:formula="of:=VLOOKUP([.A109];[.$N$2:.$O$6];2;1)/[.A109]" office:value-type="currency" office:currency="EUR" office:value="1.15549705882353" calcext:value-type="currency">
            <text:p>1,16 €</text:p>
          </table:table-cell>
          <table:table-cell table:style-name="ce4" table:formula="of:=[.$D$7]*[.A109]-[.B109]*[.A109]" office:value-type="currency" office:currency="EUR" office:value="596.1393" calcext:value-type="currency">
            <text:p>596,14 €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table:formula="of:=VLOOKUP([.A110];[.$N$2:.$O$6];2;1)/[.A110]" office:value-type="currency" office:currency="EUR" office:value="1.1442786407767" calcext:value-type="currency">
            <text:p>1,14 €</text:p>
          </table:table-cell>
          <table:table-cell table:style-name="ce4" table:formula="of:=[.$D$7]*[.A110]-[.B110]*[.A110]" office:value-type="currency" office:currency="EUR" office:value="603.1393" calcext:value-type="currency">
            <text:p>603,14 €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table:formula="of:=VLOOKUP([.A111];[.$N$2:.$O$6];2;1)/[.A111]" office:value-type="currency" office:currency="EUR" office:value="1.13327596153846" calcext:value-type="currency">
            <text:p>1,13 €</text:p>
          </table:table-cell>
          <table:table-cell table:style-name="ce4" table:formula="of:=[.$D$7]*[.A111]-[.B111]*[.A111]" office:value-type="currency" office:currency="EUR" office:value="610.1393" calcext:value-type="currency">
            <text:p>610,14 €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table:formula="of:=VLOOKUP([.A112];[.$N$2:.$O$6];2;1)/[.A112]" office:value-type="currency" office:currency="EUR" office:value="1.12248285714286" calcext:value-type="currency">
            <text:p>1,12 €</text:p>
          </table:table-cell>
          <table:table-cell table:style-name="ce4" table:formula="of:=[.$D$7]*[.A112]-[.B112]*[.A112]" office:value-type="currency" office:currency="EUR" office:value="617.1393" calcext:value-type="currency">
            <text:p>617,14 €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table:formula="of:=VLOOKUP([.A113];[.$N$2:.$O$6];2;1)/[.A113]" office:value-type="currency" office:currency="EUR" office:value="1.11189339622641" calcext:value-type="currency">
            <text:p>1,11 €</text:p>
          </table:table-cell>
          <table:table-cell table:style-name="ce4" table:formula="of:=[.$D$7]*[.A113]-[.B113]*[.A113]" office:value-type="currency" office:currency="EUR" office:value="624.1393" calcext:value-type="currency">
            <text:p>624,14 €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table:formula="of:=VLOOKUP([.A114];[.$N$2:.$O$6];2;1)/[.A114]" office:value-type="currency" office:currency="EUR" office:value="1.10150186915888" calcext:value-type="currency">
            <text:p>1,10 €</text:p>
          </table:table-cell>
          <table:table-cell table:style-name="ce4" table:formula="of:=[.$D$7]*[.A114]-[.B114]*[.A114]" office:value-type="currency" office:currency="EUR" office:value="631.1393" calcext:value-type="currency">
            <text:p>631,14 €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table:formula="of:=VLOOKUP([.A115];[.$N$2:.$O$6];2;1)/[.A115]" office:value-type="currency" office:currency="EUR" office:value="1.09130277777778" calcext:value-type="currency">
            <text:p>1,09 €</text:p>
          </table:table-cell>
          <table:table-cell table:style-name="ce4" table:formula="of:=[.$D$7]*[.A115]-[.B115]*[.A115]" office:value-type="currency" office:currency="EUR" office:value="638.1393" calcext:value-type="currency">
            <text:p>638,14 €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table:formula="of:=VLOOKUP([.A116];[.$N$2:.$O$6];2;1)/[.A116]" office:value-type="currency" office:currency="EUR" office:value="1.08129082568807" calcext:value-type="currency">
            <text:p>1,08 €</text:p>
          </table:table-cell>
          <table:table-cell table:style-name="ce4" table:formula="of:=[.$D$7]*[.A116]-[.B116]*[.A116]" office:value-type="currency" office:currency="EUR" office:value="645.1393" calcext:value-type="currency">
            <text:p>645,14 €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table:formula="of:=VLOOKUP([.A117];[.$N$2:.$O$6];2;1)/[.A117]" office:value-type="currency" office:currency="EUR" office:value="1.07146090909091" calcext:value-type="currency">
            <text:p>1,07 €</text:p>
          </table:table-cell>
          <table:table-cell table:style-name="ce4" table:formula="of:=[.$D$7]*[.A117]-[.B117]*[.A117]" office:value-type="currency" office:currency="EUR" office:value="652.1393" calcext:value-type="currency">
            <text:p>652,14 €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table:formula="of:=VLOOKUP([.A118];[.$N$2:.$O$6];2;1)/[.A118]" office:value-type="currency" office:currency="EUR" office:value="1.06180810810811" calcext:value-type="currency">
            <text:p>1,06 €</text:p>
          </table:table-cell>
          <table:table-cell table:style-name="ce4" table:formula="of:=[.$D$7]*[.A118]-[.B118]*[.A118]" office:value-type="currency" office:currency="EUR" office:value="659.1393" calcext:value-type="currency">
            <text:p>659,14 €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table:formula="of:=VLOOKUP([.A119];[.$N$2:.$O$6];2;1)/[.A119]" office:value-type="currency" office:currency="EUR" office:value="1.05232767857143" calcext:value-type="currency">
            <text:p>1,05 €</text:p>
          </table:table-cell>
          <table:table-cell table:style-name="ce4" table:formula="of:=[.$D$7]*[.A119]-[.B119]*[.A119]" office:value-type="currency" office:currency="EUR" office:value="666.1393" calcext:value-type="currency">
            <text:p>666,14 €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table:formula="of:=VLOOKUP([.A120];[.$N$2:.$O$6];2;1)/[.A120]" office:value-type="currency" office:currency="EUR" office:value="1.04301504424779" calcext:value-type="currency">
            <text:p>1,04 €</text:p>
          </table:table-cell>
          <table:table-cell table:style-name="ce4" table:formula="of:=[.$D$7]*[.A120]-[.B120]*[.A120]" office:value-type="currency" office:currency="EUR" office:value="673.1393" calcext:value-type="currency">
            <text:p>673,14 €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table:formula="of:=VLOOKUP([.A121];[.$N$2:.$O$6];2;1)/[.A121]" office:value-type="currency" office:currency="EUR" office:value="1.03386578947368" calcext:value-type="currency">
            <text:p>1,03 €</text:p>
          </table:table-cell>
          <table:table-cell table:style-name="ce4" table:formula="of:=[.$D$7]*[.A121]-[.B121]*[.A121]" office:value-type="currency" office:currency="EUR" office:value="680.1393" calcext:value-type="currency">
            <text:p>680,14 €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table:formula="of:=VLOOKUP([.A122];[.$N$2:.$O$6];2;1)/[.A122]" office:value-type="currency" office:currency="EUR" office:value="1.02487565217391" calcext:value-type="currency">
            <text:p>1,02 €</text:p>
          </table:table-cell>
          <table:table-cell table:style-name="ce4" table:formula="of:=[.$D$7]*[.A122]-[.B122]*[.A122]" office:value-type="currency" office:currency="EUR" office:value="687.1393" calcext:value-type="currency">
            <text:p>687,14 €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table:formula="of:=VLOOKUP([.A123];[.$N$2:.$O$6];2;1)/[.A123]" office:value-type="currency" office:currency="EUR" office:value="1.01604051724138" calcext:value-type="currency">
            <text:p>1,02 €</text:p>
          </table:table-cell>
          <table:table-cell table:style-name="ce4" table:formula="of:=[.$D$7]*[.A123]-[.B123]*[.A123]" office:value-type="currency" office:currency="EUR" office:value="694.1393" calcext:value-type="currency">
            <text:p>694,14 €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table:formula="of:=VLOOKUP([.A124];[.$N$2:.$O$6];2;1)/[.A124]" office:value-type="currency" office:currency="EUR" office:value="1.00735641025641" calcext:value-type="currency">
            <text:p>1,01 €</text:p>
          </table:table-cell>
          <table:table-cell table:style-name="ce4" table:formula="of:=[.$D$7]*[.A124]-[.B124]*[.A124]" office:value-type="currency" office:currency="EUR" office:value="701.1393" calcext:value-type="currency">
            <text:p>701,14 €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table:formula="of:=VLOOKUP([.A125];[.$N$2:.$O$6];2;1)/[.A125]" office:value-type="currency" office:currency="EUR" office:value="0.998819491525424" calcext:value-type="currency">
            <text:p>1,00 €</text:p>
          </table:table-cell>
          <table:table-cell table:style-name="ce4" table:formula="of:=[.$D$7]*[.A125]-[.B125]*[.A125]" office:value-type="currency" office:currency="EUR" office:value="708.1393" calcext:value-type="currency">
            <text:p>708,14 €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table:formula="of:=VLOOKUP([.A126];[.$N$2:.$O$6];2;1)/[.A126]" office:value-type="currency" office:currency="EUR" office:value="0.990426050420168" calcext:value-type="currency">
            <text:p>0,99 €</text:p>
          </table:table-cell>
          <table:table-cell table:style-name="ce4" table:formula="of:=[.$D$7]*[.A126]-[.B126]*[.A126]" office:value-type="currency" office:currency="EUR" office:value="715.1393" calcext:value-type="currency">
            <text:p>715,14 €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table:formula="of:=VLOOKUP([.A127];[.$N$2:.$O$6];2;1)/[.A127]" office:value-type="currency" office:currency="EUR" office:value="0.9821725" calcext:value-type="currency">
            <text:p>0,98 €</text:p>
          </table:table-cell>
          <table:table-cell table:style-name="ce4" table:formula="of:=[.$D$7]*[.A127]-[.B127]*[.A127]" office:value-type="currency" office:currency="EUR" office:value="722.1393" calcext:value-type="currency">
            <text:p>722,14 €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table:formula="of:=VLOOKUP([.A128];[.$N$2:.$O$6];2;1)/[.A128]" office:value-type="currency" office:currency="EUR" office:value="1.34069338842975" calcext:value-type="currency">
            <text:p>1,34 €</text:p>
          </table:table-cell>
          <table:table-cell table:style-name="ce4" table:formula="of:=[.$D$7]*[.A128]-[.B128]*[.A128]" office:value-type="currency" office:currency="EUR" office:value="684.7761" calcext:value-type="currency">
            <text:p>684,78 €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table:formula="of:=VLOOKUP([.A129];[.$N$2:.$O$6];2;1)/[.A129]" office:value-type="currency" office:currency="EUR" office:value="1.32970409836066" calcext:value-type="currency">
            <text:p>1,33 €</text:p>
          </table:table-cell>
          <table:table-cell table:style-name="ce4" table:formula="of:=[.$D$7]*[.A129]-[.B129]*[.A129]" office:value-type="currency" office:currency="EUR" office:value="691.7761" calcext:value-type="currency">
            <text:p>691,78 €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table:formula="of:=VLOOKUP([.A130];[.$N$2:.$O$6];2;1)/[.A130]" office:value-type="currency" office:currency="EUR" office:value="1.31889349593496" calcext:value-type="currency">
            <text:p>1,32 €</text:p>
          </table:table-cell>
          <table:table-cell table:style-name="ce4" table:formula="of:=[.$D$7]*[.A130]-[.B130]*[.A130]" office:value-type="currency" office:currency="EUR" office:value="698.7761" calcext:value-type="currency">
            <text:p>698,78 €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table:formula="of:=VLOOKUP([.A131];[.$N$2:.$O$6];2;1)/[.A131]" office:value-type="currency" office:currency="EUR" office:value="1.30825725806452" calcext:value-type="currency">
            <text:p>1,31 €</text:p>
          </table:table-cell>
          <table:table-cell table:style-name="ce4" table:formula="of:=[.$D$7]*[.A131]-[.B131]*[.A131]" office:value-type="currency" office:currency="EUR" office:value="705.7761" calcext:value-type="currency">
            <text:p>705,78 €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table:formula="of:=VLOOKUP([.A132];[.$N$2:.$O$6];2;1)/[.A132]" office:value-type="currency" office:currency="EUR" office:value="1.2977912" calcext:value-type="currency">
            <text:p>1,30 €</text:p>
          </table:table-cell>
          <table:table-cell table:style-name="ce4" table:formula="of:=[.$D$7]*[.A132]-[.B132]*[.A132]" office:value-type="currency" office:currency="EUR" office:value="712.7761" calcext:value-type="currency">
            <text:p>712,78 €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table:formula="of:=VLOOKUP([.A133];[.$N$2:.$O$6];2;1)/[.A133]" office:value-type="currency" office:currency="EUR" office:value="1.28749126984127" calcext:value-type="currency">
            <text:p>1,29 €</text:p>
          </table:table-cell>
          <table:table-cell table:style-name="ce4" table:formula="of:=[.$D$7]*[.A133]-[.B133]*[.A133]" office:value-type="currency" office:currency="EUR" office:value="719.7761" calcext:value-type="currency">
            <text:p>719,78 €</text:p>
          </table:table-cell>
          <table:table-cell table:number-columns-repeated="1638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table:formula="of:=VLOOKUP([.A134];[.$N$2:.$O$6];2;1)/[.A134]" office:value-type="currency" office:currency="EUR" office:value="1.27735354330709" calcext:value-type="currency">
            <text:p>1,28 €</text:p>
          </table:table-cell>
          <table:table-cell table:style-name="ce4" table:formula="of:=[.$D$7]*[.A134]-[.B134]*[.A134]" office:value-type="currency" office:currency="EUR" office:value="726.7761" calcext:value-type="currency">
            <text:p>726,78 €</text:p>
          </table:table-cell>
          <table:table-cell table:number-columns-repeated="1638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table:formula="of:=VLOOKUP([.A135];[.$N$2:.$O$6];2;1)/[.A135]" office:value-type="currency" office:currency="EUR" office:value="1.26737421875" calcext:value-type="currency">
            <text:p>1,27 €</text:p>
          </table:table-cell>
          <table:table-cell table:style-name="ce4" table:formula="of:=[.$D$7]*[.A135]-[.B135]*[.A135]" office:value-type="currency" office:currency="EUR" office:value="733.7761" calcext:value-type="currency">
            <text:p>733,78 €</text:p>
          </table:table-cell>
          <table:table-cell table:number-columns-repeated="16381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table:formula="of:=VLOOKUP([.A136];[.$N$2:.$O$6];2;1)/[.A136]" office:value-type="currency" office:currency="EUR" office:value="1.2575496124031" calcext:value-type="currency">
            <text:p>1,26 €</text:p>
          </table:table-cell>
          <table:table-cell table:style-name="ce4" table:formula="of:=[.$D$7]*[.A136]-[.B136]*[.A136]" office:value-type="currency" office:currency="EUR" office:value="740.7761" calcext:value-type="currency">
            <text:p>740,78 €</text:p>
          </table:table-cell>
          <table:table-cell table:number-columns-repeated="16381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table:formula="of:=VLOOKUP([.A137];[.$N$2:.$O$6];2;1)/[.A137]" office:value-type="currency" office:currency="EUR" office:value="1.24787615384615" calcext:value-type="currency">
            <text:p>1,25 €</text:p>
          </table:table-cell>
          <table:table-cell table:style-name="ce4" table:formula="of:=[.$D$7]*[.A137]-[.B137]*[.A137]" office:value-type="currency" office:currency="EUR" office:value="747.7761" calcext:value-type="currency">
            <text:p>747,78 €</text:p>
          </table:table-cell>
          <table:table-cell table:number-columns-repeated="16381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table:formula="of:=VLOOKUP([.A138];[.$N$2:.$O$6];2;1)/[.A138]" office:value-type="currency" office:currency="EUR" office:value="1.23835038167939" calcext:value-type="currency">
            <text:p>1,24 €</text:p>
          </table:table-cell>
          <table:table-cell table:style-name="ce4" table:formula="of:=[.$D$7]*[.A138]-[.B138]*[.A138]" office:value-type="currency" office:currency="EUR" office:value="754.7761" calcext:value-type="currency">
            <text:p>754,78 €</text:p>
          </table:table-cell>
          <table:table-cell table:number-columns-repeated="16381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table:formula="of:=VLOOKUP([.A139];[.$N$2:.$O$6];2;1)/[.A139]" office:value-type="currency" office:currency="EUR" office:value="1.22896893939394" calcext:value-type="currency">
            <text:p>1,23 €</text:p>
          </table:table-cell>
          <table:table-cell table:style-name="ce4" table:formula="of:=[.$D$7]*[.A139]-[.B139]*[.A139]" office:value-type="currency" office:currency="EUR" office:value="761.7761" calcext:value-type="currency">
            <text:p>761,78 €</text:p>
          </table:table-cell>
          <table:table-cell table:number-columns-repeated="16381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table:formula="of:=VLOOKUP([.A140];[.$N$2:.$O$6];2;1)/[.A140]" office:value-type="currency" office:currency="EUR" office:value="1.21972857142857" calcext:value-type="currency">
            <text:p>1,22 €</text:p>
          </table:table-cell>
          <table:table-cell table:style-name="ce4" table:formula="of:=[.$D$7]*[.A140]-[.B140]*[.A140]" office:value-type="currency" office:currency="EUR" office:value="768.7761" calcext:value-type="currency">
            <text:p>768,78 €</text:p>
          </table:table-cell>
          <table:table-cell table:number-columns-repeated="16381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table:formula="of:=VLOOKUP([.A141];[.$N$2:.$O$6];2;1)/[.A141]" office:value-type="currency" office:currency="EUR" office:value="1.21062611940299" calcext:value-type="currency">
            <text:p>1,21 €</text:p>
          </table:table-cell>
          <table:table-cell table:style-name="ce4" table:formula="of:=[.$D$7]*[.A141]-[.B141]*[.A141]" office:value-type="currency" office:currency="EUR" office:value="775.7761" calcext:value-type="currency">
            <text:p>775,78 €</text:p>
          </table:table-cell>
          <table:table-cell table:number-columns-repeated="1638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table:formula="of:=VLOOKUP([.A142];[.$N$2:.$O$6];2;1)/[.A142]" office:value-type="currency" office:currency="EUR" office:value="1.20165851851852" calcext:value-type="currency">
            <text:p>1,20 €</text:p>
          </table:table-cell>
          <table:table-cell table:style-name="ce4" table:formula="of:=[.$D$7]*[.A142]-[.B142]*[.A142]" office:value-type="currency" office:currency="EUR" office:value="782.7761" calcext:value-type="currency">
            <text:p>782,78 €</text:p>
          </table:table-cell>
          <table:table-cell table:number-columns-repeated="16381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table:formula="of:=VLOOKUP([.A143];[.$N$2:.$O$6];2;1)/[.A143]" office:value-type="currency" office:currency="EUR" office:value="1.19282279411765" calcext:value-type="currency">
            <text:p>1,19 €</text:p>
          </table:table-cell>
          <table:table-cell table:style-name="ce4" table:formula="of:=[.$D$7]*[.A143]-[.B143]*[.A143]" office:value-type="currency" office:currency="EUR" office:value="789.7761" calcext:value-type="currency">
            <text:p>789,78 €</text:p>
          </table:table-cell>
          <table:table-cell table:number-columns-repeated="1638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table:formula="of:=VLOOKUP([.A144];[.$N$2:.$O$6];2;1)/[.A144]" office:value-type="currency" office:currency="EUR" office:value="1.18411605839416" calcext:value-type="currency">
            <text:p>1,18 €</text:p>
          </table:table-cell>
          <table:table-cell table:style-name="ce4" table:formula="of:=[.$D$7]*[.A144]-[.B144]*[.A144]" office:value-type="currency" office:currency="EUR" office:value="796.7761" calcext:value-type="currency">
            <text:p>796,78 €</text:p>
          </table:table-cell>
          <table:table-cell table:number-columns-repeated="1638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table:formula="of:=VLOOKUP([.A145];[.$N$2:.$O$6];2;1)/[.A145]" office:value-type="currency" office:currency="EUR" office:value="1.17553550724638" calcext:value-type="currency">
            <text:p>1,18 €</text:p>
          </table:table-cell>
          <table:table-cell table:style-name="ce4" table:formula="of:=[.$D$7]*[.A145]-[.B145]*[.A145]" office:value-type="currency" office:currency="EUR" office:value="803.7761" calcext:value-type="currency">
            <text:p>803,78 €</text:p>
          </table:table-cell>
          <table:table-cell table:number-columns-repeated="1638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table:formula="of:=VLOOKUP([.A146];[.$N$2:.$O$6];2;1)/[.A146]" office:value-type="currency" office:currency="EUR" office:value="1.16707841726619" calcext:value-type="currency">
            <text:p>1,17 €</text:p>
          </table:table-cell>
          <table:table-cell table:style-name="ce4" table:formula="of:=[.$D$7]*[.A146]-[.B146]*[.A146]" office:value-type="currency" office:currency="EUR" office:value="810.7761" calcext:value-type="currency">
            <text:p>810,78 €</text:p>
          </table:table-cell>
          <table:table-cell table:number-columns-repeated="1638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table:formula="of:=VLOOKUP([.A147];[.$N$2:.$O$6];2;1)/[.A147]" office:value-type="currency" office:currency="EUR" office:value="1.15874214285714" calcext:value-type="currency">
            <text:p>1,16 €</text:p>
          </table:table-cell>
          <table:table-cell table:style-name="ce4" table:formula="of:=[.$D$7]*[.A147]-[.B147]*[.A147]" office:value-type="currency" office:currency="EUR" office:value="817.7761" calcext:value-type="currency">
            <text:p>817,78 €</text:p>
          </table:table-cell>
          <table:table-cell table:number-columns-repeated="1638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table:formula="of:=VLOOKUP([.A148];[.$N$2:.$O$6];2;1)/[.A148]" office:value-type="currency" office:currency="EUR" office:value="1.15052411347518" calcext:value-type="currency">
            <text:p>1,15 €</text:p>
          </table:table-cell>
          <table:table-cell table:style-name="ce4" table:formula="of:=[.$D$7]*[.A148]-[.B148]*[.A148]" office:value-type="currency" office:currency="EUR" office:value="824.7761" calcext:value-type="currency">
            <text:p>824,78 €</text:p>
          </table:table-cell>
          <table:table-cell table:number-columns-repeated="1638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table:formula="of:=VLOOKUP([.A149];[.$N$2:.$O$6];2;1)/[.A149]" office:value-type="currency" office:currency="EUR" office:value="1.14242183098592" calcext:value-type="currency">
            <text:p>1,14 €</text:p>
          </table:table-cell>
          <table:table-cell table:style-name="ce4" table:formula="of:=[.$D$7]*[.A149]-[.B149]*[.A149]" office:value-type="currency" office:currency="EUR" office:value="831.7761" calcext:value-type="currency">
            <text:p>831,78 €</text:p>
          </table:table-cell>
          <table:table-cell table:number-columns-repeated="1638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table:formula="of:=VLOOKUP([.A150];[.$N$2:.$O$6];2;1)/[.A150]" office:value-type="currency" office:currency="EUR" office:value="1.13443286713287" calcext:value-type="currency">
            <text:p>1,13 €</text:p>
          </table:table-cell>
          <table:table-cell table:style-name="ce4" table:formula="of:=[.$D$7]*[.A150]-[.B150]*[.A150]" office:value-type="currency" office:currency="EUR" office:value="838.7761" calcext:value-type="currency">
            <text:p>838,78 €</text:p>
          </table:table-cell>
          <table:table-cell table:number-columns-repeated="1638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table:formula="of:=VLOOKUP([.A151];[.$N$2:.$O$6];2;1)/[.A151]" office:value-type="currency" office:currency="EUR" office:value="1.12655486111111" calcext:value-type="currency">
            <text:p>1,13 €</text:p>
          </table:table-cell>
          <table:table-cell table:style-name="ce4" table:formula="of:=[.$D$7]*[.A151]-[.B151]*[.A151]" office:value-type="currency" office:currency="EUR" office:value="845.7761" calcext:value-type="currency">
            <text:p>845,78 €</text:p>
          </table:table-cell>
          <table:table-cell table:number-columns-repeated="16381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table:formula="of:=VLOOKUP([.A152];[.$N$2:.$O$6];2;1)/[.A152]" office:value-type="currency" office:currency="EUR" office:value="1.11878551724138" calcext:value-type="currency">
            <text:p>1,12 €</text:p>
          </table:table-cell>
          <table:table-cell table:style-name="ce4" table:formula="of:=[.$D$7]*[.A152]-[.B152]*[.A152]" office:value-type="currency" office:currency="EUR" office:value="852.7761" calcext:value-type="currency">
            <text:p>852,78 €</text:p>
          </table:table-cell>
          <table:table-cell table:number-columns-repeated="1638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table:formula="of:=VLOOKUP([.A153];[.$N$2:.$O$6];2;1)/[.A153]" office:value-type="currency" office:currency="EUR" office:value="1.11112260273973" calcext:value-type="currency">
            <text:p>1,11 €</text:p>
          </table:table-cell>
          <table:table-cell table:style-name="ce4" table:formula="of:=[.$D$7]*[.A153]-[.B153]*[.A153]" office:value-type="currency" office:currency="EUR" office:value="859.7761" calcext:value-type="currency">
            <text:p>859,78 €</text:p>
          </table:table-cell>
          <table:table-cell table:number-columns-repeated="1638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table:formula="of:=VLOOKUP([.A154];[.$N$2:.$O$6];2;1)/[.A154]" office:value-type="currency" office:currency="EUR" office:value="1.10356394557823" calcext:value-type="currency">
            <text:p>1,10 €</text:p>
          </table:table-cell>
          <table:table-cell table:style-name="ce4" table:formula="of:=[.$D$7]*[.A154]-[.B154]*[.A154]" office:value-type="currency" office:currency="EUR" office:value="866.7761" calcext:value-type="currency">
            <text:p>866,78 €</text:p>
          </table:table-cell>
          <table:table-cell table:number-columns-repeated="16381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table:formula="of:=VLOOKUP([.A155];[.$N$2:.$O$6];2;1)/[.A155]" office:value-type="currency" office:currency="EUR" office:value="1.09610743243243" calcext:value-type="currency">
            <text:p>1,10 €</text:p>
          </table:table-cell>
          <table:table-cell table:style-name="ce4" table:formula="of:=[.$D$7]*[.A155]-[.B155]*[.A155]" office:value-type="currency" office:currency="EUR" office:value="873.7761" calcext:value-type="currency">
            <text:p>873,78 €</text:p>
          </table:table-cell>
          <table:table-cell table:number-columns-repeated="1638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table:formula="of:=VLOOKUP([.A156];[.$N$2:.$O$6];2;1)/[.A156]" office:value-type="currency" office:currency="EUR" office:value="1.08875100671141" calcext:value-type="currency">
            <text:p>1,09 €</text:p>
          </table:table-cell>
          <table:table-cell table:style-name="ce4" table:formula="of:=[.$D$7]*[.A156]-[.B156]*[.A156]" office:value-type="currency" office:currency="EUR" office:value="880.7761" calcext:value-type="currency">
            <text:p>880,78 €</text:p>
          </table:table-cell>
          <table:table-cell table:number-columns-repeated="1638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table:formula="of:=VLOOKUP([.A157];[.$N$2:.$O$6];2;1)/[.A157]" office:value-type="currency" office:currency="EUR" office:value="1.08149266666667" calcext:value-type="currency">
            <text:p>1,08 €</text:p>
          </table:table-cell>
          <table:table-cell table:style-name="ce4" table:formula="of:=[.$D$7]*[.A157]-[.B157]*[.A157]" office:value-type="currency" office:currency="EUR" office:value="887.7761" calcext:value-type="currency">
            <text:p>887,78 €</text:p>
          </table:table-cell>
          <table:table-cell table:number-columns-repeated="16381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table:formula="of:=VLOOKUP([.A158];[.$N$2:.$O$6];2;1)/[.A158]" office:value-type="currency" office:currency="EUR" office:value="1.07433046357616" calcext:value-type="currency">
            <text:p>1,07 €</text:p>
          </table:table-cell>
          <table:table-cell table:style-name="ce4" table:formula="of:=[.$D$7]*[.A158]-[.B158]*[.A158]" office:value-type="currency" office:currency="EUR" office:value="894.7761" calcext:value-type="currency">
            <text:p>894,78 €</text:p>
          </table:table-cell>
          <table:table-cell table:number-columns-repeated="16381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table:formula="of:=VLOOKUP([.A159];[.$N$2:.$O$6];2;1)/[.A159]" office:value-type="currency" office:currency="EUR" office:value="1.0672625" calcext:value-type="currency">
            <text:p>1,07 €</text:p>
          </table:table-cell>
          <table:table-cell table:style-name="ce4" table:formula="of:=[.$D$7]*[.A159]-[.B159]*[.A159]" office:value-type="currency" office:currency="EUR" office:value="901.7761" calcext:value-type="currency">
            <text:p>901,78 €</text:p>
          </table:table-cell>
          <table:table-cell table:number-columns-repeated="16381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table:formula="of:=VLOOKUP([.A160];[.$N$2:.$O$6];2;1)/[.A160]" office:value-type="currency" office:currency="EUR" office:value="1.06028692810458" calcext:value-type="currency">
            <text:p>1,06 €</text:p>
          </table:table-cell>
          <table:table-cell table:style-name="ce4" table:formula="of:=[.$D$7]*[.A160]-[.B160]*[.A160]" office:value-type="currency" office:currency="EUR" office:value="908.7761" calcext:value-type="currency">
            <text:p>908,78 €</text:p>
          </table:table-cell>
          <table:table-cell table:number-columns-repeated="16381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table:formula="of:=VLOOKUP([.A161];[.$N$2:.$O$6];2;1)/[.A161]" office:value-type="currency" office:currency="EUR" office:value="1.05340194805195" calcext:value-type="currency">
            <text:p>1,05 €</text:p>
          </table:table-cell>
          <table:table-cell table:style-name="ce4" table:formula="of:=[.$D$7]*[.A161]-[.B161]*[.A161]" office:value-type="currency" office:currency="EUR" office:value="915.7761" calcext:value-type="currency">
            <text:p>915,78 €</text:p>
          </table:table-cell>
          <table:table-cell table:number-columns-repeated="16381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table:formula="of:=VLOOKUP([.A162];[.$N$2:.$O$6];2;1)/[.A162]" office:value-type="currency" office:currency="EUR" office:value="1.04660580645161" calcext:value-type="currency">
            <text:p>1,05 €</text:p>
          </table:table-cell>
          <table:table-cell table:style-name="ce4" table:formula="of:=[.$D$7]*[.A162]-[.B162]*[.A162]" office:value-type="currency" office:currency="EUR" office:value="922.7761" calcext:value-type="currency">
            <text:p>922,78 €</text:p>
          </table:table-cell>
          <table:table-cell table:number-columns-repeated="16381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table:formula="of:=VLOOKUP([.A163];[.$N$2:.$O$6];2;1)/[.A163]" office:value-type="currency" office:currency="EUR" office:value="1.03989679487179" calcext:value-type="currency">
            <text:p>1,04 €</text:p>
          </table:table-cell>
          <table:table-cell table:style-name="ce4" table:formula="of:=[.$D$7]*[.A163]-[.B163]*[.A163]" office:value-type="currency" office:currency="EUR" office:value="929.7761" calcext:value-type="currency">
            <text:p>929,78 €</text:p>
          </table:table-cell>
          <table:table-cell table:number-columns-repeated="16381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table:formula="of:=VLOOKUP([.A164];[.$N$2:.$O$6];2;1)/[.A164]" office:value-type="currency" office:currency="EUR" office:value="1.03327324840764" calcext:value-type="currency">
            <text:p>1,03 €</text:p>
          </table:table-cell>
          <table:table-cell table:style-name="ce4" table:formula="of:=[.$D$7]*[.A164]-[.B164]*[.A164]" office:value-type="currency" office:currency="EUR" office:value="936.7761" calcext:value-type="currency">
            <text:p>936,78 €</text:p>
          </table:table-cell>
          <table:table-cell table:number-columns-repeated="16381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table:formula="of:=VLOOKUP([.A165];[.$N$2:.$O$6];2;1)/[.A165]" office:value-type="currency" office:currency="EUR" office:value="1.0267335443038" calcext:value-type="currency">
            <text:p>1,03 €</text:p>
          </table:table-cell>
          <table:table-cell table:style-name="ce4" table:formula="of:=[.$D$7]*[.A165]-[.B165]*[.A165]" office:value-type="currency" office:currency="EUR" office:value="943.7761" calcext:value-type="currency">
            <text:p>943,78 €</text:p>
          </table:table-cell>
          <table:table-cell table:number-columns-repeated="16381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table:formula="of:=VLOOKUP([.A166];[.$N$2:.$O$6];2;1)/[.A166]" office:value-type="currency" office:currency="EUR" office:value="1.02027610062893" calcext:value-type="currency">
            <text:p>1,02 €</text:p>
          </table:table-cell>
          <table:table-cell table:style-name="ce4" table:formula="of:=[.$D$7]*[.A166]-[.B166]*[.A166]" office:value-type="currency" office:currency="EUR" office:value="950.7761" calcext:value-type="currency">
            <text:p>950,78 €</text:p>
          </table:table-cell>
          <table:table-cell table:number-columns-repeated="1638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table:formula="of:=VLOOKUP([.A167];[.$N$2:.$O$6];2;1)/[.A167]" office:value-type="currency" office:currency="EUR" office:value="1.013899375" calcext:value-type="currency">
            <text:p>1,01 €</text:p>
          </table:table-cell>
          <table:table-cell table:style-name="ce4" table:formula="of:=[.$D$7]*[.A167]-[.B167]*[.A167]" office:value-type="currency" office:currency="EUR" office:value="957.7761" calcext:value-type="currency">
            <text:p>957,78 €</text:p>
          </table:table-cell>
          <table:table-cell table:number-columns-repeated="1638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" table:formula="of:=VLOOKUP([.A168];[.$N$2:.$O$6];2;1)/[.A168]" office:value-type="currency" office:currency="EUR" office:value="1.00760186335404" calcext:value-type="currency">
            <text:p>1,01 €</text:p>
          </table:table-cell>
          <table:table-cell table:style-name="ce4" table:formula="of:=[.$D$7]*[.A168]-[.B168]*[.A168]" office:value-type="currency" office:currency="EUR" office:value="964.7761" calcext:value-type="currency">
            <text:p>964,78 €</text:p>
          </table:table-cell>
          <table:table-cell table:number-columns-repeated="1638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" table:formula="of:=VLOOKUP([.A169];[.$N$2:.$O$6];2;1)/[.A169]" office:value-type="currency" office:currency="EUR" office:value="1.00138209876543" calcext:value-type="currency">
            <text:p>1,00 €</text:p>
          </table:table-cell>
          <table:table-cell table:style-name="ce4" table:formula="of:=[.$D$7]*[.A169]-[.B169]*[.A169]" office:value-type="currency" office:currency="EUR" office:value="971.7761" calcext:value-type="currency">
            <text:p>971,78 €</text:p>
          </table:table-cell>
          <table:table-cell table:number-columns-repeated="1638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table:formula="of:=VLOOKUP([.A170];[.$N$2:.$O$6];2;1)/[.A170]" office:value-type="currency" office:currency="EUR" office:value="0.995238650306748" calcext:value-type="currency">
            <text:p>1,00 €</text:p>
          </table:table-cell>
          <table:table-cell table:style-name="ce4" table:formula="of:=[.$D$7]*[.A170]-[.B170]*[.A170]" office:value-type="currency" office:currency="EUR" office:value="978.7761" calcext:value-type="currency">
            <text:p>978,78 €</text:p>
          </table:table-cell>
          <table:table-cell table:number-columns-repeated="1638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table:formula="of:=VLOOKUP([.A171];[.$N$2:.$O$6];2;1)/[.A171]" office:value-type="currency" office:currency="EUR" office:value="0.989170121951219" calcext:value-type="currency">
            <text:p>0,99 €</text:p>
          </table:table-cell>
          <table:table-cell table:style-name="ce4" table:formula="of:=[.$D$7]*[.A171]-[.B171]*[.A171]" office:value-type="currency" office:currency="EUR" office:value="985.7761" calcext:value-type="currency">
            <text:p>985,78 €</text:p>
          </table:table-cell>
          <table:table-cell table:number-columns-repeated="1638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table:formula="of:=VLOOKUP([.A172];[.$N$2:.$O$6];2;1)/[.A172]" office:value-type="currency" office:currency="EUR" office:value="0.983175151515151" calcext:value-type="currency">
            <text:p>0,98 €</text:p>
          </table:table-cell>
          <table:table-cell table:style-name="ce4" table:formula="of:=[.$D$7]*[.A172]-[.B172]*[.A172]" office:value-type="currency" office:currency="EUR" office:value="992.7761" calcext:value-type="currency">
            <text:p>992,78 €</text:p>
          </table:table-cell>
          <table:table-cell table:number-columns-repeated="1638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" table:formula="of:=VLOOKUP([.A173];[.$N$2:.$O$6];2;1)/[.A173]" office:value-type="currency" office:currency="EUR" office:value="0.977252409638554" calcext:value-type="currency">
            <text:p>0,98 €</text:p>
          </table:table-cell>
          <table:table-cell table:style-name="ce4" table:formula="of:=[.$D$7]*[.A173]-[.B173]*[.A173]" office:value-type="currency" office:currency="EUR" office:value="999.7761" calcext:value-type="currency">
            <text:p>999,78 €</text:p>
          </table:table-cell>
          <table:table-cell table:number-columns-repeated="1638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table:formula="of:=VLOOKUP([.A174];[.$N$2:.$O$6];2;1)/[.A174]" office:value-type="currency" office:currency="EUR" office:value="0.971400598802395" calcext:value-type="currency">
            <text:p>0,97 €</text:p>
          </table:table-cell>
          <table:table-cell table:style-name="ce4" table:formula="of:=[.$D$7]*[.A174]-[.B174]*[.A174]" office:value-type="currency" office:currency="EUR" office:value="1006.7761" calcext:value-type="currency">
            <text:p>1.006,78 €</text:p>
          </table:table-cell>
          <table:table-cell table:number-columns-repeated="1638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table:formula="of:=VLOOKUP([.A175];[.$N$2:.$O$6];2;1)/[.A175]" office:value-type="currency" office:currency="EUR" office:value="0.965618452380952" calcext:value-type="currency">
            <text:p>0,97 €</text:p>
          </table:table-cell>
          <table:table-cell table:style-name="ce4" table:formula="of:=[.$D$7]*[.A175]-[.B175]*[.A175]" office:value-type="currency" office:currency="EUR" office:value="1013.7761" calcext:value-type="currency">
            <text:p>1.013,78 €</text:p>
          </table:table-cell>
          <table:table-cell table:number-columns-repeated="1638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table:formula="of:=VLOOKUP([.A176];[.$N$2:.$O$6];2;1)/[.A176]" office:value-type="currency" office:currency="EUR" office:value="0.959904733727811" calcext:value-type="currency">
            <text:p>0,96 €</text:p>
          </table:table-cell>
          <table:table-cell table:style-name="ce4" table:formula="of:=[.$D$7]*[.A176]-[.B176]*[.A176]" office:value-type="currency" office:currency="EUR" office:value="1020.7761" calcext:value-type="currency">
            <text:p>1.020,78 €</text:p>
          </table:table-cell>
          <table:table-cell table:number-columns-repeated="1638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table:formula="of:=VLOOKUP([.A177];[.$N$2:.$O$6];2;1)/[.A177]" office:value-type="currency" office:currency="EUR" office:value="0.954258235294118" calcext:value-type="currency">
            <text:p>0,95 €</text:p>
          </table:table-cell>
          <table:table-cell table:style-name="ce4" table:formula="of:=[.$D$7]*[.A177]-[.B177]*[.A177]" office:value-type="currency" office:currency="EUR" office:value="1027.7761" calcext:value-type="currency">
            <text:p>1.027,78 €</text:p>
          </table:table-cell>
          <table:table-cell table:number-columns-repeated="16381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table:formula="of:=VLOOKUP([.A178];[.$N$2:.$O$6];2;1)/[.A178]" office:value-type="currency" office:currency="EUR" office:value="0.948677777777778" calcext:value-type="currency">
            <text:p>0,95 €</text:p>
          </table:table-cell>
          <table:table-cell table:style-name="ce4" table:formula="of:=[.$D$7]*[.A178]-[.B178]*[.A178]" office:value-type="currency" office:currency="EUR" office:value="1034.7761" calcext:value-type="currency">
            <text:p>1.034,78 €</text:p>
          </table:table-cell>
          <table:table-cell table:number-columns-repeated="16381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table:formula="of:=VLOOKUP([.A179];[.$N$2:.$O$6];2;1)/[.A179]" office:value-type="currency" office:currency="EUR" office:value="0.943162209302326" calcext:value-type="currency">
            <text:p>0,94 €</text:p>
          </table:table-cell>
          <table:table-cell table:style-name="ce4" table:formula="of:=[.$D$7]*[.A179]-[.B179]*[.A179]" office:value-type="currency" office:currency="EUR" office:value="1041.7761" calcext:value-type="currency">
            <text:p>1.041,78 €</text:p>
          </table:table-cell>
          <table:table-cell table:number-columns-repeated="16381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table:formula="of:=VLOOKUP([.A180];[.$N$2:.$O$6];2;1)/[.A180]" office:value-type="currency" office:currency="EUR" office:value="0.937710404624277" calcext:value-type="currency">
            <text:p>0,94 €</text:p>
          </table:table-cell>
          <table:table-cell table:style-name="ce4" table:formula="of:=[.$D$7]*[.A180]-[.B180]*[.A180]" office:value-type="currency" office:currency="EUR" office:value="1048.7761" calcext:value-type="currency">
            <text:p>1.048,78 €</text:p>
          </table:table-cell>
          <table:table-cell table:number-columns-repeated="16381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table:formula="of:=VLOOKUP([.A181];[.$N$2:.$O$6];2;1)/[.A181]" office:value-type="currency" office:currency="EUR" office:value="0.932321264367816" calcext:value-type="currency">
            <text:p>0,93 €</text:p>
          </table:table-cell>
          <table:table-cell table:style-name="ce4" table:formula="of:=[.$D$7]*[.A181]-[.B181]*[.A181]" office:value-type="currency" office:currency="EUR" office:value="1055.7761" calcext:value-type="currency">
            <text:p>1.055,78 €</text:p>
          </table:table-cell>
          <table:table-cell table:number-columns-repeated="16381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table:formula="of:=VLOOKUP([.A182];[.$N$2:.$O$6];2;1)/[.A182]" office:value-type="currency" office:currency="EUR" office:value="0.926993714285714" calcext:value-type="currency">
            <text:p>0,93 €</text:p>
          </table:table-cell>
          <table:table-cell table:style-name="ce4" table:formula="of:=[.$D$7]*[.A182]-[.B182]*[.A182]" office:value-type="currency" office:currency="EUR" office:value="1062.7761" calcext:value-type="currency">
            <text:p>1.062,78 €</text:p>
          </table:table-cell>
          <table:table-cell table:number-columns-repeated="16381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table:formula="of:=VLOOKUP([.A183];[.$N$2:.$O$6];2;1)/[.A183]" office:value-type="currency" office:currency="EUR" office:value="0.921726704545455" calcext:value-type="currency">
            <text:p>0,92 €</text:p>
          </table:table-cell>
          <table:table-cell table:style-name="ce4" table:formula="of:=[.$D$7]*[.A183]-[.B183]*[.A183]" office:value-type="currency" office:currency="EUR" office:value="1069.7761" calcext:value-type="currency">
            <text:p>1.069,78 €</text:p>
          </table:table-cell>
          <table:table-cell table:number-columns-repeated="16381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4" table:formula="of:=VLOOKUP([.A184];[.$N$2:.$O$6];2;1)/[.A184]" office:value-type="currency" office:currency="EUR" office:value="0.916519209039548" calcext:value-type="currency">
            <text:p>0,92 €</text:p>
          </table:table-cell>
          <table:table-cell table:style-name="ce4" table:formula="of:=[.$D$7]*[.A184]-[.B184]*[.A184]" office:value-type="currency" office:currency="EUR" office:value="1076.7761" calcext:value-type="currency">
            <text:p>1.076,78 €</text:p>
          </table:table-cell>
          <table:table-cell table:number-columns-repeated="16381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4" table:formula="of:=VLOOKUP([.A185];[.$N$2:.$O$6];2;1)/[.A185]" office:value-type="currency" office:currency="EUR" office:value="0.911370224719101" calcext:value-type="currency">
            <text:p>0,91 €</text:p>
          </table:table-cell>
          <table:table-cell table:style-name="ce4" table:formula="of:=[.$D$7]*[.A185]-[.B185]*[.A185]" office:value-type="currency" office:currency="EUR" office:value="1083.7761" calcext:value-type="currency">
            <text:p>1.083,78 €</text:p>
          </table:table-cell>
          <table:table-cell table:number-columns-repeated="16381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4" table:formula="of:=VLOOKUP([.A186];[.$N$2:.$O$6];2;1)/[.A186]" office:value-type="currency" office:currency="EUR" office:value="0.906278770949721" calcext:value-type="currency">
            <text:p>0,91 €</text:p>
          </table:table-cell>
          <table:table-cell table:style-name="ce4" table:formula="of:=[.$D$7]*[.A186]-[.B186]*[.A186]" office:value-type="currency" office:currency="EUR" office:value="1090.7761" calcext:value-type="currency">
            <text:p>1.090,78 €</text:p>
          </table:table-cell>
          <table:table-cell table:number-columns-repeated="16381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4" table:formula="of:=VLOOKUP([.A187];[.$N$2:.$O$6];2;1)/[.A187]" office:value-type="currency" office:currency="EUR" office:value="0.901243888888889" calcext:value-type="currency">
            <text:p>0,90 €</text:p>
          </table:table-cell>
          <table:table-cell table:style-name="ce4" table:formula="of:=[.$D$7]*[.A187]-[.B187]*[.A187]" office:value-type="currency" office:currency="EUR" office:value="1097.7761" calcext:value-type="currency">
            <text:p>1.097,78 €</text:p>
          </table:table-cell>
          <table:table-cell table:number-columns-repeated="16381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4" table:formula="of:=VLOOKUP([.A188];[.$N$2:.$O$6];2;1)/[.A188]" office:value-type="currency" office:currency="EUR" office:value="0.896264640883978" calcext:value-type="currency">
            <text:p>0,90 €</text:p>
          </table:table-cell>
          <table:table-cell table:style-name="ce4" table:formula="of:=[.$D$7]*[.A188]-[.B188]*[.A188]" office:value-type="currency" office:currency="EUR" office:value="1104.7761" calcext:value-type="currency">
            <text:p>1.104,78 €</text:p>
          </table:table-cell>
          <table:table-cell table:number-columns-repeated="16381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4" table:formula="of:=VLOOKUP([.A189];[.$N$2:.$O$6];2;1)/[.A189]" office:value-type="currency" office:currency="EUR" office:value="0.89134010989011" calcext:value-type="currency">
            <text:p>0,89 €</text:p>
          </table:table-cell>
          <table:table-cell table:style-name="ce4" table:formula="of:=[.$D$7]*[.A189]-[.B189]*[.A189]" office:value-type="currency" office:currency="EUR" office:value="1111.7761" calcext:value-type="currency">
            <text:p>1.111,78 €</text:p>
          </table:table-cell>
          <table:table-cell table:number-columns-repeated="16381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4" table:formula="of:=VLOOKUP([.A190];[.$N$2:.$O$6];2;1)/[.A190]" office:value-type="currency" office:currency="EUR" office:value="0.886469398907104" calcext:value-type="currency">
            <text:p>0,89 €</text:p>
          </table:table-cell>
          <table:table-cell table:style-name="ce4" table:formula="of:=[.$D$7]*[.A190]-[.B190]*[.A190]" office:value-type="currency" office:currency="EUR" office:value="1118.7761" calcext:value-type="currency">
            <text:p>1.118,78 €</text:p>
          </table:table-cell>
          <table:table-cell table:number-columns-repeated="16381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4" table:formula="of:=VLOOKUP([.A191];[.$N$2:.$O$6];2;1)/[.A191]" office:value-type="currency" office:currency="EUR" office:value="0.881651630434783" calcext:value-type="currency">
            <text:p>0,88 €</text:p>
          </table:table-cell>
          <table:table-cell table:style-name="ce4" table:formula="of:=[.$D$7]*[.A191]-[.B191]*[.A191]" office:value-type="currency" office:currency="EUR" office:value="1125.7761" calcext:value-type="currency">
            <text:p>1.125,78 €</text:p>
          </table:table-cell>
          <table:table-cell table:number-columns-repeated="16381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4" table:formula="of:=VLOOKUP([.A192];[.$N$2:.$O$6];2;1)/[.A192]" office:value-type="currency" office:currency="EUR" office:value="0.876885945945946" calcext:value-type="currency">
            <text:p>0,88 €</text:p>
          </table:table-cell>
          <table:table-cell table:style-name="ce4" table:formula="of:=[.$D$7]*[.A192]-[.B192]*[.A192]" office:value-type="currency" office:currency="EUR" office:value="1132.7761" calcext:value-type="currency">
            <text:p>1.132,78 €</text:p>
          </table:table-cell>
          <table:table-cell table:number-columns-repeated="1638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4" table:formula="of:=VLOOKUP([.A193];[.$N$2:.$O$6];2;1)/[.A193]" office:value-type="currency" office:currency="EUR" office:value="0.872171505376344" calcext:value-type="currency">
            <text:p>0,87 €</text:p>
          </table:table-cell>
          <table:table-cell table:style-name="ce4" table:formula="of:=[.$D$7]*[.A193]-[.B193]*[.A193]" office:value-type="currency" office:currency="EUR" office:value="1139.7761" calcext:value-type="currency">
            <text:p>1.139,78 €</text:p>
          </table:table-cell>
          <table:table-cell table:number-columns-repeated="1638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4" table:formula="of:=VLOOKUP([.A194];[.$N$2:.$O$6];2;1)/[.A194]" office:value-type="currency" office:currency="EUR" office:value="0.867507486631016" calcext:value-type="currency">
            <text:p>0,87 €</text:p>
          </table:table-cell>
          <table:table-cell table:style-name="ce4" table:formula="of:=[.$D$7]*[.A194]-[.B194]*[.A194]" office:value-type="currency" office:currency="EUR" office:value="1146.7761" calcext:value-type="currency">
            <text:p>1.146,78 €</text:p>
          </table:table-cell>
          <table:table-cell table:number-columns-repeated="1638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4" table:formula="of:=VLOOKUP([.A195];[.$N$2:.$O$6];2;1)/[.A195]" office:value-type="currency" office:currency="EUR" office:value="0.862893085106383" calcext:value-type="currency">
            <text:p>0,86 €</text:p>
          </table:table-cell>
          <table:table-cell table:style-name="ce4" table:formula="of:=[.$D$7]*[.A195]-[.B195]*[.A195]" office:value-type="currency" office:currency="EUR" office:value="1153.7761" calcext:value-type="currency">
            <text:p>1.153,78 €</text:p>
          </table:table-cell>
          <table:table-cell table:number-columns-repeated="1638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4" table:formula="of:=VLOOKUP([.A196];[.$N$2:.$O$6];2;1)/[.A196]" office:value-type="currency" office:currency="EUR" office:value="0.858327513227513" calcext:value-type="currency">
            <text:p>0,86 €</text:p>
          </table:table-cell>
          <table:table-cell table:style-name="ce4" table:formula="of:=[.$D$7]*[.A196]-[.B196]*[.A196]" office:value-type="currency" office:currency="EUR" office:value="1160.7761" calcext:value-type="currency">
            <text:p>1.160,78 €</text:p>
          </table:table-cell>
          <table:table-cell table:number-columns-repeated="1638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4" table:formula="of:=VLOOKUP([.A197];[.$N$2:.$O$6];2;1)/[.A197]" office:value-type="currency" office:currency="EUR" office:value="0.85381" calcext:value-type="currency">
            <text:p>0,85 €</text:p>
          </table:table-cell>
          <table:table-cell table:style-name="ce4" table:formula="of:=[.$D$7]*[.A197]-[.B197]*[.A197]" office:value-type="currency" office:currency="EUR" office:value="1167.7761" calcext:value-type="currency">
            <text:p>1.167,78 €</text:p>
          </table:table-cell>
          <table:table-cell table:number-columns-repeated="1638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4" table:formula="of:=VLOOKUP([.A198];[.$N$2:.$O$6];2;1)/[.A198]" office:value-type="currency" office:currency="EUR" office:value="0.849339790575916" calcext:value-type="currency">
            <text:p>0,85 €</text:p>
          </table:table-cell>
          <table:table-cell table:style-name="ce4" table:formula="of:=[.$D$7]*[.A198]-[.B198]*[.A198]" office:value-type="currency" office:currency="EUR" office:value="1174.7761" calcext:value-type="currency">
            <text:p>1.174,78 €</text:p>
          </table:table-cell>
          <table:table-cell table:number-columns-repeated="1638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4" table:formula="of:=VLOOKUP([.A199];[.$N$2:.$O$6];2;1)/[.A199]" office:value-type="currency" office:currency="EUR" office:value="0.844916145833333" calcext:value-type="currency">
            <text:p>0,84 €</text:p>
          </table:table-cell>
          <table:table-cell table:style-name="ce4" table:formula="of:=[.$D$7]*[.A199]-[.B199]*[.A199]" office:value-type="currency" office:currency="EUR" office:value="1181.7761" calcext:value-type="currency">
            <text:p>1.181,78 €</text:p>
          </table:table-cell>
          <table:table-cell table:number-columns-repeated="1638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4" table:formula="of:=VLOOKUP([.A200];[.$N$2:.$O$6];2;1)/[.A200]" office:value-type="currency" office:currency="EUR" office:value="0.840538341968912" calcext:value-type="currency">
            <text:p>0,84 €</text:p>
          </table:table-cell>
          <table:table-cell table:style-name="ce4" table:formula="of:=[.$D$7]*[.A200]-[.B200]*[.A200]" office:value-type="currency" office:currency="EUR" office:value="1188.7761" calcext:value-type="currency">
            <text:p>1.188,78 €</text:p>
          </table:table-cell>
          <table:table-cell table:number-columns-repeated="16381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4" table:formula="of:=VLOOKUP([.A201];[.$N$2:.$O$6];2;1)/[.A201]" office:value-type="currency" office:currency="EUR" office:value="0.836205670103093" calcext:value-type="currency">
            <text:p>0,84 €</text:p>
          </table:table-cell>
          <table:table-cell table:style-name="ce4" table:formula="of:=[.$D$7]*[.A201]-[.B201]*[.A201]" office:value-type="currency" office:currency="EUR" office:value="1195.7761" calcext:value-type="currency">
            <text:p>1.195,78 €</text:p>
          </table:table-cell>
          <table:table-cell table:number-columns-repeated="1638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4" table:formula="of:=VLOOKUP([.A202];[.$N$2:.$O$6];2;1)/[.A202]" office:value-type="currency" office:currency="EUR" office:value="0.831917435897436" calcext:value-type="currency">
            <text:p>0,83 €</text:p>
          </table:table-cell>
          <table:table-cell table:style-name="ce4" table:formula="of:=[.$D$7]*[.A202]-[.B202]*[.A202]" office:value-type="currency" office:currency="EUR" office:value="1202.7761" calcext:value-type="currency">
            <text:p>1.202,78 €</text:p>
          </table:table-cell>
          <table:table-cell table:number-columns-repeated="16381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4" table:formula="of:=VLOOKUP([.A203];[.$N$2:.$O$6];2;1)/[.A203]" office:value-type="currency" office:currency="EUR" office:value="0.827672959183674" calcext:value-type="currency">
            <text:p>0,83 €</text:p>
          </table:table-cell>
          <table:table-cell table:style-name="ce4" table:formula="of:=[.$D$7]*[.A203]-[.B203]*[.A203]" office:value-type="currency" office:currency="EUR" office:value="1209.7761" calcext:value-type="currency">
            <text:p>1.209,78 €</text:p>
          </table:table-cell>
          <table:table-cell table:number-columns-repeated="1638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4" table:formula="of:=VLOOKUP([.A204];[.$N$2:.$O$6];2;1)/[.A204]" office:value-type="currency" office:currency="EUR" office:value="0.823471573604061" calcext:value-type="currency">
            <text:p>0,82 €</text:p>
          </table:table-cell>
          <table:table-cell table:style-name="ce4" table:formula="of:=[.$D$7]*[.A204]-[.B204]*[.A204]" office:value-type="currency" office:currency="EUR" office:value="1216.7761" calcext:value-type="currency">
            <text:p>1.216,78 €</text:p>
          </table:table-cell>
          <table:table-cell table:number-columns-repeated="1638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4" table:formula="of:=VLOOKUP([.A205];[.$N$2:.$O$6];2;1)/[.A205]" office:value-type="currency" office:currency="EUR" office:value="0.819312626262626" calcext:value-type="currency">
            <text:p>0,82 €</text:p>
          </table:table-cell>
          <table:table-cell table:style-name="ce4" table:formula="of:=[.$D$7]*[.A205]-[.B205]*[.A205]" office:value-type="currency" office:currency="EUR" office:value="1223.7761" calcext:value-type="currency">
            <text:p>1.223,78 €</text:p>
          </table:table-cell>
          <table:table-cell table:number-columns-repeated="1638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4" table:formula="of:=VLOOKUP([.A206];[.$N$2:.$O$6];2;1)/[.A206]" office:value-type="currency" office:currency="EUR" office:value="0.815195477386935" calcext:value-type="currency">
            <text:p>0,82 €</text:p>
          </table:table-cell>
          <table:table-cell table:style-name="ce4" table:formula="of:=[.$D$7]*[.A206]-[.B206]*[.A206]" office:value-type="currency" office:currency="EUR" office:value="1230.7761" calcext:value-type="currency">
            <text:p>1.230,78 €</text:p>
          </table:table-cell>
          <table:table-cell table:number-columns-repeated="1638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4" table:formula="of:=VLOOKUP([.A207];[.$N$2:.$O$6];2;1)/[.A207]" office:value-type="currency" office:currency="EUR" office:value="0.8111195" calcext:value-type="currency">
            <text:p>0,81 €</text:p>
          </table:table-cell>
          <table:table-cell table:style-name="ce4" table:formula="of:=[.$D$7]*[.A207]-[.B207]*[.A207]" office:value-type="currency" office:currency="EUR" office:value="1237.7761" calcext:value-type="currency">
            <text:p>1.237,78 €</text:p>
          </table:table-cell>
          <table:table-cell table:number-columns-repeated="1638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4" table:formula="of:=VLOOKUP([.A208];[.$N$2:.$O$6];2;1)/[.A208]" office:value-type="currency" office:currency="EUR" office:value="0.80708407960199" calcext:value-type="currency">
            <text:p>0,81 €</text:p>
          </table:table-cell>
          <table:table-cell table:style-name="ce4" table:formula="of:=[.$D$7]*[.A208]-[.B208]*[.A208]" office:value-type="currency" office:currency="EUR" office:value="1244.7761" calcext:value-type="currency">
            <text:p>1.244,78 €</text:p>
          </table:table-cell>
          <table:table-cell table:number-columns-repeated="16381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4" table:formula="of:=VLOOKUP([.A209];[.$N$2:.$O$6];2;1)/[.A209]" office:value-type="currency" office:currency="EUR" office:value="0.803088613861386" calcext:value-type="currency">
            <text:p>0,80 €</text:p>
          </table:table-cell>
          <table:table-cell table:style-name="ce4" table:formula="of:=[.$D$7]*[.A209]-[.B209]*[.A209]" office:value-type="currency" office:currency="EUR" office:value="1251.7761" calcext:value-type="currency">
            <text:p>1.251,78 €</text:p>
          </table:table-cell>
          <table:table-cell table:number-columns-repeated="16381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4" table:formula="of:=VLOOKUP([.A210];[.$N$2:.$O$6];2;1)/[.A210]" office:value-type="currency" office:currency="EUR" office:value="0.799132512315271" calcext:value-type="currency">
            <text:p>0,80 €</text:p>
          </table:table-cell>
          <table:table-cell table:style-name="ce4" table:formula="of:=[.$D$7]*[.A210]-[.B210]*[.A210]" office:value-type="currency" office:currency="EUR" office:value="1258.7761" calcext:value-type="currency">
            <text:p>1.258,78 €</text:p>
          </table:table-cell>
          <table:table-cell table:number-columns-repeated="16381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4" table:formula="of:=VLOOKUP([.A211];[.$N$2:.$O$6];2;1)/[.A211]" office:value-type="currency" office:currency="EUR" office:value="0.795215196078431" calcext:value-type="currency">
            <text:p>0,80 €</text:p>
          </table:table-cell>
          <table:table-cell table:style-name="ce4" table:formula="of:=[.$D$7]*[.A211]-[.B211]*[.A211]" office:value-type="currency" office:currency="EUR" office:value="1265.7761" calcext:value-type="currency">
            <text:p>1.265,78 €</text:p>
          </table:table-cell>
          <table:table-cell table:number-columns-repeated="16381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4" table:formula="of:=VLOOKUP([.A212];[.$N$2:.$O$6];2;1)/[.A212]" office:value-type="currency" office:currency="EUR" office:value="0.791336097560976" calcext:value-type="currency">
            <text:p>0,79 €</text:p>
          </table:table-cell>
          <table:table-cell table:style-name="ce4" table:formula="of:=[.$D$7]*[.A212]-[.B212]*[.A212]" office:value-type="currency" office:currency="EUR" office:value="1272.7761" calcext:value-type="currency">
            <text:p>1.272,78 €</text:p>
          </table:table-cell>
          <table:table-cell table:number-columns-repeated="16381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4" table:formula="of:=VLOOKUP([.A213];[.$N$2:.$O$6];2;1)/[.A213]" office:value-type="currency" office:currency="EUR" office:value="0.787494660194175" calcext:value-type="currency">
            <text:p>0,79 €</text:p>
          </table:table-cell>
          <table:table-cell table:style-name="ce4" table:formula="of:=[.$D$7]*[.A213]-[.B213]*[.A213]" office:value-type="currency" office:currency="EUR" office:value="1279.7761" calcext:value-type="currency">
            <text:p>1.279,78 €</text:p>
          </table:table-cell>
          <table:table-cell table:number-columns-repeated="16381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4" table:formula="of:=VLOOKUP([.A214];[.$N$2:.$O$6];2;1)/[.A214]" office:value-type="currency" office:currency="EUR" office:value="0.783690338164251" calcext:value-type="currency">
            <text:p>0,78 €</text:p>
          </table:table-cell>
          <table:table-cell table:style-name="ce4" table:formula="of:=[.$D$7]*[.A214]-[.B214]*[.A214]" office:value-type="currency" office:currency="EUR" office:value="1286.7761" calcext:value-type="currency">
            <text:p>1.286,78 €</text:p>
          </table:table-cell>
          <table:table-cell table:number-columns-repeated="16381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4" table:formula="of:=VLOOKUP([.A215];[.$N$2:.$O$6];2;1)/[.A215]" office:value-type="currency" office:currency="EUR" office:value="0.779922596153846" calcext:value-type="currency">
            <text:p>0,78 €</text:p>
          </table:table-cell>
          <table:table-cell table:style-name="ce4" table:formula="of:=[.$D$7]*[.A215]-[.B215]*[.A215]" office:value-type="currency" office:currency="EUR" office:value="1293.7761" calcext:value-type="currency">
            <text:p>1.293,78 €</text:p>
          </table:table-cell>
          <table:table-cell table:number-columns-repeated="16381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4" table:formula="of:=VLOOKUP([.A216];[.$N$2:.$O$6];2;1)/[.A216]" office:value-type="currency" office:currency="EUR" office:value="0.776190909090909" calcext:value-type="currency">
            <text:p>0,78 €</text:p>
          </table:table-cell>
          <table:table-cell table:style-name="ce4" table:formula="of:=[.$D$7]*[.A216]-[.B216]*[.A216]" office:value-type="currency" office:currency="EUR" office:value="1300.7761" calcext:value-type="currency">
            <text:p>1.300,78 €</text:p>
          </table:table-cell>
          <table:table-cell table:number-columns-repeated="16381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4" table:formula="of:=VLOOKUP([.A217];[.$N$2:.$O$6];2;1)/[.A217]" office:value-type="currency" office:currency="EUR" office:value="0.772494761904762" calcext:value-type="currency">
            <text:p>0,77 €</text:p>
          </table:table-cell>
          <table:table-cell table:style-name="ce4" table:formula="of:=[.$D$7]*[.A217]-[.B217]*[.A217]" office:value-type="currency" office:currency="EUR" office:value="1307.7761" calcext:value-type="currency">
            <text:p>1.307,78 €</text:p>
          </table:table-cell>
          <table:table-cell table:number-columns-repeated="16381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4" table:formula="of:=VLOOKUP([.A218];[.$N$2:.$O$6];2;1)/[.A218]" office:value-type="currency" office:currency="EUR" office:value="0.7688336492891" calcext:value-type="currency">
            <text:p>0,77 €</text:p>
          </table:table-cell>
          <table:table-cell table:style-name="ce4" table:formula="of:=[.$D$7]*[.A218]-[.B218]*[.A218]" office:value-type="currency" office:currency="EUR" office:value="1314.7761" calcext:value-type="currency">
            <text:p>1.314,78 €</text:p>
          </table:table-cell>
          <table:table-cell table:number-columns-repeated="16381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4" table:formula="of:=VLOOKUP([.A219];[.$N$2:.$O$6];2;1)/[.A219]" office:value-type="currency" office:currency="EUR" office:value="0.765207075471698" calcext:value-type="currency">
            <text:p>0,77 €</text:p>
          </table:table-cell>
          <table:table-cell table:style-name="ce4" table:formula="of:=[.$D$7]*[.A219]-[.B219]*[.A219]" office:value-type="currency" office:currency="EUR" office:value="1321.7761" calcext:value-type="currency">
            <text:p>1.321,78 €</text:p>
          </table:table-cell>
          <table:table-cell table:number-columns-repeated="16381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4" table:formula="of:=VLOOKUP([.A220];[.$N$2:.$O$6];2;1)/[.A220]" office:value-type="currency" office:currency="EUR" office:value="0.76161455399061" calcext:value-type="currency">
            <text:p>0,76 €</text:p>
          </table:table-cell>
          <table:table-cell table:style-name="ce4" table:formula="of:=[.$D$7]*[.A220]-[.B220]*[.A220]" office:value-type="currency" office:currency="EUR" office:value="1328.7761" calcext:value-type="currency">
            <text:p>1.328,78 €</text:p>
          </table:table-cell>
          <table:table-cell table:number-columns-repeated="16381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4" table:formula="of:=VLOOKUP([.A221];[.$N$2:.$O$6];2;1)/[.A221]" office:value-type="currency" office:currency="EUR" office:value="0.758055607476636" calcext:value-type="currency">
            <text:p>0,76 €</text:p>
          </table:table-cell>
          <table:table-cell table:style-name="ce4" table:formula="of:=[.$D$7]*[.A221]-[.B221]*[.A221]" office:value-type="currency" office:currency="EUR" office:value="1335.7761" calcext:value-type="currency">
            <text:p>1.335,78 €</text:p>
          </table:table-cell>
          <table:table-cell table:number-columns-repeated="16381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4" table:formula="of:=VLOOKUP([.A222];[.$N$2:.$O$6];2;1)/[.A222]" office:value-type="currency" office:currency="EUR" office:value="0.75452976744186" calcext:value-type="currency">
            <text:p>0,75 €</text:p>
          </table:table-cell>
          <table:table-cell table:style-name="ce4" table:formula="of:=[.$D$7]*[.A222]-[.B222]*[.A222]" office:value-type="currency" office:currency="EUR" office:value="1342.7761" calcext:value-type="currency">
            <text:p>1.342,78 €</text:p>
          </table:table-cell>
          <table:table-cell table:number-columns-repeated="16381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4" table:formula="of:=VLOOKUP([.A223];[.$N$2:.$O$6];2;1)/[.A223]" office:value-type="currency" office:currency="EUR" office:value="0.751036574074074" calcext:value-type="currency">
            <text:p>0,75 €</text:p>
          </table:table-cell>
          <table:table-cell table:style-name="ce4" table:formula="of:=[.$D$7]*[.A223]-[.B223]*[.A223]" office:value-type="currency" office:currency="EUR" office:value="1349.7761" calcext:value-type="currency">
            <text:p>1.349,78 €</text:p>
          </table:table-cell>
          <table:table-cell table:number-columns-repeated="16381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4" table:formula="of:=VLOOKUP([.A224];[.$N$2:.$O$6];2;1)/[.A224]" office:value-type="currency" office:currency="EUR" office:value="0.747575576036866" calcext:value-type="currency">
            <text:p>0,75 €</text:p>
          </table:table-cell>
          <table:table-cell table:style-name="ce4" table:formula="of:=[.$D$7]*[.A224]-[.B224]*[.A224]" office:value-type="currency" office:currency="EUR" office:value="1356.7761" calcext:value-type="currency">
            <text:p>1.356,78 €</text:p>
          </table:table-cell>
          <table:table-cell table:number-columns-repeated="16381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4" table:formula="of:=VLOOKUP([.A225];[.$N$2:.$O$6];2;1)/[.A225]" office:value-type="currency" office:currency="EUR" office:value="0.744146330275229" calcext:value-type="currency">
            <text:p>0,74 €</text:p>
          </table:table-cell>
          <table:table-cell table:style-name="ce4" table:formula="of:=[.$D$7]*[.A225]-[.B225]*[.A225]" office:value-type="currency" office:currency="EUR" office:value="1363.7761" calcext:value-type="currency">
            <text:p>1.363,78 €</text:p>
          </table:table-cell>
          <table:table-cell table:number-columns-repeated="16381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4" table:formula="of:=VLOOKUP([.A226];[.$N$2:.$O$6];2;1)/[.A226]" office:value-type="currency" office:currency="EUR" office:value="0.740748401826484" calcext:value-type="currency">
            <text:p>0,74 €</text:p>
          </table:table-cell>
          <table:table-cell table:style-name="ce4" table:formula="of:=[.$D$7]*[.A226]-[.B226]*[.A226]" office:value-type="currency" office:currency="EUR" office:value="1370.7761" calcext:value-type="currency">
            <text:p>1.370,78 €</text:p>
          </table:table-cell>
          <table:table-cell table:number-columns-repeated="16381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4" table:formula="of:=VLOOKUP([.A227];[.$N$2:.$O$6];2;1)/[.A227]" office:value-type="currency" office:currency="EUR" office:value="0.737381363636364" calcext:value-type="currency">
            <text:p>0,74 €</text:p>
          </table:table-cell>
          <table:table-cell table:style-name="ce4" table:formula="of:=[.$D$7]*[.A227]-[.B227]*[.A227]" office:value-type="currency" office:currency="EUR" office:value="1377.7761" calcext:value-type="currency">
            <text:p>1.377,78 €</text:p>
          </table:table-cell>
          <table:table-cell table:number-columns-repeated="16381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4" table:formula="of:=VLOOKUP([.A228];[.$N$2:.$O$6];2;1)/[.A228]" office:value-type="currency" office:currency="EUR" office:value="0.734044796380091" calcext:value-type="currency">
            <text:p>0,73 €</text:p>
          </table:table-cell>
          <table:table-cell table:style-name="ce4" table:formula="of:=[.$D$7]*[.A228]-[.B228]*[.A228]" office:value-type="currency" office:currency="EUR" office:value="1384.7761" calcext:value-type="currency">
            <text:p>1.384,78 €</text:p>
          </table:table-cell>
          <table:table-cell table:number-columns-repeated="16381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4" table:formula="of:=VLOOKUP([.A229];[.$N$2:.$O$6];2;1)/[.A229]" office:value-type="currency" office:currency="EUR" office:value="0.730738288288288" calcext:value-type="currency">
            <text:p>0,73 €</text:p>
          </table:table-cell>
          <table:table-cell table:style-name="ce4" table:formula="of:=[.$D$7]*[.A229]-[.B229]*[.A229]" office:value-type="currency" office:currency="EUR" office:value="1391.7761" calcext:value-type="currency">
            <text:p>1.391,78 €</text:p>
          </table:table-cell>
          <table:table-cell table:number-columns-repeated="16381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4" table:formula="of:=VLOOKUP([.A230];[.$N$2:.$O$6];2;1)/[.A230]" office:value-type="currency" office:currency="EUR" office:value="0.727461434977578" calcext:value-type="currency">
            <text:p>0,73 €</text:p>
          </table:table-cell>
          <table:table-cell table:style-name="ce4" table:formula="of:=[.$D$7]*[.A230]-[.B230]*[.A230]" office:value-type="currency" office:currency="EUR" office:value="1398.7761" calcext:value-type="currency">
            <text:p>1.398,78 €</text:p>
          </table:table-cell>
          <table:table-cell table:number-columns-repeated="16381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4" table:formula="of:=VLOOKUP([.A231];[.$N$2:.$O$6];2;1)/[.A231]" office:value-type="currency" office:currency="EUR" office:value="0.724213839285714" calcext:value-type="currency">
            <text:p>0,72 €</text:p>
          </table:table-cell>
          <table:table-cell table:style-name="ce4" table:formula="of:=[.$D$7]*[.A231]-[.B231]*[.A231]" office:value-type="currency" office:currency="EUR" office:value="1405.7761" calcext:value-type="currency">
            <text:p>1.405,78 €</text:p>
          </table:table-cell>
          <table:table-cell table:number-columns-repeated="16381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4" table:formula="of:=VLOOKUP([.A232];[.$N$2:.$O$6];2;1)/[.A232]" office:value-type="currency" office:currency="EUR" office:value="0.720995111111111" calcext:value-type="currency">
            <text:p>0,72 €</text:p>
          </table:table-cell>
          <table:table-cell table:style-name="ce4" table:formula="of:=[.$D$7]*[.A232]-[.B232]*[.A232]" office:value-type="currency" office:currency="EUR" office:value="1412.7761" calcext:value-type="currency">
            <text:p>1.412,78 €</text:p>
          </table:table-cell>
          <table:table-cell table:number-columns-repeated="16381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4" table:formula="of:=VLOOKUP([.A233];[.$N$2:.$O$6];2;1)/[.A233]" office:value-type="currency" office:currency="EUR" office:value="0.717804867256637" calcext:value-type="currency">
            <text:p>0,72 €</text:p>
          </table:table-cell>
          <table:table-cell table:style-name="ce4" table:formula="of:=[.$D$7]*[.A233]-[.B233]*[.A233]" office:value-type="currency" office:currency="EUR" office:value="1419.7761" calcext:value-type="currency">
            <text:p>1.419,78 €</text:p>
          </table:table-cell>
          <table:table-cell table:number-columns-repeated="16381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4" table:formula="of:=VLOOKUP([.A234];[.$N$2:.$O$6];2;1)/[.A234]" office:value-type="currency" office:currency="EUR" office:value="0.714642731277533" calcext:value-type="currency">
            <text:p>0,71 €</text:p>
          </table:table-cell>
          <table:table-cell table:style-name="ce4" table:formula="of:=[.$D$7]*[.A234]-[.B234]*[.A234]" office:value-type="currency" office:currency="EUR" office:value="1426.7761" calcext:value-type="currency">
            <text:p>1.426,78 €</text:p>
          </table:table-cell>
          <table:table-cell table:number-columns-repeated="16381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4" table:formula="of:=VLOOKUP([.A235];[.$N$2:.$O$6];2;1)/[.A235]" office:value-type="currency" office:currency="EUR" office:value="0.711508333333333" calcext:value-type="currency">
            <text:p>0,71 €</text:p>
          </table:table-cell>
          <table:table-cell table:style-name="ce4" table:formula="of:=[.$D$7]*[.A235]-[.B235]*[.A235]" office:value-type="currency" office:currency="EUR" office:value="1433.7761" calcext:value-type="currency">
            <text:p>1.433,78 €</text:p>
          </table:table-cell>
          <table:table-cell table:number-columns-repeated="16381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4" table:formula="of:=VLOOKUP([.A236];[.$N$2:.$O$6];2;1)/[.A236]" office:value-type="currency" office:currency="EUR" office:value="0.708401310043668" calcext:value-type="currency">
            <text:p>0,71 €</text:p>
          </table:table-cell>
          <table:table-cell table:style-name="ce4" table:formula="of:=[.$D$7]*[.A236]-[.B236]*[.A236]" office:value-type="currency" office:currency="EUR" office:value="1440.7761" calcext:value-type="currency">
            <text:p>1.440,78 €</text:p>
          </table:table-cell>
          <table:table-cell table:number-columns-repeated="16381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4" table:formula="of:=VLOOKUP([.A237];[.$N$2:.$O$6];2;1)/[.A237]" office:value-type="currency" office:currency="EUR" office:value="0.705321304347826" calcext:value-type="currency">
            <text:p>0,71 €</text:p>
          </table:table-cell>
          <table:table-cell table:style-name="ce4" table:formula="of:=[.$D$7]*[.A237]-[.B237]*[.A237]" office:value-type="currency" office:currency="EUR" office:value="1447.7761" calcext:value-type="currency">
            <text:p>1.447,78 €</text:p>
          </table:table-cell>
          <table:table-cell table:number-columns-repeated="16381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4" table:formula="of:=VLOOKUP([.A238];[.$N$2:.$O$6];2;1)/[.A238]" office:value-type="currency" office:currency="EUR" office:value="0.702267965367965" calcext:value-type="currency">
            <text:p>0,70 €</text:p>
          </table:table-cell>
          <table:table-cell table:style-name="ce4" table:formula="of:=[.$D$7]*[.A238]-[.B238]*[.A238]" office:value-type="currency" office:currency="EUR" office:value="1454.7761" calcext:value-type="currency">
            <text:p>1.454,78 €</text:p>
          </table:table-cell>
          <table:table-cell table:number-columns-repeated="16381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4" table:formula="of:=VLOOKUP([.A239];[.$N$2:.$O$6];2;1)/[.A239]" office:value-type="currency" office:currency="EUR" office:value="0.699240948275862" calcext:value-type="currency">
            <text:p>0,70 €</text:p>
          </table:table-cell>
          <table:table-cell table:style-name="ce4" table:formula="of:=[.$D$7]*[.A239]-[.B239]*[.A239]" office:value-type="currency" office:currency="EUR" office:value="1461.7761" calcext:value-type="currency">
            <text:p>1.461,78 €</text:p>
          </table:table-cell>
          <table:table-cell table:number-columns-repeated="16381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4" table:formula="of:=VLOOKUP([.A240];[.$N$2:.$O$6];2;1)/[.A240]" office:value-type="currency" office:currency="EUR" office:value="0.69623991416309" calcext:value-type="currency">
            <text:p>0,70 €</text:p>
          </table:table-cell>
          <table:table-cell table:style-name="ce4" table:formula="of:=[.$D$7]*[.A240]-[.B240]*[.A240]" office:value-type="currency" office:currency="EUR" office:value="1468.7761" calcext:value-type="currency">
            <text:p>1.468,78 €</text:p>
          </table:table-cell>
          <table:table-cell table:number-columns-repeated="16381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4" table:formula="of:=VLOOKUP([.A241];[.$N$2:.$O$6];2;1)/[.A241]" office:value-type="currency" office:currency="EUR" office:value="0.69326452991453" calcext:value-type="currency">
            <text:p>0,69 €</text:p>
          </table:table-cell>
          <table:table-cell table:style-name="ce4" table:formula="of:=[.$D$7]*[.A241]-[.B241]*[.A241]" office:value-type="currency" office:currency="EUR" office:value="1475.7761" calcext:value-type="currency">
            <text:p>1.475,78 €</text:p>
          </table:table-cell>
          <table:table-cell table:number-columns-repeated="16381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4" table:formula="of:=VLOOKUP([.A242];[.$N$2:.$O$6];2;1)/[.A242]" office:value-type="currency" office:currency="EUR" office:value="0.690314468085106" calcext:value-type="currency">
            <text:p>0,69 €</text:p>
          </table:table-cell>
          <table:table-cell table:style-name="ce4" table:formula="of:=[.$D$7]*[.A242]-[.B242]*[.A242]" office:value-type="currency" office:currency="EUR" office:value="1482.7761" calcext:value-type="currency">
            <text:p>1.482,78 €</text:p>
          </table:table-cell>
          <table:table-cell table:number-columns-repeated="16381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4" table:formula="of:=VLOOKUP([.A243];[.$N$2:.$O$6];2;1)/[.A243]" office:value-type="currency" office:currency="EUR" office:value="0.687389406779661" calcext:value-type="currency">
            <text:p>0,69 €</text:p>
          </table:table-cell>
          <table:table-cell table:style-name="ce4" table:formula="of:=[.$D$7]*[.A243]-[.B243]*[.A243]" office:value-type="currency" office:currency="EUR" office:value="1489.7761" calcext:value-type="currency">
            <text:p>1.489,78 €</text:p>
          </table:table-cell>
          <table:table-cell table:number-columns-repeated="16381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4" table:formula="of:=VLOOKUP([.A244];[.$N$2:.$O$6];2;1)/[.A244]" office:value-type="currency" office:currency="EUR" office:value="0.684489029535865" calcext:value-type="currency">
            <text:p>0,68 €</text:p>
          </table:table-cell>
          <table:table-cell table:style-name="ce4" table:formula="of:=[.$D$7]*[.A244]-[.B244]*[.A244]" office:value-type="currency" office:currency="EUR" office:value="1496.7761" calcext:value-type="currency">
            <text:p>1.496,78 €</text:p>
          </table:table-cell>
          <table:table-cell table:number-columns-repeated="16381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4" table:formula="of:=VLOOKUP([.A245];[.$N$2:.$O$6];2;1)/[.A245]" office:value-type="currency" office:currency="EUR" office:value="0.681613025210084" calcext:value-type="currency">
            <text:p>0,68 €</text:p>
          </table:table-cell>
          <table:table-cell table:style-name="ce4" table:formula="of:=[.$D$7]*[.A245]-[.B245]*[.A245]" office:value-type="currency" office:currency="EUR" office:value="1503.7761" calcext:value-type="currency">
            <text:p>1.503,78 €</text:p>
          </table:table-cell>
          <table:table-cell table:number-columns-repeated="16381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4" table:formula="of:=VLOOKUP([.A246];[.$N$2:.$O$6];2;1)/[.A246]" office:value-type="currency" office:currency="EUR" office:value="0.678761087866109" calcext:value-type="currency">
            <text:p>0,68 €</text:p>
          </table:table-cell>
          <table:table-cell table:style-name="ce4" table:formula="of:=[.$D$7]*[.A246]-[.B246]*[.A246]" office:value-type="currency" office:currency="EUR" office:value="1510.7761" calcext:value-type="currency">
            <text:p>1.510,78 €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4" table:formula="of:=VLOOKUP([.A247];[.$N$2:.$O$6];2;1)/[.A247]" office:value-type="currency" office:currency="EUR" office:value="0.675932916666667" calcext:value-type="currency">
            <text:p>0,68 €</text:p>
          </table:table-cell>
          <table:table-cell table:style-name="ce4" table:formula="of:=[.$D$7]*[.A247]-[.B247]*[.A247]" office:value-type="currency" office:currency="EUR" office:value="1517.7761" calcext:value-type="currency">
            <text:p>1.517,78 €</text:p>
          </table:table-cell>
          <table:table-cell table:number-columns-repeated="16381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4" table:formula="of:=VLOOKUP([.A248];[.$N$2:.$O$6];2;1)/[.A248]" office:value-type="currency" office:currency="EUR" office:value="1.06840705394191" calcext:value-type="currency">
            <text:p>1,07 €</text:p>
          </table:table-cell>
          <table:table-cell table:style-name="ce4" table:formula="of:=[.$D$7]*[.A248]-[.B248]*[.A248]" office:value-type="currency" office:currency="EUR" office:value="1429.5139" calcext:value-type="currency">
            <text:p>1.429,51 €</text:p>
          </table:table-cell>
          <table:table-cell table:number-columns-repeated="16381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4" table:formula="of:=VLOOKUP([.A249];[.$N$2:.$O$6];2;1)/[.A249]" office:value-type="currency" office:currency="EUR" office:value="1.06399214876033" calcext:value-type="currency">
            <text:p>1,06 €</text:p>
          </table:table-cell>
          <table:table-cell table:style-name="ce4" table:formula="of:=[.$D$7]*[.A249]-[.B249]*[.A249]" office:value-type="currency" office:currency="EUR" office:value="1436.5139" calcext:value-type="currency">
            <text:p>1.436,51 €</text:p>
          </table:table-cell>
          <table:table-cell table:number-columns-repeated="16381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4" table:formula="of:=VLOOKUP([.A250];[.$N$2:.$O$6];2;1)/[.A250]" office:value-type="currency" office:currency="EUR" office:value="1.05961358024691" calcext:value-type="currency">
            <text:p>1,06 €</text:p>
          </table:table-cell>
          <table:table-cell table:style-name="ce4" table:formula="of:=[.$D$7]*[.A250]-[.B250]*[.A250]" office:value-type="currency" office:currency="EUR" office:value="1443.5139" calcext:value-type="currency">
            <text:p>1.443,51 €</text:p>
          </table:table-cell>
          <table:table-cell table:number-columns-repeated="16381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4" table:formula="of:=VLOOKUP([.A251];[.$N$2:.$O$6];2;1)/[.A251]" office:value-type="currency" office:currency="EUR" office:value="1.05527090163934" calcext:value-type="currency">
            <text:p>1,06 €</text:p>
          </table:table-cell>
          <table:table-cell table:style-name="ce4" table:formula="of:=[.$D$7]*[.A251]-[.B251]*[.A251]" office:value-type="currency" office:currency="EUR" office:value="1450.5139" calcext:value-type="currency">
            <text:p>1.450,51 €</text:p>
          </table:table-cell>
          <table:table-cell table:number-columns-repeated="16381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4" table:formula="of:=VLOOKUP([.A252];[.$N$2:.$O$6];2;1)/[.A252]" office:value-type="currency" office:currency="EUR" office:value="1.05096367346939" calcext:value-type="currency">
            <text:p>1,05 €</text:p>
          </table:table-cell>
          <table:table-cell table:style-name="ce4" table:formula="of:=[.$D$7]*[.A252]-[.B252]*[.A252]" office:value-type="currency" office:currency="EUR" office:value="1457.5139" calcext:value-type="currency">
            <text:p>1.457,51 €</text:p>
          </table:table-cell>
          <table:table-cell table:number-columns-repeated="16381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4" table:formula="of:=VLOOKUP([.A253];[.$N$2:.$O$6];2;1)/[.A253]" office:value-type="currency" office:currency="EUR" office:value="1.04669146341463" calcext:value-type="currency">
            <text:p>1,05 €</text:p>
          </table:table-cell>
          <table:table-cell table:style-name="ce4" table:formula="of:=[.$D$7]*[.A253]-[.B253]*[.A253]" office:value-type="currency" office:currency="EUR" office:value="1464.5139" calcext:value-type="currency">
            <text:p>1.464,51 €</text:p>
          </table:table-cell>
          <table:table-cell table:number-columns-repeated="16381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4" table:formula="of:=VLOOKUP([.A254];[.$N$2:.$O$6];2;1)/[.A254]" office:value-type="currency" office:currency="EUR" office:value="1.04245384615385" calcext:value-type="currency">
            <text:p>1,04 €</text:p>
          </table:table-cell>
          <table:table-cell table:style-name="ce4" table:formula="of:=[.$D$7]*[.A254]-[.B254]*[.A254]" office:value-type="currency" office:currency="EUR" office:value="1471.5139" calcext:value-type="currency">
            <text:p>1.471,51 €</text:p>
          </table:table-cell>
          <table:table-cell table:number-columns-repeated="16381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4" table:formula="of:=VLOOKUP([.A255];[.$N$2:.$O$6];2;1)/[.A255]" office:value-type="currency" office:currency="EUR" office:value="1.03825040322581" calcext:value-type="currency">
            <text:p>1,04 €</text:p>
          </table:table-cell>
          <table:table-cell table:style-name="ce4" table:formula="of:=[.$D$7]*[.A255]-[.B255]*[.A255]" office:value-type="currency" office:currency="EUR" office:value="1478.5139" calcext:value-type="currency">
            <text:p>1.478,51 €</text:p>
          </table:table-cell>
          <table:table-cell table:number-columns-repeated="16381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4" table:formula="of:=VLOOKUP([.A256];[.$N$2:.$O$6];2;1)/[.A256]" office:value-type="currency" office:currency="EUR" office:value="1.03408072289157" calcext:value-type="currency">
            <text:p>1,03 €</text:p>
          </table:table-cell>
          <table:table-cell table:style-name="ce4" table:formula="of:=[.$D$7]*[.A256]-[.B256]*[.A256]" office:value-type="currency" office:currency="EUR" office:value="1485.5139" calcext:value-type="currency">
            <text:p>1.485,51 €</text:p>
          </table:table-cell>
          <table:table-cell table:number-columns-repeated="16381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4" table:formula="of:=VLOOKUP([.A257];[.$N$2:.$O$6];2;1)/[.A257]" office:value-type="currency" office:currency="EUR" office:value="1.0299444" calcext:value-type="currency">
            <text:p>1,03 €</text:p>
          </table:table-cell>
          <table:table-cell table:style-name="ce4" table:formula="of:=[.$D$7]*[.A257]-[.B257]*[.A257]" office:value-type="currency" office:currency="EUR" office:value="1492.5139" calcext:value-type="currency">
            <text:p>1.492,51 €</text:p>
          </table:table-cell>
          <table:table-cell table:number-columns-repeated="16381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4" table:formula="of:=VLOOKUP([.A258];[.$N$2:.$O$6];2;1)/[.A258]" office:value-type="currency" office:currency="EUR" office:value="1.02584103585657" calcext:value-type="currency">
            <text:p>1,03 €</text:p>
          </table:table-cell>
          <table:table-cell table:style-name="ce4" table:formula="of:=[.$D$7]*[.A258]-[.B258]*[.A258]" office:value-type="currency" office:currency="EUR" office:value="1499.5139" calcext:value-type="currency">
            <text:p>1.499,51 €</text:p>
          </table:table-cell>
          <table:table-cell table:number-columns-repeated="16381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4" table:formula="of:=VLOOKUP([.A259];[.$N$2:.$O$6];2;1)/[.A259]" office:value-type="currency" office:currency="EUR" office:value="1.02177023809524" calcext:value-type="currency">
            <text:p>1,02 €</text:p>
          </table:table-cell>
          <table:table-cell table:style-name="ce4" table:formula="of:=[.$D$7]*[.A259]-[.B259]*[.A259]" office:value-type="currency" office:currency="EUR" office:value="1506.5139" calcext:value-type="currency">
            <text:p>1.506,51 €</text:p>
          </table:table-cell>
          <table:table-cell table:number-columns-repeated="16381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4" table:formula="of:=VLOOKUP([.A260];[.$N$2:.$O$6];2;1)/[.A260]" office:value-type="currency" office:currency="EUR" office:value="1.01773162055336" calcext:value-type="currency">
            <text:p>1,02 €</text:p>
          </table:table-cell>
          <table:table-cell table:style-name="ce4" table:formula="of:=[.$D$7]*[.A260]-[.B260]*[.A260]" office:value-type="currency" office:currency="EUR" office:value="1513.5139" calcext:value-type="currency">
            <text:p>1.513,51 €</text:p>
          </table:table-cell>
          <table:table-cell table:number-columns-repeated="16381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4" table:formula="of:=VLOOKUP([.A261];[.$N$2:.$O$6];2;1)/[.A261]" office:value-type="currency" office:currency="EUR" office:value="1.01372480314961" calcext:value-type="currency">
            <text:p>1,01 €</text:p>
          </table:table-cell>
          <table:table-cell table:style-name="ce4" table:formula="of:=[.$D$7]*[.A261]-[.B261]*[.A261]" office:value-type="currency" office:currency="EUR" office:value="1520.5139" calcext:value-type="currency">
            <text:p>1.520,51 €</text:p>
          </table:table-cell>
          <table:table-cell table:number-columns-repeated="16381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4" table:formula="of:=VLOOKUP([.A262];[.$N$2:.$O$6];2;1)/[.A262]" office:value-type="currency" office:currency="EUR" office:value="1.00974941176471" calcext:value-type="currency">
            <text:p>1,01 €</text:p>
          </table:table-cell>
          <table:table-cell table:style-name="ce4" table:formula="of:=[.$D$7]*[.A262]-[.B262]*[.A262]" office:value-type="currency" office:currency="EUR" office:value="1527.5139" calcext:value-type="currency">
            <text:p>1.527,51 €</text:p>
          </table:table-cell>
          <table:table-cell table:number-columns-repeated="16381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4" table:formula="of:=VLOOKUP([.A263];[.$N$2:.$O$6];2;1)/[.A263]" office:value-type="currency" office:currency="EUR" office:value="1.005805078125" calcext:value-type="currency">
            <text:p>1,01 €</text:p>
          </table:table-cell>
          <table:table-cell table:style-name="ce4" table:formula="of:=[.$D$7]*[.A263]-[.B263]*[.A263]" office:value-type="currency" office:currency="EUR" office:value="1534.5139" calcext:value-type="currency">
            <text:p>1.534,51 €</text:p>
          </table:table-cell>
          <table:table-cell table:number-columns-repeated="16381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4" table:formula="of:=VLOOKUP([.A264];[.$N$2:.$O$6];2;1)/[.A264]" office:value-type="currency" office:currency="EUR" office:value="1.00189143968872" calcext:value-type="currency">
            <text:p>1,00 €</text:p>
          </table:table-cell>
          <table:table-cell table:style-name="ce4" table:formula="of:=[.$D$7]*[.A264]-[.B264]*[.A264]" office:value-type="currency" office:currency="EUR" office:value="1541.5139" calcext:value-type="currency">
            <text:p>1.541,51 €</text:p>
          </table:table-cell>
          <table:table-cell table:number-columns-repeated="16381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4" table:formula="of:=VLOOKUP([.A265];[.$N$2:.$O$6];2;1)/[.A265]" office:value-type="currency" office:currency="EUR" office:value="0.998008139534884" calcext:value-type="currency">
            <text:p>1,00 €</text:p>
          </table:table-cell>
          <table:table-cell table:style-name="ce4" table:formula="of:=[.$D$7]*[.A265]-[.B265]*[.A265]" office:value-type="currency" office:currency="EUR" office:value="1548.5139" calcext:value-type="currency">
            <text:p>1.548,51 €</text:p>
          </table:table-cell>
          <table:table-cell table:number-columns-repeated="16381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4" table:formula="of:=VLOOKUP([.A266];[.$N$2:.$O$6];2;1)/[.A266]" office:value-type="currency" office:currency="EUR" office:value="0.994154826254826" calcext:value-type="currency">
            <text:p>0,99 €</text:p>
          </table:table-cell>
          <table:table-cell table:style-name="ce4" table:formula="of:=[.$D$7]*[.A266]-[.B266]*[.A266]" office:value-type="currency" office:currency="EUR" office:value="1555.5139" calcext:value-type="currency">
            <text:p>1.555,51 €</text:p>
          </table:table-cell>
          <table:table-cell table:number-columns-repeated="16381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4" table:formula="of:=VLOOKUP([.A267];[.$N$2:.$O$6];2;1)/[.A267]" office:value-type="currency" office:currency="EUR" office:value="0.990331153846154" calcext:value-type="currency">
            <text:p>0,99 €</text:p>
          </table:table-cell>
          <table:table-cell table:style-name="ce4" table:formula="of:=[.$D$7]*[.A267]-[.B267]*[.A267]" office:value-type="currency" office:currency="EUR" office:value="1562.5139" calcext:value-type="currency">
            <text:p>1.562,51 €</text:p>
          </table:table-cell>
          <table:table-cell table:number-columns-repeated="16381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4" table:formula="of:=VLOOKUP([.A268];[.$N$2:.$O$6];2;1)/[.A268]" office:value-type="currency" office:currency="EUR" office:value="0.986536781609195" calcext:value-type="currency">
            <text:p>0,99 €</text:p>
          </table:table-cell>
          <table:table-cell table:style-name="ce4" table:formula="of:=[.$D$7]*[.A268]-[.B268]*[.A268]" office:value-type="currency" office:currency="EUR" office:value="1569.5139" calcext:value-type="currency">
            <text:p>1.569,51 €</text:p>
          </table:table-cell>
          <table:table-cell table:number-columns-repeated="16381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4" table:formula="of:=VLOOKUP([.A269];[.$N$2:.$O$6];2;1)/[.A269]" office:value-type="currency" office:currency="EUR" office:value="0.982771374045801" calcext:value-type="currency">
            <text:p>0,98 €</text:p>
          </table:table-cell>
          <table:table-cell table:style-name="ce4" table:formula="of:=[.$D$7]*[.A269]-[.B269]*[.A269]" office:value-type="currency" office:currency="EUR" office:value="1576.5139" calcext:value-type="currency">
            <text:p>1.576,51 €</text:p>
          </table:table-cell>
          <table:table-cell table:number-columns-repeated="16381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4" table:formula="of:=VLOOKUP([.A270];[.$N$2:.$O$6];2;1)/[.A270]" office:value-type="currency" office:currency="EUR" office:value="0.979034600760456" calcext:value-type="currency">
            <text:p>0,98 €</text:p>
          </table:table-cell>
          <table:table-cell table:style-name="ce4" table:formula="of:=[.$D$7]*[.A270]-[.B270]*[.A270]" office:value-type="currency" office:currency="EUR" office:value="1583.5139" calcext:value-type="currency">
            <text:p>1.583,51 €</text:p>
          </table:table-cell>
          <table:table-cell table:number-columns-repeated="16381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4" table:formula="of:=VLOOKUP([.A271];[.$N$2:.$O$6];2;1)/[.A271]" office:value-type="currency" office:currency="EUR" office:value="0.975326136363636" calcext:value-type="currency">
            <text:p>0,98 €</text:p>
          </table:table-cell>
          <table:table-cell table:style-name="ce4" table:formula="of:=[.$D$7]*[.A271]-[.B271]*[.A271]" office:value-type="currency" office:currency="EUR" office:value="1590.5139" calcext:value-type="currency">
            <text:p>1.590,51 €</text:p>
          </table:table-cell>
          <table:table-cell table:number-columns-repeated="16381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4" table:formula="of:=VLOOKUP([.A272];[.$N$2:.$O$6];2;1)/[.A272]" office:value-type="currency" office:currency="EUR" office:value="0.971645660377358" calcext:value-type="currency">
            <text:p>0,97 €</text:p>
          </table:table-cell>
          <table:table-cell table:style-name="ce4" table:formula="of:=[.$D$7]*[.A272]-[.B272]*[.A272]" office:value-type="currency" office:currency="EUR" office:value="1597.5139" calcext:value-type="currency">
            <text:p>1.597,51 €</text:p>
          </table:table-cell>
          <table:table-cell table:number-columns-repeated="16381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4" table:formula="of:=VLOOKUP([.A273];[.$N$2:.$O$6];2;1)/[.A273]" office:value-type="currency" office:currency="EUR" office:value="0.967992857142857" calcext:value-type="currency">
            <text:p>0,97 €</text:p>
          </table:table-cell>
          <table:table-cell table:style-name="ce4" table:formula="of:=[.$D$7]*[.A273]-[.B273]*[.A273]" office:value-type="currency" office:currency="EUR" office:value="1604.5139" calcext:value-type="currency">
            <text:p>1.604,51 €</text:p>
          </table:table-cell>
          <table:table-cell table:number-columns-repeated="16381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4" table:formula="of:=VLOOKUP([.A274];[.$N$2:.$O$6];2;1)/[.A274]" office:value-type="currency" office:currency="EUR" office:value="0.964367415730337" calcext:value-type="currency">
            <text:p>0,96 €</text:p>
          </table:table-cell>
          <table:table-cell table:style-name="ce4" table:formula="of:=[.$D$7]*[.A274]-[.B274]*[.A274]" office:value-type="currency" office:currency="EUR" office:value="1611.5139" calcext:value-type="currency">
            <text:p>1.611,51 €</text:p>
          </table:table-cell>
          <table:table-cell table:number-columns-repeated="16381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4" table:formula="of:=VLOOKUP([.A275];[.$N$2:.$O$6];2;1)/[.A275]" office:value-type="currency" office:currency="EUR" office:value="0.960769029850746" calcext:value-type="currency">
            <text:p>0,96 €</text:p>
          </table:table-cell>
          <table:table-cell table:style-name="ce4" table:formula="of:=[.$D$7]*[.A275]-[.B275]*[.A275]" office:value-type="currency" office:currency="EUR" office:value="1618.5139" calcext:value-type="currency">
            <text:p>1.618,51 €</text:p>
          </table:table-cell>
          <table:table-cell table:number-columns-repeated="16381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4" table:formula="of:=VLOOKUP([.A276];[.$N$2:.$O$6];2;1)/[.A276]" office:value-type="currency" office:currency="EUR" office:value="0.957197397769517" calcext:value-type="currency">
            <text:p>0,96 €</text:p>
          </table:table-cell>
          <table:table-cell table:style-name="ce4" table:formula="of:=[.$D$7]*[.A276]-[.B276]*[.A276]" office:value-type="currency" office:currency="EUR" office:value="1625.5139" calcext:value-type="currency">
            <text:p>1.625,51 €</text:p>
          </table:table-cell>
          <table:table-cell table:number-columns-repeated="16381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4" table:formula="of:=VLOOKUP([.A277];[.$N$2:.$O$6];2;1)/[.A277]" office:value-type="currency" office:currency="EUR" office:value="0.953652222222222" calcext:value-type="currency">
            <text:p>0,95 €</text:p>
          </table:table-cell>
          <table:table-cell table:style-name="ce4" table:formula="of:=[.$D$7]*[.A277]-[.B277]*[.A277]" office:value-type="currency" office:currency="EUR" office:value="1632.5139" calcext:value-type="currency">
            <text:p>1.632,51 €</text:p>
          </table:table-cell>
          <table:table-cell table:number-columns-repeated="16381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4" table:formula="of:=VLOOKUP([.A278];[.$N$2:.$O$6];2;1)/[.A278]" office:value-type="currency" office:currency="EUR" office:value="0.950133210332103" calcext:value-type="currency">
            <text:p>0,95 €</text:p>
          </table:table-cell>
          <table:table-cell table:style-name="ce4" table:formula="of:=[.$D$7]*[.A278]-[.B278]*[.A278]" office:value-type="currency" office:currency="EUR" office:value="1639.5139" calcext:value-type="currency">
            <text:p>1.639,51 €</text:p>
          </table:table-cell>
          <table:table-cell table:number-columns-repeated="16381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4" table:formula="of:=VLOOKUP([.A279];[.$N$2:.$O$6];2;1)/[.A279]" office:value-type="currency" office:currency="EUR" office:value="0.946640073529412" calcext:value-type="currency">
            <text:p>0,95 €</text:p>
          </table:table-cell>
          <table:table-cell table:style-name="ce4" table:formula="of:=[.$D$7]*[.A279]-[.B279]*[.A279]" office:value-type="currency" office:currency="EUR" office:value="1646.5139" calcext:value-type="currency">
            <text:p>1.646,51 €</text:p>
          </table:table-cell>
          <table:table-cell table:number-columns-repeated="16381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4" table:formula="of:=VLOOKUP([.A280];[.$N$2:.$O$6];2;1)/[.A280]" office:value-type="currency" office:currency="EUR" office:value="0.943172527472527" calcext:value-type="currency">
            <text:p>0,94 €</text:p>
          </table:table-cell>
          <table:table-cell table:style-name="ce4" table:formula="of:=[.$D$7]*[.A280]-[.B280]*[.A280]" office:value-type="currency" office:currency="EUR" office:value="1653.5139" calcext:value-type="currency">
            <text:p>1.653,51 €</text:p>
          </table:table-cell>
          <table:table-cell table:number-columns-repeated="16381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4" table:formula="of:=VLOOKUP([.A281];[.$N$2:.$O$6];2;1)/[.A281]" office:value-type="currency" office:currency="EUR" office:value="0.939730291970803" calcext:value-type="currency">
            <text:p>0,94 €</text:p>
          </table:table-cell>
          <table:table-cell table:style-name="ce4" table:formula="of:=[.$D$7]*[.A281]-[.B281]*[.A281]" office:value-type="currency" office:currency="EUR" office:value="1660.5139" calcext:value-type="currency">
            <text:p>1.660,51 €</text:p>
          </table:table-cell>
          <table:table-cell table:number-columns-repeated="16381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4" table:formula="of:=VLOOKUP([.A282];[.$N$2:.$O$6];2;1)/[.A282]" office:value-type="currency" office:currency="EUR" office:value="0.936313090909091" calcext:value-type="currency">
            <text:p>0,94 €</text:p>
          </table:table-cell>
          <table:table-cell table:style-name="ce4" table:formula="of:=[.$D$7]*[.A282]-[.B282]*[.A282]" office:value-type="currency" office:currency="EUR" office:value="1667.5139" calcext:value-type="currency">
            <text:p>1.667,51 €</text:p>
          </table:table-cell>
          <table:table-cell table:number-columns-repeated="16381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4" table:formula="of:=VLOOKUP([.A283];[.$N$2:.$O$6];2;1)/[.A283]" office:value-type="currency" office:currency="EUR" office:value="0.932920652173913" calcext:value-type="currency">
            <text:p>0,93 €</text:p>
          </table:table-cell>
          <table:table-cell table:style-name="ce4" table:formula="of:=[.$D$7]*[.A283]-[.B283]*[.A283]" office:value-type="currency" office:currency="EUR" office:value="1674.5139" calcext:value-type="currency">
            <text:p>1.674,51 €</text:p>
          </table:table-cell>
          <table:table-cell table:number-columns-repeated="16381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4" table:formula="of:=VLOOKUP([.A284];[.$N$2:.$O$6];2;1)/[.A284]" office:value-type="currency" office:currency="EUR" office:value="0.929552707581227" calcext:value-type="currency">
            <text:p>0,93 €</text:p>
          </table:table-cell>
          <table:table-cell table:style-name="ce4" table:formula="of:=[.$D$7]*[.A284]-[.B284]*[.A284]" office:value-type="currency" office:currency="EUR" office:value="1681.5139" calcext:value-type="currency">
            <text:p>1.681,51 €</text:p>
          </table:table-cell>
          <table:table-cell table:number-columns-repeated="16381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4" table:formula="of:=VLOOKUP([.A285];[.$N$2:.$O$6];2;1)/[.A285]" office:value-type="currency" office:currency="EUR" office:value="0.926208992805755" calcext:value-type="currency">
            <text:p>0,93 €</text:p>
          </table:table-cell>
          <table:table-cell table:style-name="ce4" table:formula="of:=[.$D$7]*[.A285]-[.B285]*[.A285]" office:value-type="currency" office:currency="EUR" office:value="1688.5139" calcext:value-type="currency">
            <text:p>1.688,51 €</text:p>
          </table:table-cell>
          <table:table-cell table:number-columns-repeated="16381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4" table:formula="of:=VLOOKUP([.A286];[.$N$2:.$O$6];2;1)/[.A286]" office:value-type="currency" office:currency="EUR" office:value="0.922889247311828" calcext:value-type="currency">
            <text:p>0,92 €</text:p>
          </table:table-cell>
          <table:table-cell table:style-name="ce4" table:formula="of:=[.$D$7]*[.A286]-[.B286]*[.A286]" office:value-type="currency" office:currency="EUR" office:value="1695.5139" calcext:value-type="currency">
            <text:p>1.695,51 €</text:p>
          </table:table-cell>
          <table:table-cell table:number-columns-repeated="16381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4" table:formula="of:=VLOOKUP([.A287];[.$N$2:.$O$6];2;1)/[.A287]" office:value-type="currency" office:currency="EUR" office:value="0.919593214285714" calcext:value-type="currency">
            <text:p>0,92 €</text:p>
          </table:table-cell>
          <table:table-cell table:style-name="ce4" table:formula="of:=[.$D$7]*[.A287]-[.B287]*[.A287]" office:value-type="currency" office:currency="EUR" office:value="1702.5139" calcext:value-type="currency">
            <text:p>1.702,51 €</text:p>
          </table:table-cell>
          <table:table-cell table:number-columns-repeated="16381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4" table:formula="of:=VLOOKUP([.A288];[.$N$2:.$O$6];2;1)/[.A288]" office:value-type="currency" office:currency="EUR" office:value="0.916320640569395" calcext:value-type="currency">
            <text:p>0,92 €</text:p>
          </table:table-cell>
          <table:table-cell table:style-name="ce4" table:formula="of:=[.$D$7]*[.A288]-[.B288]*[.A288]" office:value-type="currency" office:currency="EUR" office:value="1709.5139" calcext:value-type="currency">
            <text:p>1.709,51 €</text:p>
          </table:table-cell>
          <table:table-cell table:number-columns-repeated="16381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4" table:formula="of:=VLOOKUP([.A289];[.$N$2:.$O$6];2;1)/[.A289]" office:value-type="currency" office:currency="EUR" office:value="0.913071276595745" calcext:value-type="currency">
            <text:p>0,91 €</text:p>
          </table:table-cell>
          <table:table-cell table:style-name="ce4" table:formula="of:=[.$D$7]*[.A289]-[.B289]*[.A289]" office:value-type="currency" office:currency="EUR" office:value="1716.5139" calcext:value-type="currency">
            <text:p>1.716,51 €</text:p>
          </table:table-cell>
          <table:table-cell table:number-columns-repeated="16381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4" table:formula="of:=VLOOKUP([.A290];[.$N$2:.$O$6];2;1)/[.A290]" office:value-type="currency" office:currency="EUR" office:value="0.909844876325088" calcext:value-type="currency">
            <text:p>0,91 €</text:p>
          </table:table-cell>
          <table:table-cell table:style-name="ce4" table:formula="of:=[.$D$7]*[.A290]-[.B290]*[.A290]" office:value-type="currency" office:currency="EUR" office:value="1723.5139" calcext:value-type="currency">
            <text:p>1.723,51 €</text:p>
          </table:table-cell>
          <table:table-cell table:number-columns-repeated="16381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4" table:formula="of:=VLOOKUP([.A291];[.$N$2:.$O$6];2;1)/[.A291]" office:value-type="currency" office:currency="EUR" office:value="0.906641197183098" calcext:value-type="currency">
            <text:p>0,91 €</text:p>
          </table:table-cell>
          <table:table-cell table:style-name="ce4" table:formula="of:=[.$D$7]*[.A291]-[.B291]*[.A291]" office:value-type="currency" office:currency="EUR" office:value="1730.5139" calcext:value-type="currency">
            <text:p>1.730,51 €</text:p>
          </table:table-cell>
          <table:table-cell table:number-columns-repeated="16381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4" table:formula="of:=VLOOKUP([.A292];[.$N$2:.$O$6];2;1)/[.A292]" office:value-type="currency" office:currency="EUR" office:value="0.90346" calcext:value-type="currency">
            <text:p>0,90 €</text:p>
          </table:table-cell>
          <table:table-cell table:style-name="ce4" table:formula="of:=[.$D$7]*[.A292]-[.B292]*[.A292]" office:value-type="currency" office:currency="EUR" office:value="1737.5139" calcext:value-type="currency">
            <text:p>1.737,51 €</text:p>
          </table:table-cell>
          <table:table-cell table:number-columns-repeated="16381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4" table:formula="of:=VLOOKUP([.A293];[.$N$2:.$O$6];2;1)/[.A293]" office:value-type="currency" office:currency="EUR" office:value="0.900301048951049" calcext:value-type="currency">
            <text:p>0,90 €</text:p>
          </table:table-cell>
          <table:table-cell table:style-name="ce4" table:formula="of:=[.$D$7]*[.A293]-[.B293]*[.A293]" office:value-type="currency" office:currency="EUR" office:value="1744.5139" calcext:value-type="currency">
            <text:p>1.744,51 €</text:p>
          </table:table-cell>
          <table:table-cell table:number-columns-repeated="16381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4" table:formula="of:=VLOOKUP([.A294];[.$N$2:.$O$6];2;1)/[.A294]" office:value-type="currency" office:currency="EUR" office:value="0.897164111498258" calcext:value-type="currency">
            <text:p>0,90 €</text:p>
          </table:table-cell>
          <table:table-cell table:style-name="ce4" table:formula="of:=[.$D$7]*[.A294]-[.B294]*[.A294]" office:value-type="currency" office:currency="EUR" office:value="1751.5139" calcext:value-type="currency">
            <text:p>1.751,51 €</text:p>
          </table:table-cell>
          <table:table-cell table:number-columns-repeated="16381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4" table:formula="of:=VLOOKUP([.A295];[.$N$2:.$O$6];2;1)/[.A295]" office:value-type="currency" office:currency="EUR" office:value="0.894048958333333" calcext:value-type="currency">
            <text:p>0,89 €</text:p>
          </table:table-cell>
          <table:table-cell table:style-name="ce4" table:formula="of:=[.$D$7]*[.A295]-[.B295]*[.A295]" office:value-type="currency" office:currency="EUR" office:value="1758.5139" calcext:value-type="currency">
            <text:p>1.758,51 €</text:p>
          </table:table-cell>
          <table:table-cell table:number-columns-repeated="16381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4" table:formula="of:=VLOOKUP([.A296];[.$N$2:.$O$6];2;1)/[.A296]" office:value-type="currency" office:currency="EUR" office:value="0.890955363321799" calcext:value-type="currency">
            <text:p>0,89 €</text:p>
          </table:table-cell>
          <table:table-cell table:style-name="ce4" table:formula="of:=[.$D$7]*[.A296]-[.B296]*[.A296]" office:value-type="currency" office:currency="EUR" office:value="1765.5139" calcext:value-type="currency">
            <text:p>1.765,51 €</text:p>
          </table:table-cell>
          <table:table-cell table:number-columns-repeated="16381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4" table:formula="of:=VLOOKUP([.A297];[.$N$2:.$O$6];2;1)/[.A297]" office:value-type="currency" office:currency="EUR" office:value="0.887883103448276" calcext:value-type="currency">
            <text:p>0,89 €</text:p>
          </table:table-cell>
          <table:table-cell table:style-name="ce4" table:formula="of:=[.$D$7]*[.A297]-[.B297]*[.A297]" office:value-type="currency" office:currency="EUR" office:value="1772.5139" calcext:value-type="currency">
            <text:p>1.772,51 €</text:p>
          </table:table-cell>
          <table:table-cell table:number-columns-repeated="16381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4" table:formula="of:=VLOOKUP([.A298];[.$N$2:.$O$6];2;1)/[.A298]" office:value-type="currency" office:currency="EUR" office:value="0.884831958762887" calcext:value-type="currency">
            <text:p>0,88 €</text:p>
          </table:table-cell>
          <table:table-cell table:style-name="ce4" table:formula="of:=[.$D$7]*[.A298]-[.B298]*[.A298]" office:value-type="currency" office:currency="EUR" office:value="1779.5139" calcext:value-type="currency">
            <text:p>1.779,51 €</text:p>
          </table:table-cell>
          <table:table-cell table:number-columns-repeated="16381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4" table:formula="of:=VLOOKUP([.A299];[.$N$2:.$O$6];2;1)/[.A299]" office:value-type="currency" office:currency="EUR" office:value="0.881801712328767" calcext:value-type="currency">
            <text:p>0,88 €</text:p>
          </table:table-cell>
          <table:table-cell table:style-name="ce4" table:formula="of:=[.$D$7]*[.A299]-[.B299]*[.A299]" office:value-type="currency" office:currency="EUR" office:value="1786.5139" calcext:value-type="currency">
            <text:p>1.786,51 €</text:p>
          </table:table-cell>
          <table:table-cell table:number-columns-repeated="16381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4" table:formula="of:=VLOOKUP([.A300];[.$N$2:.$O$6];2;1)/[.A300]" office:value-type="currency" office:currency="EUR" office:value="0.878792150170648" calcext:value-type="currency">
            <text:p>0,88 €</text:p>
          </table:table-cell>
          <table:table-cell table:style-name="ce4" table:formula="of:=[.$D$7]*[.A300]-[.B300]*[.A300]" office:value-type="currency" office:currency="EUR" office:value="1793.5139" calcext:value-type="currency">
            <text:p>1.793,51 €</text:p>
          </table:table-cell>
          <table:table-cell table:number-columns-repeated="16381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4" table:formula="of:=VLOOKUP([.A301];[.$N$2:.$O$6];2;1)/[.A301]" office:value-type="currency" office:currency="EUR" office:value="0.87580306122449" calcext:value-type="currency">
            <text:p>0,88 €</text:p>
          </table:table-cell>
          <table:table-cell table:style-name="ce4" table:formula="of:=[.$D$7]*[.A301]-[.B301]*[.A301]" office:value-type="currency" office:currency="EUR" office:value="1800.5139" calcext:value-type="currency">
            <text:p>1.800,51 €</text:p>
          </table:table-cell>
          <table:table-cell table:number-columns-repeated="16381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4" table:formula="of:=VLOOKUP([.A302];[.$N$2:.$O$6];2;1)/[.A302]" office:value-type="currency" office:currency="EUR" office:value="0.872834237288136" calcext:value-type="currency">
            <text:p>0,87 €</text:p>
          </table:table-cell>
          <table:table-cell table:style-name="ce4" table:formula="of:=[.$D$7]*[.A302]-[.B302]*[.A302]" office:value-type="currency" office:currency="EUR" office:value="1807.5139" calcext:value-type="currency">
            <text:p>1.807,51 €</text:p>
          </table:table-cell>
          <table:table-cell table:number-columns-repeated="16381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4" table:formula="of:=VLOOKUP([.A303];[.$N$2:.$O$6];2;1)/[.A303]" office:value-type="currency" office:currency="EUR" office:value="0.869885472972973" calcext:value-type="currency">
            <text:p>0,87 €</text:p>
          </table:table-cell>
          <table:table-cell table:style-name="ce4" table:formula="of:=[.$D$7]*[.A303]-[.B303]*[.A303]" office:value-type="currency" office:currency="EUR" office:value="1814.5139" calcext:value-type="currency">
            <text:p>1.814,51 €</text:p>
          </table:table-cell>
          <table:table-cell table:number-columns-repeated="16381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4" table:formula="of:=VLOOKUP([.A304];[.$N$2:.$O$6];2;1)/[.A304]" office:value-type="currency" office:currency="EUR" office:value="0.866956565656566" calcext:value-type="currency">
            <text:p>0,87 €</text:p>
          </table:table-cell>
          <table:table-cell table:style-name="ce4" table:formula="of:=[.$D$7]*[.A304]-[.B304]*[.A304]" office:value-type="currency" office:currency="EUR" office:value="1821.5139" calcext:value-type="currency">
            <text:p>1.821,51 €</text:p>
          </table:table-cell>
          <table:table-cell table:number-columns-repeated="16381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4" table:formula="of:=VLOOKUP([.A305];[.$N$2:.$O$6];2;1)/[.A305]" office:value-type="currency" office:currency="EUR" office:value="0.864047315436242" calcext:value-type="currency">
            <text:p>0,86 €</text:p>
          </table:table-cell>
          <table:table-cell table:style-name="ce4" table:formula="of:=[.$D$7]*[.A305]-[.B305]*[.A305]" office:value-type="currency" office:currency="EUR" office:value="1828.5139" calcext:value-type="currency">
            <text:p>1.828,51 €</text:p>
          </table:table-cell>
          <table:table-cell table:number-columns-repeated="16381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4" table:formula="of:=VLOOKUP([.A306];[.$N$2:.$O$6];2;1)/[.A306]" office:value-type="currency" office:currency="EUR" office:value="0.861157525083612" calcext:value-type="currency">
            <text:p>0,86 €</text:p>
          </table:table-cell>
          <table:table-cell table:style-name="ce4" table:formula="of:=[.$D$7]*[.A306]-[.B306]*[.A306]" office:value-type="currency" office:currency="EUR" office:value="1835.5139" calcext:value-type="currency">
            <text:p>1.835,51 €</text:p>
          </table:table-cell>
          <table:table-cell table:number-columns-repeated="1638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table:formula="of:=VLOOKUP([.A307];[.$N$2:.$O$6];2;1)/[.A307]" office:value-type="currency" office:currency="EUR" office:value="0.858287" calcext:value-type="currency">
            <text:p>0,86 €</text:p>
          </table:table-cell>
          <table:table-cell table:style-name="ce4" table:formula="of:=[.$D$7]*[.A307]-[.B307]*[.A307]" office:value-type="currency" office:currency="EUR" office:value="1842.5139" calcext:value-type="currency">
            <text:p>1.842,51 €</text:p>
          </table:table-cell>
          <table:table-cell table:number-columns-repeated="16381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4" table:formula="of:=VLOOKUP([.A308];[.$N$2:.$O$6];2;1)/[.A308]" office:value-type="currency" office:currency="EUR" office:value="0.855435548172757" calcext:value-type="currency">
            <text:p>0,86 €</text:p>
          </table:table-cell>
          <table:table-cell table:style-name="ce4" table:formula="of:=[.$D$7]*[.A308]-[.B308]*[.A308]" office:value-type="currency" office:currency="EUR" office:value="1849.5139" calcext:value-type="currency">
            <text:p>1.849,51 €</text:p>
          </table:table-cell>
          <table:table-cell table:number-columns-repeated="16381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4" table:formula="of:=VLOOKUP([.A309];[.$N$2:.$O$6];2;1)/[.A309]" office:value-type="currency" office:currency="EUR" office:value="0.85260298013245" calcext:value-type="currency">
            <text:p>0,85 €</text:p>
          </table:table-cell>
          <table:table-cell table:style-name="ce4" table:formula="of:=[.$D$7]*[.A309]-[.B309]*[.A309]" office:value-type="currency" office:currency="EUR" office:value="1856.5139" calcext:value-type="currency">
            <text:p>1.856,51 €</text:p>
          </table:table-cell>
          <table:table-cell table:number-columns-repeated="16381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4" table:formula="of:=VLOOKUP([.A310];[.$N$2:.$O$6];2;1)/[.A310]" office:value-type="currency" office:currency="EUR" office:value="0.849789108910891" calcext:value-type="currency">
            <text:p>0,85 €</text:p>
          </table:table-cell>
          <table:table-cell table:style-name="ce4" table:formula="of:=[.$D$7]*[.A310]-[.B310]*[.A310]" office:value-type="currency" office:currency="EUR" office:value="1863.5139" calcext:value-type="currency">
            <text:p>1.863,51 €</text:p>
          </table:table-cell>
          <table:table-cell table:number-columns-repeated="16381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4" table:formula="of:=VLOOKUP([.A311];[.$N$2:.$O$6];2;1)/[.A311]" office:value-type="currency" office:currency="EUR" office:value="0.84699375" calcext:value-type="currency">
            <text:p>0,85 €</text:p>
          </table:table-cell>
          <table:table-cell table:style-name="ce4" table:formula="of:=[.$D$7]*[.A311]-[.B311]*[.A311]" office:value-type="currency" office:currency="EUR" office:value="1870.5139" calcext:value-type="currency">
            <text:p>1.870,51 €</text:p>
          </table:table-cell>
          <table:table-cell table:number-columns-repeated="16381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4" table:formula="of:=VLOOKUP([.A312];[.$N$2:.$O$6];2;1)/[.A312]" office:value-type="currency" office:currency="EUR" office:value="0.844216721311475" calcext:value-type="currency">
            <text:p>0,84 €</text:p>
          </table:table-cell>
          <table:table-cell table:style-name="ce4" table:formula="of:=[.$D$7]*[.A312]-[.B312]*[.A312]" office:value-type="currency" office:currency="EUR" office:value="1877.5139" calcext:value-type="currency">
            <text:p>1.877,51 €</text:p>
          </table:table-cell>
          <table:table-cell table:number-columns-repeated="16381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4" table:formula="of:=VLOOKUP([.A313];[.$N$2:.$O$6];2;1)/[.A313]" office:value-type="currency" office:currency="EUR" office:value="0.841457843137255" calcext:value-type="currency">
            <text:p>0,84 €</text:p>
          </table:table-cell>
          <table:table-cell table:style-name="ce4" table:formula="of:=[.$D$7]*[.A313]-[.B313]*[.A313]" office:value-type="currency" office:currency="EUR" office:value="1884.5139" calcext:value-type="currency">
            <text:p>1.884,51 €</text:p>
          </table:table-cell>
          <table:table-cell table:number-columns-repeated="16381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4" table:formula="of:=VLOOKUP([.A314];[.$N$2:.$O$6];2;1)/[.A314]" office:value-type="currency" office:currency="EUR" office:value="0.838716938110749" calcext:value-type="currency">
            <text:p>0,84 €</text:p>
          </table:table-cell>
          <table:table-cell table:style-name="ce4" table:formula="of:=[.$D$7]*[.A314]-[.B314]*[.A314]" office:value-type="currency" office:currency="EUR" office:value="1891.5139" calcext:value-type="currency">
            <text:p>1.891,51 €</text:p>
          </table:table-cell>
          <table:table-cell table:number-columns-repeated="16381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4" table:formula="of:=VLOOKUP([.A315];[.$N$2:.$O$6];2;1)/[.A315]" office:value-type="currency" office:currency="EUR" office:value="0.835993831168831" calcext:value-type="currency">
            <text:p>0,84 €</text:p>
          </table:table-cell>
          <table:table-cell table:style-name="ce4" table:formula="of:=[.$D$7]*[.A315]-[.B315]*[.A315]" office:value-type="currency" office:currency="EUR" office:value="1898.5139" calcext:value-type="currency">
            <text:p>1.898,51 €</text:p>
          </table:table-cell>
          <table:table-cell table:number-columns-repeated="16381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4" table:formula="of:=VLOOKUP([.A316];[.$N$2:.$O$6];2;1)/[.A316]" office:value-type="currency" office:currency="EUR" office:value="0.833288349514563" calcext:value-type="currency">
            <text:p>0,83 €</text:p>
          </table:table-cell>
          <table:table-cell table:style-name="ce4" table:formula="of:=[.$D$7]*[.A316]-[.B316]*[.A316]" office:value-type="currency" office:currency="EUR" office:value="1905.5139" calcext:value-type="currency">
            <text:p>1.905,51 €</text:p>
          </table:table-cell>
          <table:table-cell table:number-columns-repeated="16381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4" table:formula="of:=VLOOKUP([.A317];[.$N$2:.$O$6];2;1)/[.A317]" office:value-type="currency" office:currency="EUR" office:value="0.830600322580645" calcext:value-type="currency">
            <text:p>0,83 €</text:p>
          </table:table-cell>
          <table:table-cell table:style-name="ce4" table:formula="of:=[.$D$7]*[.A317]-[.B317]*[.A317]" office:value-type="currency" office:currency="EUR" office:value="1912.5139" calcext:value-type="currency">
            <text:p>1.912,51 €</text:p>
          </table:table-cell>
          <table:table-cell table:number-columns-repeated="16381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4" table:formula="of:=VLOOKUP([.A318];[.$N$2:.$O$6];2;1)/[.A318]" office:value-type="currency" office:currency="EUR" office:value="0.827929581993569" calcext:value-type="currency">
            <text:p>0,83 €</text:p>
          </table:table-cell>
          <table:table-cell table:style-name="ce4" table:formula="of:=[.$D$7]*[.A318]-[.B318]*[.A318]" office:value-type="currency" office:currency="EUR" office:value="1919.5139" calcext:value-type="currency">
            <text:p>1.919,51 €</text:p>
          </table:table-cell>
          <table:table-cell table:number-columns-repeated="16381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4" table:formula="of:=VLOOKUP([.A319];[.$N$2:.$O$6];2;1)/[.A319]" office:value-type="currency" office:currency="EUR" office:value="0.825275961538461" calcext:value-type="currency">
            <text:p>0,83 €</text:p>
          </table:table-cell>
          <table:table-cell table:style-name="ce4" table:formula="of:=[.$D$7]*[.A319]-[.B319]*[.A319]" office:value-type="currency" office:currency="EUR" office:value="1926.5139" calcext:value-type="currency">
            <text:p>1.926,51 €</text:p>
          </table:table-cell>
          <table:table-cell table:number-columns-repeated="16381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4" table:formula="of:=VLOOKUP([.A320];[.$N$2:.$O$6];2;1)/[.A320]" office:value-type="currency" office:currency="EUR" office:value="0.822639297124601" calcext:value-type="currency">
            <text:p>0,82 €</text:p>
          </table:table-cell>
          <table:table-cell table:style-name="ce4" table:formula="of:=[.$D$7]*[.A320]-[.B320]*[.A320]" office:value-type="currency" office:currency="EUR" office:value="1933.5139" calcext:value-type="currency">
            <text:p>1.933,51 €</text:p>
          </table:table-cell>
          <table:table-cell table:number-columns-repeated="16381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4" table:formula="of:=VLOOKUP([.A321];[.$N$2:.$O$6];2;1)/[.A321]" office:value-type="currency" office:currency="EUR" office:value="0.820019426751592" calcext:value-type="currency">
            <text:p>0,82 €</text:p>
          </table:table-cell>
          <table:table-cell table:style-name="ce4" table:formula="of:=[.$D$7]*[.A321]-[.B321]*[.A321]" office:value-type="currency" office:currency="EUR" office:value="1940.5139" calcext:value-type="currency">
            <text:p>1.940,51 €</text:p>
          </table:table-cell>
          <table:table-cell table:number-columns-repeated="16381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4" table:formula="of:=VLOOKUP([.A322];[.$N$2:.$O$6];2;1)/[.A322]" office:value-type="currency" office:currency="EUR" office:value="0.81741619047619" calcext:value-type="currency">
            <text:p>0,82 €</text:p>
          </table:table-cell>
          <table:table-cell table:style-name="ce4" table:formula="of:=[.$D$7]*[.A322]-[.B322]*[.A322]" office:value-type="currency" office:currency="EUR" office:value="1947.5139" calcext:value-type="currency">
            <text:p>1.947,51 €</text:p>
          </table:table-cell>
          <table:table-cell table:number-columns-repeated="16381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4" table:formula="of:=VLOOKUP([.A323];[.$N$2:.$O$6];2;1)/[.A323]" office:value-type="currency" office:currency="EUR" office:value="0.814829430379747" calcext:value-type="currency">
            <text:p>0,81 €</text:p>
          </table:table-cell>
          <table:table-cell table:style-name="ce4" table:formula="of:=[.$D$7]*[.A323]-[.B323]*[.A323]" office:value-type="currency" office:currency="EUR" office:value="1954.5139" calcext:value-type="currency">
            <text:p>1.954,51 €</text:p>
          </table:table-cell>
          <table:table-cell table:number-columns-repeated="16381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4" table:formula="of:=VLOOKUP([.A324];[.$N$2:.$O$6];2;1)/[.A324]" office:value-type="currency" office:currency="EUR" office:value="0.812258990536278" calcext:value-type="currency">
            <text:p>0,81 €</text:p>
          </table:table-cell>
          <table:table-cell table:style-name="ce4" table:formula="of:=[.$D$7]*[.A324]-[.B324]*[.A324]" office:value-type="currency" office:currency="EUR" office:value="1961.5139" calcext:value-type="currency">
            <text:p>1.961,51 €</text:p>
          </table:table-cell>
          <table:table-cell table:number-columns-repeated="16381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4" table:formula="of:=VLOOKUP([.A325];[.$N$2:.$O$6];2;1)/[.A325]" office:value-type="currency" office:currency="EUR" office:value="0.809704716981132" calcext:value-type="currency">
            <text:p>0,81 €</text:p>
          </table:table-cell>
          <table:table-cell table:style-name="ce4" table:formula="of:=[.$D$7]*[.A325]-[.B325]*[.A325]" office:value-type="currency" office:currency="EUR" office:value="1968.5139" calcext:value-type="currency">
            <text:p>1.968,51 €</text:p>
          </table:table-cell>
          <table:table-cell table:number-columns-repeated="16381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4" table:formula="of:=VLOOKUP([.A326];[.$N$2:.$O$6];2;1)/[.A326]" office:value-type="currency" office:currency="EUR" office:value="0.807166457680251" calcext:value-type="currency">
            <text:p>0,81 €</text:p>
          </table:table-cell>
          <table:table-cell table:style-name="ce4" table:formula="of:=[.$D$7]*[.A326]-[.B326]*[.A326]" office:value-type="currency" office:currency="EUR" office:value="1975.5139" calcext:value-type="currency">
            <text:p>1.975,51 €</text:p>
          </table:table-cell>
          <table:table-cell table:number-columns-repeated="16381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4" table:formula="of:=VLOOKUP([.A327];[.$N$2:.$O$6];2;1)/[.A327]" office:value-type="currency" office:currency="EUR" office:value="0.8046440625" calcext:value-type="currency">
            <text:p>0,80 €</text:p>
          </table:table-cell>
          <table:table-cell table:style-name="ce4" table:formula="of:=[.$D$7]*[.A327]-[.B327]*[.A327]" office:value-type="currency" office:currency="EUR" office:value="1982.5139" calcext:value-type="currency">
            <text:p>1.982,51 €</text:p>
          </table:table-cell>
          <table:table-cell table:number-columns-repeated="16381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4" table:formula="of:=VLOOKUP([.A328];[.$N$2:.$O$6];2;1)/[.A328]" office:value-type="currency" office:currency="EUR" office:value="0.80213738317757" calcext:value-type="currency">
            <text:p>0,80 €</text:p>
          </table:table-cell>
          <table:table-cell table:style-name="ce4" table:formula="of:=[.$D$7]*[.A328]-[.B328]*[.A328]" office:value-type="currency" office:currency="EUR" office:value="1989.5139" calcext:value-type="currency">
            <text:p>1.989,51 €</text:p>
          </table:table-cell>
          <table:table-cell table:number-columns-repeated="16381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4" table:formula="of:=VLOOKUP([.A329];[.$N$2:.$O$6];2;1)/[.A329]" office:value-type="currency" office:currency="EUR" office:value="0.799646273291925" calcext:value-type="currency">
            <text:p>0,80 €</text:p>
          </table:table-cell>
          <table:table-cell table:style-name="ce4" table:formula="of:=[.$D$7]*[.A329]-[.B329]*[.A329]" office:value-type="currency" office:currency="EUR" office:value="1996.5139" calcext:value-type="currency">
            <text:p>1.996,51 €</text:p>
          </table:table-cell>
          <table:table-cell table:number-columns-repeated="16381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4" table:formula="of:=VLOOKUP([.A330];[.$N$2:.$O$6];2;1)/[.A330]" office:value-type="currency" office:currency="EUR" office:value="0.797170588235294" calcext:value-type="currency">
            <text:p>0,80 €</text:p>
          </table:table-cell>
          <table:table-cell table:style-name="ce4" table:formula="of:=[.$D$7]*[.A330]-[.B330]*[.A330]" office:value-type="currency" office:currency="EUR" office:value="2003.5139" calcext:value-type="currency">
            <text:p>2.003,51 €</text:p>
          </table:table-cell>
          <table:table-cell table:number-columns-repeated="16381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4" table:formula="of:=VLOOKUP([.A331];[.$N$2:.$O$6];2;1)/[.A331]" office:value-type="currency" office:currency="EUR" office:value="0.794710185185185" calcext:value-type="currency">
            <text:p>0,79 €</text:p>
          </table:table-cell>
          <table:table-cell table:style-name="ce4" table:formula="of:=[.$D$7]*[.A331]-[.B331]*[.A331]" office:value-type="currency" office:currency="EUR" office:value="2010.5139" calcext:value-type="currency">
            <text:p>2.010,51 €</text:p>
          </table:table-cell>
          <table:table-cell table:number-columns-repeated="16381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4" table:formula="of:=VLOOKUP([.A332];[.$N$2:.$O$6];2;1)/[.A332]" office:value-type="currency" office:currency="EUR" office:value="0.792264923076923" calcext:value-type="currency">
            <text:p>0,79 €</text:p>
          </table:table-cell>
          <table:table-cell table:style-name="ce4" table:formula="of:=[.$D$7]*[.A332]-[.B332]*[.A332]" office:value-type="currency" office:currency="EUR" office:value="2017.5139" calcext:value-type="currency">
            <text:p>2.017,51 €</text:p>
          </table:table-cell>
          <table:table-cell table:number-columns-repeated="16381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4" table:formula="of:=VLOOKUP([.A333];[.$N$2:.$O$6];2;1)/[.A333]" office:value-type="currency" office:currency="EUR" office:value="0.789834662576687" calcext:value-type="currency">
            <text:p>0,79 €</text:p>
          </table:table-cell>
          <table:table-cell table:style-name="ce4" table:formula="of:=[.$D$7]*[.A333]-[.B333]*[.A333]" office:value-type="currency" office:currency="EUR" office:value="2024.5139" calcext:value-type="currency">
            <text:p>2.024,51 €</text:p>
          </table:table-cell>
          <table:table-cell table:number-columns-repeated="16381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4" table:formula="of:=VLOOKUP([.A334];[.$N$2:.$O$6];2;1)/[.A334]" office:value-type="currency" office:currency="EUR" office:value="0.787419266055046" calcext:value-type="currency">
            <text:p>0,79 €</text:p>
          </table:table-cell>
          <table:table-cell table:style-name="ce4" table:formula="of:=[.$D$7]*[.A334]-[.B334]*[.A334]" office:value-type="currency" office:currency="EUR" office:value="2031.5139" calcext:value-type="currency">
            <text:p>2.031,51 €</text:p>
          </table:table-cell>
          <table:table-cell table:number-columns-repeated="16381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4" table:formula="of:=VLOOKUP([.A335];[.$N$2:.$O$6];2;1)/[.A335]" office:value-type="currency" office:currency="EUR" office:value="0.785018597560976" calcext:value-type="currency">
            <text:p>0,79 €</text:p>
          </table:table-cell>
          <table:table-cell table:style-name="ce4" table:formula="of:=[.$D$7]*[.A335]-[.B335]*[.A335]" office:value-type="currency" office:currency="EUR" office:value="2038.5139" calcext:value-type="currency">
            <text:p>2.038,51 €</text:p>
          </table:table-cell>
          <table:table-cell table:number-columns-repeated="16381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4" table:formula="of:=VLOOKUP([.A336];[.$N$2:.$O$6];2;1)/[.A336]" office:value-type="currency" office:currency="EUR" office:value="0.782632522796352" calcext:value-type="currency">
            <text:p>0,78 €</text:p>
          </table:table-cell>
          <table:table-cell table:style-name="ce4" table:formula="of:=[.$D$7]*[.A336]-[.B336]*[.A336]" office:value-type="currency" office:currency="EUR" office:value="2045.5139" calcext:value-type="currency">
            <text:p>2.045,51 €</text:p>
          </table:table-cell>
          <table:table-cell table:number-columns-repeated="16381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4" table:formula="of:=VLOOKUP([.A337];[.$N$2:.$O$6];2;1)/[.A337]" office:value-type="currency" office:currency="EUR" office:value="0.780260909090909" calcext:value-type="currency">
            <text:p>0,78 €</text:p>
          </table:table-cell>
          <table:table-cell table:style-name="ce4" table:formula="of:=[.$D$7]*[.A337]-[.B337]*[.A337]" office:value-type="currency" office:currency="EUR" office:value="2052.5139" calcext:value-type="currency">
            <text:p>2.052,51 €</text:p>
          </table:table-cell>
          <table:table-cell table:number-columns-repeated="16381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4" table:formula="of:=VLOOKUP([.A338];[.$N$2:.$O$6];2;1)/[.A338]" office:value-type="currency" office:currency="EUR" office:value="0.777903625377643" calcext:value-type="currency">
            <text:p>0,78 €</text:p>
          </table:table-cell>
          <table:table-cell table:style-name="ce4" table:formula="of:=[.$D$7]*[.A338]-[.B338]*[.A338]" office:value-type="currency" office:currency="EUR" office:value="2059.5139" calcext:value-type="currency">
            <text:p>2.059,51 €</text:p>
          </table:table-cell>
          <table:table-cell table:number-columns-repeated="16381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4" table:formula="of:=VLOOKUP([.A339];[.$N$2:.$O$6];2;1)/[.A339]" office:value-type="currency" office:currency="EUR" office:value="0.775560542168675" calcext:value-type="currency">
            <text:p>0,78 €</text:p>
          </table:table-cell>
          <table:table-cell table:style-name="ce4" table:formula="of:=[.$D$7]*[.A339]-[.B339]*[.A339]" office:value-type="currency" office:currency="EUR" office:value="2066.5139" calcext:value-type="currency">
            <text:p>2.066,51 €</text:p>
          </table:table-cell>
          <table:table-cell table:number-columns-repeated="16381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4" table:formula="of:=VLOOKUP([.A340];[.$N$2:.$O$6];2;1)/[.A340]" office:value-type="currency" office:currency="EUR" office:value="0.773231531531532" calcext:value-type="currency">
            <text:p>0,77 €</text:p>
          </table:table-cell>
          <table:table-cell table:style-name="ce4" table:formula="of:=[.$D$7]*[.A340]-[.B340]*[.A340]" office:value-type="currency" office:currency="EUR" office:value="2073.5139" calcext:value-type="currency">
            <text:p>2.073,51 €</text:p>
          </table:table-cell>
          <table:table-cell table:number-columns-repeated="16381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4" table:formula="of:=VLOOKUP([.A341];[.$N$2:.$O$6];2;1)/[.A341]" office:value-type="currency" office:currency="EUR" office:value="0.770916467065868" calcext:value-type="currency">
            <text:p>0,77 €</text:p>
          </table:table-cell>
          <table:table-cell table:style-name="ce4" table:formula="of:=[.$D$7]*[.A341]-[.B341]*[.A341]" office:value-type="currency" office:currency="EUR" office:value="2080.5139" calcext:value-type="currency">
            <text:p>2.080,51 €</text:p>
          </table:table-cell>
          <table:table-cell table:number-columns-repeated="16381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4" table:formula="of:=VLOOKUP([.A342];[.$N$2:.$O$6];2;1)/[.A342]" office:value-type="currency" office:currency="EUR" office:value="0.768615223880597" calcext:value-type="currency">
            <text:p>0,77 €</text:p>
          </table:table-cell>
          <table:table-cell table:style-name="ce4" table:formula="of:=[.$D$7]*[.A342]-[.B342]*[.A342]" office:value-type="currency" office:currency="EUR" office:value="2087.5139" calcext:value-type="currency">
            <text:p>2.087,51 €</text:p>
          </table:table-cell>
          <table:table-cell table:number-columns-repeated="16381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4" table:formula="of:=VLOOKUP([.A343];[.$N$2:.$O$6];2;1)/[.A343]" office:value-type="currency" office:currency="EUR" office:value="0.766327678571429" calcext:value-type="currency">
            <text:p>0,77 €</text:p>
          </table:table-cell>
          <table:table-cell table:style-name="ce4" table:formula="of:=[.$D$7]*[.A343]-[.B343]*[.A343]" office:value-type="currency" office:currency="EUR" office:value="2094.5139" calcext:value-type="currency">
            <text:p>2.094,51 €</text:p>
          </table:table-cell>
          <table:table-cell table:number-columns-repeated="16381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4" table:formula="of:=VLOOKUP([.A344];[.$N$2:.$O$6];2;1)/[.A344]" office:value-type="currency" office:currency="EUR" office:value="0.764053709198813" calcext:value-type="currency">
            <text:p>0,76 €</text:p>
          </table:table-cell>
          <table:table-cell table:style-name="ce4" table:formula="of:=[.$D$7]*[.A344]-[.B344]*[.A344]" office:value-type="currency" office:currency="EUR" office:value="2101.5139" calcext:value-type="currency">
            <text:p>2.101,51 €</text:p>
          </table:table-cell>
          <table:table-cell table:number-columns-repeated="16381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4" table:formula="of:=VLOOKUP([.A345];[.$N$2:.$O$6];2;1)/[.A345]" office:value-type="currency" office:currency="EUR" office:value="0.761793195266272" calcext:value-type="currency">
            <text:p>0,76 €</text:p>
          </table:table-cell>
          <table:table-cell table:style-name="ce4" table:formula="of:=[.$D$7]*[.A345]-[.B345]*[.A345]" office:value-type="currency" office:currency="EUR" office:value="2108.5139" calcext:value-type="currency">
            <text:p>2.108,51 €</text:p>
          </table:table-cell>
          <table:table-cell table:number-columns-repeated="16381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4" table:formula="of:=VLOOKUP([.A346];[.$N$2:.$O$6];2;1)/[.A346]" office:value-type="currency" office:currency="EUR" office:value="0.759546017699115" calcext:value-type="currency">
            <text:p>0,76 €</text:p>
          </table:table-cell>
          <table:table-cell table:style-name="ce4" table:formula="of:=[.$D$7]*[.A346]-[.B346]*[.A346]" office:value-type="currency" office:currency="EUR" office:value="2115.5139" calcext:value-type="currency">
            <text:p>2.115,51 €</text:p>
          </table:table-cell>
          <table:table-cell table:number-columns-repeated="16381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4" table:formula="of:=VLOOKUP([.A347];[.$N$2:.$O$6];2;1)/[.A347]" office:value-type="currency" office:currency="EUR" office:value="0.757312058823529" calcext:value-type="currency">
            <text:p>0,76 €</text:p>
          </table:table-cell>
          <table:table-cell table:style-name="ce4" table:formula="of:=[.$D$7]*[.A347]-[.B347]*[.A347]" office:value-type="currency" office:currency="EUR" office:value="2122.5139" calcext:value-type="currency">
            <text:p>2.122,51 €</text:p>
          </table:table-cell>
          <table:table-cell table:number-columns-repeated="16381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4" table:formula="of:=VLOOKUP([.A348];[.$N$2:.$O$6];2;1)/[.A348]" office:value-type="currency" office:currency="EUR" office:value="0.755091202346041" calcext:value-type="currency">
            <text:p>0,76 €</text:p>
          </table:table-cell>
          <table:table-cell table:style-name="ce4" table:formula="of:=[.$D$7]*[.A348]-[.B348]*[.A348]" office:value-type="currency" office:currency="EUR" office:value="2129.5139" calcext:value-type="currency">
            <text:p>2.129,51 €</text:p>
          </table:table-cell>
          <table:table-cell table:number-columns-repeated="16381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4" table:formula="of:=VLOOKUP([.A349];[.$N$2:.$O$6];2;1)/[.A349]" office:value-type="currency" office:currency="EUR" office:value="0.752883333333333" calcext:value-type="currency">
            <text:p>0,75 €</text:p>
          </table:table-cell>
          <table:table-cell table:style-name="ce4" table:formula="of:=[.$D$7]*[.A349]-[.B349]*[.A349]" office:value-type="currency" office:currency="EUR" office:value="2136.5139" calcext:value-type="currency">
            <text:p>2.136,51 €</text:p>
          </table:table-cell>
          <table:table-cell table:number-columns-repeated="16381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4" table:formula="of:=VLOOKUP([.A350];[.$N$2:.$O$6];2;1)/[.A350]" office:value-type="currency" office:currency="EUR" office:value="0.75068833819242" calcext:value-type="currency">
            <text:p>0,75 €</text:p>
          </table:table-cell>
          <table:table-cell table:style-name="ce4" table:formula="of:=[.$D$7]*[.A350]-[.B350]*[.A350]" office:value-type="currency" office:currency="EUR" office:value="2143.5139" calcext:value-type="currency">
            <text:p>2.143,51 €</text:p>
          </table:table-cell>
          <table:table-cell table:number-columns-repeated="16381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4" table:formula="of:=VLOOKUP([.A351];[.$N$2:.$O$6];2;1)/[.A351]" office:value-type="currency" office:currency="EUR" office:value="0.748506104651163" calcext:value-type="currency">
            <text:p>0,75 €</text:p>
          </table:table-cell>
          <table:table-cell table:style-name="ce4" table:formula="of:=[.$D$7]*[.A351]-[.B351]*[.A351]" office:value-type="currency" office:currency="EUR" office:value="2150.5139" calcext:value-type="currency">
            <text:p>2.150,51 €</text:p>
          </table:table-cell>
          <table:table-cell table:number-columns-repeated="16381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4" table:formula="of:=VLOOKUP([.A352];[.$N$2:.$O$6];2;1)/[.A352]" office:value-type="currency" office:currency="EUR" office:value="0.74633652173913" calcext:value-type="currency">
            <text:p>0,75 €</text:p>
          </table:table-cell>
          <table:table-cell table:style-name="ce4" table:formula="of:=[.$D$7]*[.A352]-[.B352]*[.A352]" office:value-type="currency" office:currency="EUR" office:value="2157.5139" calcext:value-type="currency">
            <text:p>2.157,51 €</text:p>
          </table:table-cell>
          <table:table-cell table:number-columns-repeated="16381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4" table:formula="of:=VLOOKUP([.A353];[.$N$2:.$O$6];2;1)/[.A353]" office:value-type="currency" office:currency="EUR" office:value="0.744179479768786" calcext:value-type="currency">
            <text:p>0,74 €</text:p>
          </table:table-cell>
          <table:table-cell table:style-name="ce4" table:formula="of:=[.$D$7]*[.A353]-[.B353]*[.A353]" office:value-type="currency" office:currency="EUR" office:value="2164.5139" calcext:value-type="currency">
            <text:p>2.164,51 €</text:p>
          </table:table-cell>
          <table:table-cell table:number-columns-repeated="16381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4" table:formula="of:=VLOOKUP([.A354];[.$N$2:.$O$6];2;1)/[.A354]" office:value-type="currency" office:currency="EUR" office:value="0.742034870317003" calcext:value-type="currency">
            <text:p>0,74 €</text:p>
          </table:table-cell>
          <table:table-cell table:style-name="ce4" table:formula="of:=[.$D$7]*[.A354]-[.B354]*[.A354]" office:value-type="currency" office:currency="EUR" office:value="2171.5139" calcext:value-type="currency">
            <text:p>2.171,51 €</text:p>
          </table:table-cell>
          <table:table-cell table:number-columns-repeated="16381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4" table:formula="of:=VLOOKUP([.A355];[.$N$2:.$O$6];2;1)/[.A355]" office:value-type="currency" office:currency="EUR" office:value="0.739902586206896" calcext:value-type="currency">
            <text:p>0,74 €</text:p>
          </table:table-cell>
          <table:table-cell table:style-name="ce4" table:formula="of:=[.$D$7]*[.A355]-[.B355]*[.A355]" office:value-type="currency" office:currency="EUR" office:value="2178.5139" calcext:value-type="currency">
            <text:p>2.178,51 €</text:p>
          </table:table-cell>
          <table:table-cell table:number-columns-repeated="16381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4" table:formula="of:=VLOOKUP([.A356];[.$N$2:.$O$6];2;1)/[.A356]" office:value-type="currency" office:currency="EUR" office:value="0.737782521489971" calcext:value-type="currency">
            <text:p>0,74 €</text:p>
          </table:table-cell>
          <table:table-cell table:style-name="ce4" table:formula="of:=[.$D$7]*[.A356]-[.B356]*[.A356]" office:value-type="currency" office:currency="EUR" office:value="2185.5139" calcext:value-type="currency">
            <text:p>2.185,51 €</text:p>
          </table:table-cell>
          <table:table-cell table:number-columns-repeated="1638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4" table:formula="of:=VLOOKUP([.A357];[.$N$2:.$O$6];2;1)/[.A357]" office:value-type="currency" office:currency="EUR" office:value="0.735674571428571" calcext:value-type="currency">
            <text:p>0,74 €</text:p>
          </table:table-cell>
          <table:table-cell table:style-name="ce4" table:formula="of:=[.$D$7]*[.A357]-[.B357]*[.A357]" office:value-type="currency" office:currency="EUR" office:value="2192.5139" calcext:value-type="currency">
            <text:p>2.192,51 €</text:p>
          </table:table-cell>
          <table:table-cell table:number-columns-repeated="16381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4" table:formula="of:=VLOOKUP([.A358];[.$N$2:.$O$6];2;1)/[.A358]" office:value-type="currency" office:currency="EUR" office:value="0.733578632478632" calcext:value-type="currency">
            <text:p>0,73 €</text:p>
          </table:table-cell>
          <table:table-cell table:style-name="ce4" table:formula="of:=[.$D$7]*[.A358]-[.B358]*[.A358]" office:value-type="currency" office:currency="EUR" office:value="2199.5139" calcext:value-type="currency">
            <text:p>2.199,51 €</text:p>
          </table:table-cell>
          <table:table-cell table:number-columns-repeated="16381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4" table:formula="of:=VLOOKUP([.A359];[.$N$2:.$O$6];2;1)/[.A359]" office:value-type="currency" office:currency="EUR" office:value="0.731494602272727" calcext:value-type="currency">
            <text:p>0,73 €</text:p>
          </table:table-cell>
          <table:table-cell table:style-name="ce4" table:formula="of:=[.$D$7]*[.A359]-[.B359]*[.A359]" office:value-type="currency" office:currency="EUR" office:value="2206.5139" calcext:value-type="currency">
            <text:p>2.206,51 €</text:p>
          </table:table-cell>
          <table:table-cell table:number-columns-repeated="16381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4" table:formula="of:=VLOOKUP([.A360];[.$N$2:.$O$6];2;1)/[.A360]" office:value-type="currency" office:currency="EUR" office:value="0.729422379603399" calcext:value-type="currency">
            <text:p>0,73 €</text:p>
          </table:table-cell>
          <table:table-cell table:style-name="ce4" table:formula="of:=[.$D$7]*[.A360]-[.B360]*[.A360]" office:value-type="currency" office:currency="EUR" office:value="2213.5139" calcext:value-type="currency">
            <text:p>2.213,51 €</text:p>
          </table:table-cell>
          <table:table-cell table:number-columns-repeated="16381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4" table:formula="of:=VLOOKUP([.A361];[.$N$2:.$O$6];2;1)/[.A361]" office:value-type="currency" office:currency="EUR" office:value="0.72736186440678" calcext:value-type="currency">
            <text:p>0,73 €</text:p>
          </table:table-cell>
          <table:table-cell table:style-name="ce4" table:formula="of:=[.$D$7]*[.A361]-[.B361]*[.A361]" office:value-type="currency" office:currency="EUR" office:value="2220.5139" calcext:value-type="currency">
            <text:p>2.220,51 €</text:p>
          </table:table-cell>
          <table:table-cell table:number-columns-repeated="16381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4" table:formula="of:=VLOOKUP([.A362];[.$N$2:.$O$6];2;1)/[.A362]" office:value-type="currency" office:currency="EUR" office:value="0.725312957746479" calcext:value-type="currency">
            <text:p>0,73 €</text:p>
          </table:table-cell>
          <table:table-cell table:style-name="ce4" table:formula="of:=[.$D$7]*[.A362]-[.B362]*[.A362]" office:value-type="currency" office:currency="EUR" office:value="2227.5139" calcext:value-type="currency">
            <text:p>2.227,51 €</text:p>
          </table:table-cell>
          <table:table-cell table:number-columns-repeated="16381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4" table:formula="of:=VLOOKUP([.A363];[.$N$2:.$O$6];2;1)/[.A363]" office:value-type="currency" office:currency="EUR" office:value="0.723275561797753" calcext:value-type="currency">
            <text:p>0,72 €</text:p>
          </table:table-cell>
          <table:table-cell table:style-name="ce4" table:formula="of:=[.$D$7]*[.A363]-[.B363]*[.A363]" office:value-type="currency" office:currency="EUR" office:value="2234.5139" calcext:value-type="currency">
            <text:p>2.234,51 €</text:p>
          </table:table-cell>
          <table:table-cell table:number-columns-repeated="16381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4" table:formula="of:=VLOOKUP([.A364];[.$N$2:.$O$6];2;1)/[.A364]" office:value-type="currency" office:currency="EUR" office:value="0.721249579831933" calcext:value-type="currency">
            <text:p>0,72 €</text:p>
          </table:table-cell>
          <table:table-cell table:style-name="ce4" table:formula="of:=[.$D$7]*[.A364]-[.B364]*[.A364]" office:value-type="currency" office:currency="EUR" office:value="2241.5139" calcext:value-type="currency">
            <text:p>2.241,51 €</text:p>
          </table:table-cell>
          <table:table-cell table:number-columns-repeated="16381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4" table:formula="of:=VLOOKUP([.A365];[.$N$2:.$O$6];2;1)/[.A365]" office:value-type="currency" office:currency="EUR" office:value="0.719234916201117" calcext:value-type="currency">
            <text:p>0,72 €</text:p>
          </table:table-cell>
          <table:table-cell table:style-name="ce4" table:formula="of:=[.$D$7]*[.A365]-[.B365]*[.A365]" office:value-type="currency" office:currency="EUR" office:value="2248.5139" calcext:value-type="currency">
            <text:p>2.248,51 €</text:p>
          </table:table-cell>
          <table:table-cell table:number-columns-repeated="16381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4" table:formula="of:=VLOOKUP([.A366];[.$N$2:.$O$6];2;1)/[.A366]" office:value-type="currency" office:currency="EUR" office:value="0.71723147632312" calcext:value-type="currency">
            <text:p>0,72 €</text:p>
          </table:table-cell>
          <table:table-cell table:style-name="ce4" table:formula="of:=[.$D$7]*[.A366]-[.B366]*[.A366]" office:value-type="currency" office:currency="EUR" office:value="2255.5139" calcext:value-type="currency">
            <text:p>2.255,51 €</text:p>
          </table:table-cell>
          <table:table-cell table:number-columns-repeated="16381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4" table:formula="of:=VLOOKUP([.A367];[.$N$2:.$O$6];2;1)/[.A367]" office:value-type="currency" office:currency="EUR" office:value="0.715239166666667" calcext:value-type="currency">
            <text:p>0,72 €</text:p>
          </table:table-cell>
          <table:table-cell table:style-name="ce4" table:formula="of:=[.$D$7]*[.A367]-[.B367]*[.A367]" office:value-type="currency" office:currency="EUR" office:value="2262.5139" calcext:value-type="currency">
            <text:p>2.262,51 €</text:p>
          </table:table-cell>
          <table:table-cell table:number-columns-repeated="16381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4" table:formula="of:=VLOOKUP([.A368];[.$N$2:.$O$6];2;1)/[.A368]" office:value-type="currency" office:currency="EUR" office:value="0.713257894736842" calcext:value-type="currency">
            <text:p>0,71 €</text:p>
          </table:table-cell>
          <table:table-cell table:style-name="ce4" table:formula="of:=[.$D$7]*[.A368]-[.B368]*[.A368]" office:value-type="currency" office:currency="EUR" office:value="2269.5139" calcext:value-type="currency">
            <text:p>2.269,51 €</text:p>
          </table:table-cell>
          <table:table-cell table:number-columns-repeated="16381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4" table:formula="of:=VLOOKUP([.A369];[.$N$2:.$O$6];2;1)/[.A369]" office:value-type="currency" office:currency="EUR" office:value="0.711287569060773" calcext:value-type="currency">
            <text:p>0,71 €</text:p>
          </table:table-cell>
          <table:table-cell table:style-name="ce4" table:formula="of:=[.$D$7]*[.A369]-[.B369]*[.A369]" office:value-type="currency" office:currency="EUR" office:value="2276.5139" calcext:value-type="currency">
            <text:p>2.276,51 €</text:p>
          </table:table-cell>
          <table:table-cell table:number-columns-repeated="16381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4" table:formula="of:=VLOOKUP([.A370];[.$N$2:.$O$6];2;1)/[.A370]" office:value-type="currency" office:currency="EUR" office:value="0.709328099173554" calcext:value-type="currency">
            <text:p>0,71 €</text:p>
          </table:table-cell>
          <table:table-cell table:style-name="ce4" table:formula="of:=[.$D$7]*[.A370]-[.B370]*[.A370]" office:value-type="currency" office:currency="EUR" office:value="2283.5139" calcext:value-type="currency">
            <text:p>2.283,51 €</text:p>
          </table:table-cell>
          <table:table-cell table:number-columns-repeated="16381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4" table:formula="of:=VLOOKUP([.A371];[.$N$2:.$O$6];2;1)/[.A371]" office:value-type="currency" office:currency="EUR" office:value="0.707379395604396" calcext:value-type="currency">
            <text:p>0,71 €</text:p>
          </table:table-cell>
          <table:table-cell table:style-name="ce4" table:formula="of:=[.$D$7]*[.A371]-[.B371]*[.A371]" office:value-type="currency" office:currency="EUR" office:value="2290.5139" calcext:value-type="currency">
            <text:p>2.290,51 €</text:p>
          </table:table-cell>
          <table:table-cell table:number-columns-repeated="16381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4" table:formula="of:=VLOOKUP([.A372];[.$N$2:.$O$6];2;1)/[.A372]" office:value-type="currency" office:currency="EUR" office:value="0.705441369863014" calcext:value-type="currency">
            <text:p>0,71 €</text:p>
          </table:table-cell>
          <table:table-cell table:style-name="ce4" table:formula="of:=[.$D$7]*[.A372]-[.B372]*[.A372]" office:value-type="currency" office:currency="EUR" office:value="2297.5139" calcext:value-type="currency">
            <text:p>2.297,51 €</text:p>
          </table:table-cell>
          <table:table-cell table:number-columns-repeated="16381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4" table:formula="of:=VLOOKUP([.A373];[.$N$2:.$O$6];2;1)/[.A373]" office:value-type="currency" office:currency="EUR" office:value="0.703513934426229" calcext:value-type="currency">
            <text:p>0,70 €</text:p>
          </table:table-cell>
          <table:table-cell table:style-name="ce4" table:formula="of:=[.$D$7]*[.A373]-[.B373]*[.A373]" office:value-type="currency" office:currency="EUR" office:value="2304.5139" calcext:value-type="currency">
            <text:p>2.304,51 €</text:p>
          </table:table-cell>
          <table:table-cell table:number-columns-repeated="16381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4" table:formula="of:=VLOOKUP([.A374];[.$N$2:.$O$6];2;1)/[.A374]" office:value-type="currency" office:currency="EUR" office:value="0.701597002724796" calcext:value-type="currency">
            <text:p>0,70 €</text:p>
          </table:table-cell>
          <table:table-cell table:style-name="ce4" table:formula="of:=[.$D$7]*[.A374]-[.B374]*[.A374]" office:value-type="currency" office:currency="EUR" office:value="2311.5139" calcext:value-type="currency">
            <text:p>2.311,51 €</text:p>
          </table:table-cell>
          <table:table-cell table:number-columns-repeated="16381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4" table:formula="of:=VLOOKUP([.A375];[.$N$2:.$O$6];2;1)/[.A375]" office:value-type="currency" office:currency="EUR" office:value="0.699690489130435" calcext:value-type="currency">
            <text:p>0,70 €</text:p>
          </table:table-cell>
          <table:table-cell table:style-name="ce4" table:formula="of:=[.$D$7]*[.A375]-[.B375]*[.A375]" office:value-type="currency" office:currency="EUR" office:value="2318.5139" calcext:value-type="currency">
            <text:p>2.318,51 €</text:p>
          </table:table-cell>
          <table:table-cell table:number-columns-repeated="16381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4" table:formula="of:=VLOOKUP([.A376];[.$N$2:.$O$6];2;1)/[.A376]" office:value-type="currency" office:currency="EUR" office:value="0.697794308943089" calcext:value-type="currency">
            <text:p>0,70 €</text:p>
          </table:table-cell>
          <table:table-cell table:style-name="ce4" table:formula="of:=[.$D$7]*[.A376]-[.B376]*[.A376]" office:value-type="currency" office:currency="EUR" office:value="2325.5139" calcext:value-type="currency">
            <text:p>2.325,51 €</text:p>
          </table:table-cell>
          <table:table-cell table:number-columns-repeated="16381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4" table:formula="of:=VLOOKUP([.A377];[.$N$2:.$O$6];2;1)/[.A377]" office:value-type="currency" office:currency="EUR" office:value="0.695908378378378" calcext:value-type="currency">
            <text:p>0,70 €</text:p>
          </table:table-cell>
          <table:table-cell table:style-name="ce4" table:formula="of:=[.$D$7]*[.A377]-[.B377]*[.A377]" office:value-type="currency" office:currency="EUR" office:value="2332.5139" calcext:value-type="currency">
            <text:p>2.332,51 €</text:p>
          </table:table-cell>
          <table:table-cell table:number-columns-repeated="16381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4" table:formula="of:=VLOOKUP([.A378];[.$N$2:.$O$6];2;1)/[.A378]" office:value-type="currency" office:currency="EUR" office:value="0.694032614555256" calcext:value-type="currency">
            <text:p>0,69 €</text:p>
          </table:table-cell>
          <table:table-cell table:style-name="ce4" table:formula="of:=[.$D$7]*[.A378]-[.B378]*[.A378]" office:value-type="currency" office:currency="EUR" office:value="2339.5139" calcext:value-type="currency">
            <text:p>2.339,51 €</text:p>
          </table:table-cell>
          <table:table-cell table:number-columns-repeated="16381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4" table:formula="of:=VLOOKUP([.A379];[.$N$2:.$O$6];2;1)/[.A379]" office:value-type="currency" office:currency="EUR" office:value="0.692166935483871" calcext:value-type="currency">
            <text:p>0,69 €</text:p>
          </table:table-cell>
          <table:table-cell table:style-name="ce4" table:formula="of:=[.$D$7]*[.A379]-[.B379]*[.A379]" office:value-type="currency" office:currency="EUR" office:value="2346.5139" calcext:value-type="currency">
            <text:p>2.346,51 €</text:p>
          </table:table-cell>
          <table:table-cell table:number-columns-repeated="16381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4" table:formula="of:=VLOOKUP([.A380];[.$N$2:.$O$6];2;1)/[.A380]" office:value-type="currency" office:currency="EUR" office:value="0.690311260053619" calcext:value-type="currency">
            <text:p>0,69 €</text:p>
          </table:table-cell>
          <table:table-cell table:style-name="ce4" table:formula="of:=[.$D$7]*[.A380]-[.B380]*[.A380]" office:value-type="currency" office:currency="EUR" office:value="2353.5139" calcext:value-type="currency">
            <text:p>2.353,51 €</text:p>
          </table:table-cell>
          <table:table-cell table:number-columns-repeated="16381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4" table:formula="of:=VLOOKUP([.A381];[.$N$2:.$O$6];2;1)/[.A381]" office:value-type="currency" office:currency="EUR" office:value="0.68846550802139" calcext:value-type="currency">
            <text:p>0,69 €</text:p>
          </table:table-cell>
          <table:table-cell table:style-name="ce4" table:formula="of:=[.$D$7]*[.A381]-[.B381]*[.A381]" office:value-type="currency" office:currency="EUR" office:value="2360.5139" calcext:value-type="currency">
            <text:p>2.360,51 €</text:p>
          </table:table-cell>
          <table:table-cell table:number-columns-repeated="16381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4" table:formula="of:=VLOOKUP([.A382];[.$N$2:.$O$6];2;1)/[.A382]" office:value-type="currency" office:currency="EUR" office:value="0.6866296" calcext:value-type="currency">
            <text:p>0,69 €</text:p>
          </table:table-cell>
          <table:table-cell table:style-name="ce4" table:formula="of:=[.$D$7]*[.A382]-[.B382]*[.A382]" office:value-type="currency" office:currency="EUR" office:value="2367.5139" calcext:value-type="currency">
            <text:p>2.367,51 €</text:p>
          </table:table-cell>
          <table:table-cell table:number-columns-repeated="16381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4" table:formula="of:=VLOOKUP([.A383];[.$N$2:.$O$6];2;1)/[.A383]" office:value-type="currency" office:currency="EUR" office:value="0.684803457446808" calcext:value-type="currency">
            <text:p>0,68 €</text:p>
          </table:table-cell>
          <table:table-cell table:style-name="ce4" table:formula="of:=[.$D$7]*[.A383]-[.B383]*[.A383]" office:value-type="currency" office:currency="EUR" office:value="2374.5139" calcext:value-type="currency">
            <text:p>2.374,51 €</text:p>
          </table:table-cell>
          <table:table-cell table:number-columns-repeated="16381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4" table:formula="of:=VLOOKUP([.A384];[.$N$2:.$O$6];2;1)/[.A384]" office:value-type="currency" office:currency="EUR" office:value="0.68298700265252" calcext:value-type="currency">
            <text:p>0,68 €</text:p>
          </table:table-cell>
          <table:table-cell table:style-name="ce4" table:formula="of:=[.$D$7]*[.A384]-[.B384]*[.A384]" office:value-type="currency" office:currency="EUR" office:value="2381.5139" calcext:value-type="currency">
            <text:p>2.381,51 €</text:p>
          </table:table-cell>
          <table:table-cell table:number-columns-repeated="16381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4" table:formula="of:=VLOOKUP([.A385];[.$N$2:.$O$6];2;1)/[.A385]" office:value-type="currency" office:currency="EUR" office:value="0.681180158730159" calcext:value-type="currency">
            <text:p>0,68 €</text:p>
          </table:table-cell>
          <table:table-cell table:style-name="ce4" table:formula="of:=[.$D$7]*[.A385]-[.B385]*[.A385]" office:value-type="currency" office:currency="EUR" office:value="2388.5139" calcext:value-type="currency">
            <text:p>2.388,51 €</text:p>
          </table:table-cell>
          <table:table-cell table:number-columns-repeated="16381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4" table:formula="of:=VLOOKUP([.A386];[.$N$2:.$O$6];2;1)/[.A386]" office:value-type="currency" office:currency="EUR" office:value="0.679382849604222" calcext:value-type="currency">
            <text:p>0,68 €</text:p>
          </table:table-cell>
          <table:table-cell table:style-name="ce4" table:formula="of:=[.$D$7]*[.A386]-[.B386]*[.A386]" office:value-type="currency" office:currency="EUR" office:value="2395.5139" calcext:value-type="currency">
            <text:p>2.395,51 €</text:p>
          </table:table-cell>
          <table:table-cell table:number-columns-repeated="16381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4" table:formula="of:=VLOOKUP([.A387];[.$N$2:.$O$6];2;1)/[.A387]" office:value-type="currency" office:currency="EUR" office:value="0.677595" calcext:value-type="currency">
            <text:p>0,68 €</text:p>
          </table:table-cell>
          <table:table-cell table:style-name="ce4" table:formula="of:=[.$D$7]*[.A387]-[.B387]*[.A387]" office:value-type="currency" office:currency="EUR" office:value="2402.5139" calcext:value-type="currency">
            <text:p>2.402,51 €</text:p>
          </table:table-cell>
          <table:table-cell table:number-columns-repeated="16381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4" table:formula="of:=VLOOKUP([.A388];[.$N$2:.$O$6];2;1)/[.A388]" office:value-type="currency" office:currency="EUR" office:value="0.675816535433071" calcext:value-type="currency">
            <text:p>0,68 €</text:p>
          </table:table-cell>
          <table:table-cell table:style-name="ce4" table:formula="of:=[.$D$7]*[.A388]-[.B388]*[.A388]" office:value-type="currency" office:currency="EUR" office:value="2409.5139" calcext:value-type="currency">
            <text:p>2.409,51 €</text:p>
          </table:table-cell>
          <table:table-cell table:number-columns-repeated="16381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4" table:formula="of:=VLOOKUP([.A389];[.$N$2:.$O$6];2;1)/[.A389]" office:value-type="currency" office:currency="EUR" office:value="0.674047382198953" calcext:value-type="currency">
            <text:p>0,67 €</text:p>
          </table:table-cell>
          <table:table-cell table:style-name="ce4" table:formula="of:=[.$D$7]*[.A389]-[.B389]*[.A389]" office:value-type="currency" office:currency="EUR" office:value="2416.5139" calcext:value-type="currency">
            <text:p>2.416,51 €</text:p>
          </table:table-cell>
          <table:table-cell table:number-columns-repeated="16381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4" table:formula="of:=VLOOKUP([.A390];[.$N$2:.$O$6];2;1)/[.A390]" office:value-type="currency" office:currency="EUR" office:value="0.672287467362924" calcext:value-type="currency">
            <text:p>0,67 €</text:p>
          </table:table-cell>
          <table:table-cell table:style-name="ce4" table:formula="of:=[.$D$7]*[.A390]-[.B390]*[.A390]" office:value-type="currency" office:currency="EUR" office:value="2423.5139" calcext:value-type="currency">
            <text:p>2.423,51 €</text:p>
          </table:table-cell>
          <table:table-cell table:number-columns-repeated="16381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4" table:formula="of:=VLOOKUP([.A391];[.$N$2:.$O$6];2;1)/[.A391]" office:value-type="currency" office:currency="EUR" office:value="0.67053671875" calcext:value-type="currency">
            <text:p>0,67 €</text:p>
          </table:table-cell>
          <table:table-cell table:style-name="ce4" table:formula="of:=[.$D$7]*[.A391]-[.B391]*[.A391]" office:value-type="currency" office:currency="EUR" office:value="2430.5139" calcext:value-type="currency">
            <text:p>2.430,51 €</text:p>
          </table:table-cell>
          <table:table-cell table:number-columns-repeated="16381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4" table:formula="of:=VLOOKUP([.A392];[.$N$2:.$O$6];2;1)/[.A392]" office:value-type="currency" office:currency="EUR" office:value="0.668795064935065" calcext:value-type="currency">
            <text:p>0,67 €</text:p>
          </table:table-cell>
          <table:table-cell table:style-name="ce4" table:formula="of:=[.$D$7]*[.A392]-[.B392]*[.A392]" office:value-type="currency" office:currency="EUR" office:value="2437.5139" calcext:value-type="currency">
            <text:p>2.437,51 €</text:p>
          </table:table-cell>
          <table:table-cell table:number-columns-repeated="16381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4" table:formula="of:=VLOOKUP([.A393];[.$N$2:.$O$6];2;1)/[.A393]" office:value-type="currency" office:currency="EUR" office:value="0.667062435233161" calcext:value-type="currency">
            <text:p>0,67 €</text:p>
          </table:table-cell>
          <table:table-cell table:style-name="ce4" table:formula="of:=[.$D$7]*[.A393]-[.B393]*[.A393]" office:value-type="currency" office:currency="EUR" office:value="2444.5139" calcext:value-type="currency">
            <text:p>2.444,51 €</text:p>
          </table:table-cell>
          <table:table-cell table:number-columns-repeated="16381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4" table:formula="of:=VLOOKUP([.A394];[.$N$2:.$O$6];2;1)/[.A394]" office:value-type="currency" office:currency="EUR" office:value="0.665338759689922" calcext:value-type="currency">
            <text:p>0,67 €</text:p>
          </table:table-cell>
          <table:table-cell table:style-name="ce4" table:formula="of:=[.$D$7]*[.A394]-[.B394]*[.A394]" office:value-type="currency" office:currency="EUR" office:value="2451.5139" calcext:value-type="currency">
            <text:p>2.451,51 €</text:p>
          </table:table-cell>
          <table:table-cell table:number-columns-repeated="16381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4" table:formula="of:=VLOOKUP([.A395];[.$N$2:.$O$6];2;1)/[.A395]" office:value-type="currency" office:currency="EUR" office:value="0.663623969072165" calcext:value-type="currency">
            <text:p>0,66 €</text:p>
          </table:table-cell>
          <table:table-cell table:style-name="ce4" table:formula="of:=[.$D$7]*[.A395]-[.B395]*[.A395]" office:value-type="currency" office:currency="EUR" office:value="2458.5139" calcext:value-type="currency">
            <text:p>2.458,51 €</text:p>
          </table:table-cell>
          <table:table-cell table:number-columns-repeated="16381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4" table:formula="of:=VLOOKUP([.A396];[.$N$2:.$O$6];2;1)/[.A396]" office:value-type="currency" office:currency="EUR" office:value="0.661917994858612" calcext:value-type="currency">
            <text:p>0,66 €</text:p>
          </table:table-cell>
          <table:table-cell table:style-name="ce4" table:formula="of:=[.$D$7]*[.A396]-[.B396]*[.A396]" office:value-type="currency" office:currency="EUR" office:value="2465.5139" calcext:value-type="currency">
            <text:p>2.465,51 €</text:p>
          </table:table-cell>
          <table:table-cell table:number-columns-repeated="16381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4" table:formula="of:=VLOOKUP([.A397];[.$N$2:.$O$6];2;1)/[.A397]" office:value-type="currency" office:currency="EUR" office:value="0.660220769230769" calcext:value-type="currency">
            <text:p>0,66 €</text:p>
          </table:table-cell>
          <table:table-cell table:style-name="ce4" table:formula="of:=[.$D$7]*[.A397]-[.B397]*[.A397]" office:value-type="currency" office:currency="EUR" office:value="2472.5139" calcext:value-type="currency">
            <text:p>2.472,51 €</text:p>
          </table:table-cell>
          <table:table-cell table:number-columns-repeated="16381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4" table:formula="of:=VLOOKUP([.A398];[.$N$2:.$O$6];2;1)/[.A398]" office:value-type="currency" office:currency="EUR" office:value="0.658532225063939" calcext:value-type="currency">
            <text:p>0,66 €</text:p>
          </table:table-cell>
          <table:table-cell table:style-name="ce4" table:formula="of:=[.$D$7]*[.A398]-[.B398]*[.A398]" office:value-type="currency" office:currency="EUR" office:value="2479.5139" calcext:value-type="currency">
            <text:p>2.479,51 €</text:p>
          </table:table-cell>
          <table:table-cell table:number-columns-repeated="16381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4" table:formula="of:=VLOOKUP([.A399];[.$N$2:.$O$6];2;1)/[.A399]" office:value-type="currency" office:currency="EUR" office:value="0.656852295918367" calcext:value-type="currency">
            <text:p>0,66 €</text:p>
          </table:table-cell>
          <table:table-cell table:style-name="ce4" table:formula="of:=[.$D$7]*[.A399]-[.B399]*[.A399]" office:value-type="currency" office:currency="EUR" office:value="2486.5139" calcext:value-type="currency">
            <text:p>2.486,51 €</text:p>
          </table:table-cell>
          <table:table-cell table:number-columns-repeated="16381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4" table:formula="of:=VLOOKUP([.A400];[.$N$2:.$O$6];2;1)/[.A400]" office:value-type="currency" office:currency="EUR" office:value="0.655180916030534" calcext:value-type="currency">
            <text:p>0,66 €</text:p>
          </table:table-cell>
          <table:table-cell table:style-name="ce4" table:formula="of:=[.$D$7]*[.A400]-[.B400]*[.A400]" office:value-type="currency" office:currency="EUR" office:value="2493.5139" calcext:value-type="currency">
            <text:p>2.493,51 €</text:p>
          </table:table-cell>
          <table:table-cell table:number-columns-repeated="16381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4" table:formula="of:=VLOOKUP([.A401];[.$N$2:.$O$6];2;1)/[.A401]" office:value-type="currency" office:currency="EUR" office:value="0.653518020304568" calcext:value-type="currency">
            <text:p>0,65 €</text:p>
          </table:table-cell>
          <table:table-cell table:style-name="ce4" table:formula="of:=[.$D$7]*[.A401]-[.B401]*[.A401]" office:value-type="currency" office:currency="EUR" office:value="2500.5139" calcext:value-type="currency">
            <text:p>2.500,51 €</text:p>
          </table:table-cell>
          <table:table-cell table:number-columns-repeated="16381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4" table:formula="of:=VLOOKUP([.A402];[.$N$2:.$O$6];2;1)/[.A402]" office:value-type="currency" office:currency="EUR" office:value="0.651863544303797" calcext:value-type="currency">
            <text:p>0,65 €</text:p>
          </table:table-cell>
          <table:table-cell table:style-name="ce4" table:formula="of:=[.$D$7]*[.A402]-[.B402]*[.A402]" office:value-type="currency" office:currency="EUR" office:value="2507.5139" calcext:value-type="currency">
            <text:p>2.507,51 €</text:p>
          </table:table-cell>
          <table:table-cell table:number-columns-repeated="16381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4" table:formula="of:=VLOOKUP([.A403];[.$N$2:.$O$6];2;1)/[.A403]" office:value-type="currency" office:currency="EUR" office:value="0.650217424242424" calcext:value-type="currency">
            <text:p>0,65 €</text:p>
          </table:table-cell>
          <table:table-cell table:style-name="ce4" table:formula="of:=[.$D$7]*[.A403]-[.B403]*[.A403]" office:value-type="currency" office:currency="EUR" office:value="2514.5139" calcext:value-type="currency">
            <text:p>2.514,51 €</text:p>
          </table:table-cell>
          <table:table-cell table:number-columns-repeated="16381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4" table:formula="of:=VLOOKUP([.A404];[.$N$2:.$O$6];2;1)/[.A404]" office:value-type="currency" office:currency="EUR" office:value="0.64857959697733" calcext:value-type="currency">
            <text:p>0,65 €</text:p>
          </table:table-cell>
          <table:table-cell table:style-name="ce4" table:formula="of:=[.$D$7]*[.A404]-[.B404]*[.A404]" office:value-type="currency" office:currency="EUR" office:value="2521.5139" calcext:value-type="currency">
            <text:p>2.521,51 €</text:p>
          </table:table-cell>
          <table:table-cell table:number-columns-repeated="16381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4" table:formula="of:=VLOOKUP([.A405];[.$N$2:.$O$6];2;1)/[.A405]" office:value-type="currency" office:currency="EUR" office:value="0.64695" calcext:value-type="currency">
            <text:p>0,65 €</text:p>
          </table:table-cell>
          <table:table-cell table:style-name="ce4" table:formula="of:=[.$D$7]*[.A405]-[.B405]*[.A405]" office:value-type="currency" office:currency="EUR" office:value="2528.5139" calcext:value-type="currency">
            <text:p>2.528,51 €</text:p>
          </table:table-cell>
          <table:table-cell table:number-columns-repeated="16381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4" table:formula="of:=VLOOKUP([.A406];[.$N$2:.$O$6];2;1)/[.A406]" office:value-type="currency" office:currency="EUR" office:value="0.645328571428571" calcext:value-type="currency">
            <text:p>0,65 €</text:p>
          </table:table-cell>
          <table:table-cell table:style-name="ce4" table:formula="of:=[.$D$7]*[.A406]-[.B406]*[.A406]" office:value-type="currency" office:currency="EUR" office:value="2535.5139" calcext:value-type="currency">
            <text:p>2.535,51 €</text:p>
          </table:table-cell>
          <table:table-cell table:number-columns-repeated="1638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4" table:formula="of:=VLOOKUP([.A407];[.$N$2:.$O$6];2;1)/[.A407]" office:value-type="currency" office:currency="EUR" office:value="0.64371525" calcext:value-type="currency">
            <text:p>0,64 €</text:p>
          </table:table-cell>
          <table:table-cell table:style-name="ce4" table:formula="of:=[.$D$7]*[.A407]-[.B407]*[.A407]" office:value-type="currency" office:currency="EUR" office:value="2542.5139" calcext:value-type="currency">
            <text:p>2.542,51 €</text:p>
          </table:table-cell>
          <table:table-cell table:number-columns-repeated="16381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4" table:formula="of:=VLOOKUP([.A408];[.$N$2:.$O$6];2;1)/[.A408]" office:value-type="currency" office:currency="EUR" office:value="0.642109975062344" calcext:value-type="currency">
            <text:p>0,64 €</text:p>
          </table:table-cell>
          <table:table-cell table:style-name="ce4" table:formula="of:=[.$D$7]*[.A408]-[.B408]*[.A408]" office:value-type="currency" office:currency="EUR" office:value="2549.5139" calcext:value-type="currency">
            <text:p>2.549,51 €</text:p>
          </table:table-cell>
          <table:table-cell table:number-columns-repeated="16381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4" table:formula="of:=VLOOKUP([.A409];[.$N$2:.$O$6];2;1)/[.A409]" office:value-type="currency" office:currency="EUR" office:value="0.640512686567164" calcext:value-type="currency">
            <text:p>0,64 €</text:p>
          </table:table-cell>
          <table:table-cell table:style-name="ce4" table:formula="of:=[.$D$7]*[.A409]-[.B409]*[.A409]" office:value-type="currency" office:currency="EUR" office:value="2556.5139" calcext:value-type="currency">
            <text:p>2.556,51 €</text:p>
          </table:table-cell>
          <table:table-cell table:number-columns-repeated="16381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4" table:formula="of:=VLOOKUP([.A410];[.$N$2:.$O$6];2;1)/[.A410]" office:value-type="currency" office:currency="EUR" office:value="0.638923325062035" calcext:value-type="currency">
            <text:p>0,64 €</text:p>
          </table:table-cell>
          <table:table-cell table:style-name="ce4" table:formula="of:=[.$D$7]*[.A410]-[.B410]*[.A410]" office:value-type="currency" office:currency="EUR" office:value="2563.5139" calcext:value-type="currency">
            <text:p>2.563,51 €</text:p>
          </table:table-cell>
          <table:table-cell table:number-columns-repeated="16381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4" table:formula="of:=VLOOKUP([.A411];[.$N$2:.$O$6];2;1)/[.A411]" office:value-type="currency" office:currency="EUR" office:value="0.637341831683168" calcext:value-type="currency">
            <text:p>0,64 €</text:p>
          </table:table-cell>
          <table:table-cell table:style-name="ce4" table:formula="of:=[.$D$7]*[.A411]-[.B411]*[.A411]" office:value-type="currency" office:currency="EUR" office:value="2570.5139" calcext:value-type="currency">
            <text:p>2.570,51 €</text:p>
          </table:table-cell>
          <table:table-cell table:number-columns-repeated="16381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4" table:formula="of:=VLOOKUP([.A412];[.$N$2:.$O$6];2;1)/[.A412]" office:value-type="currency" office:currency="EUR" office:value="0.635768148148148" calcext:value-type="currency">
            <text:p>0,64 €</text:p>
          </table:table-cell>
          <table:table-cell table:style-name="ce4" table:formula="of:=[.$D$7]*[.A412]-[.B412]*[.A412]" office:value-type="currency" office:currency="EUR" office:value="2577.5139" calcext:value-type="currency">
            <text:p>2.577,51 €</text:p>
          </table:table-cell>
          <table:table-cell table:number-columns-repeated="16381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4" table:formula="of:=VLOOKUP([.A413];[.$N$2:.$O$6];2;1)/[.A413]" office:value-type="currency" office:currency="EUR" office:value="0.634202216748768" calcext:value-type="currency">
            <text:p>0,63 €</text:p>
          </table:table-cell>
          <table:table-cell table:style-name="ce4" table:formula="of:=[.$D$7]*[.A413]-[.B413]*[.A413]" office:value-type="currency" office:currency="EUR" office:value="2584.5139" calcext:value-type="currency">
            <text:p>2.584,51 €</text:p>
          </table:table-cell>
          <table:table-cell table:number-columns-repeated="16381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4" table:formula="of:=VLOOKUP([.A414];[.$N$2:.$O$6];2;1)/[.A414]" office:value-type="currency" office:currency="EUR" office:value="0.63264398034398" calcext:value-type="currency">
            <text:p>0,63 €</text:p>
          </table:table-cell>
          <table:table-cell table:style-name="ce4" table:formula="of:=[.$D$7]*[.A414]-[.B414]*[.A414]" office:value-type="currency" office:currency="EUR" office:value="2591.5139" calcext:value-type="currency">
            <text:p>2.591,51 €</text:p>
          </table:table-cell>
          <table:table-cell table:number-columns-repeated="16381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4" table:formula="of:=VLOOKUP([.A415];[.$N$2:.$O$6];2;1)/[.A415]" office:value-type="currency" office:currency="EUR" office:value="0.631093382352941" calcext:value-type="currency">
            <text:p>0,63 €</text:p>
          </table:table-cell>
          <table:table-cell table:style-name="ce4" table:formula="of:=[.$D$7]*[.A415]-[.B415]*[.A415]" office:value-type="currency" office:currency="EUR" office:value="2598.5139" calcext:value-type="currency">
            <text:p>2.598,51 €</text:p>
          </table:table-cell>
          <table:table-cell table:number-columns-repeated="16381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4" table:formula="of:=VLOOKUP([.A416];[.$N$2:.$O$6];2;1)/[.A416]" office:value-type="currency" office:currency="EUR" office:value="0.629550366748166" calcext:value-type="currency">
            <text:p>0,63 €</text:p>
          </table:table-cell>
          <table:table-cell table:style-name="ce4" table:formula="of:=[.$D$7]*[.A416]-[.B416]*[.A416]" office:value-type="currency" office:currency="EUR" office:value="2605.5139" calcext:value-type="currency">
            <text:p>2.605,51 €</text:p>
          </table:table-cell>
          <table:table-cell table:number-columns-repeated="16381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4" table:formula="of:=VLOOKUP([.A417];[.$N$2:.$O$6];2;1)/[.A417]" office:value-type="currency" office:currency="EUR" office:value="0.62801487804878" calcext:value-type="currency">
            <text:p>0,63 €</text:p>
          </table:table-cell>
          <table:table-cell table:style-name="ce4" table:formula="of:=[.$D$7]*[.A417]-[.B417]*[.A417]" office:value-type="currency" office:currency="EUR" office:value="2612.5139" calcext:value-type="currency">
            <text:p>2.612,51 €</text:p>
          </table:table-cell>
          <table:table-cell table:number-columns-repeated="16381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4" table:formula="of:=VLOOKUP([.A418];[.$N$2:.$O$6];2;1)/[.A418]" office:value-type="currency" office:currency="EUR" office:value="0.626486861313869" calcext:value-type="currency">
            <text:p>0,63 €</text:p>
          </table:table-cell>
          <table:table-cell table:style-name="ce4" table:formula="of:=[.$D$7]*[.A418]-[.B418]*[.A418]" office:value-type="currency" office:currency="EUR" office:value="2619.5139" calcext:value-type="currency">
            <text:p>2.619,51 €</text:p>
          </table:table-cell>
          <table:table-cell table:number-columns-repeated="16381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4" table:formula="of:=VLOOKUP([.A419];[.$N$2:.$O$6];2;1)/[.A419]" office:value-type="currency" office:currency="EUR" office:value="0.624966262135922" calcext:value-type="currency">
            <text:p>0,62 €</text:p>
          </table:table-cell>
          <table:table-cell table:style-name="ce4" table:formula="of:=[.$D$7]*[.A419]-[.B419]*[.A419]" office:value-type="currency" office:currency="EUR" office:value="2626.5139" calcext:value-type="currency">
            <text:p>2.626,51 €</text:p>
          </table:table-cell>
          <table:table-cell table:number-columns-repeated="16381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4" table:formula="of:=VLOOKUP([.A420];[.$N$2:.$O$6];2;1)/[.A420]" office:value-type="currency" office:currency="EUR" office:value="0.623453026634383" calcext:value-type="currency">
            <text:p>0,62 €</text:p>
          </table:table-cell>
          <table:table-cell table:style-name="ce4" table:formula="of:=[.$D$7]*[.A420]-[.B420]*[.A420]" office:value-type="currency" office:currency="EUR" office:value="2633.5139" calcext:value-type="currency">
            <text:p>2.633,51 €</text:p>
          </table:table-cell>
          <table:table-cell table:number-columns-repeated="16381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4" table:formula="of:=VLOOKUP([.A421];[.$N$2:.$O$6];2;1)/[.A421]" office:value-type="currency" office:currency="EUR" office:value="0.621947101449275" calcext:value-type="currency">
            <text:p>0,62 €</text:p>
          </table:table-cell>
          <table:table-cell table:style-name="ce4" table:formula="of:=[.$D$7]*[.A421]-[.B421]*[.A421]" office:value-type="currency" office:currency="EUR" office:value="2640.5139" calcext:value-type="currency">
            <text:p>2.640,51 €</text:p>
          </table:table-cell>
          <table:table-cell table:number-columns-repeated="16381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4" table:formula="of:=VLOOKUP([.A422];[.$N$2:.$O$6];2;1)/[.A422]" office:value-type="currency" office:currency="EUR" office:value="0.62044843373494" calcext:value-type="currency">
            <text:p>0,62 €</text:p>
          </table:table-cell>
          <table:table-cell table:style-name="ce4" table:formula="of:=[.$D$7]*[.A422]-[.B422]*[.A422]" office:value-type="currency" office:currency="EUR" office:value="2647.5139" calcext:value-type="currency">
            <text:p>2.647,51 €</text:p>
          </table:table-cell>
          <table:table-cell table:number-columns-repeated="16381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4" table:formula="of:=VLOOKUP([.A423];[.$N$2:.$O$6];2;1)/[.A423]" office:value-type="currency" office:currency="EUR" office:value="0.618956971153846" calcext:value-type="currency">
            <text:p>0,62 €</text:p>
          </table:table-cell>
          <table:table-cell table:style-name="ce4" table:formula="of:=[.$D$7]*[.A423]-[.B423]*[.A423]" office:value-type="currency" office:currency="EUR" office:value="2654.5139" calcext:value-type="currency">
            <text:p>2.654,51 €</text:p>
          </table:table-cell>
          <table:table-cell table:number-columns-repeated="16381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4" table:formula="of:=VLOOKUP([.A424];[.$N$2:.$O$6];2;1)/[.A424]" office:value-type="currency" office:currency="EUR" office:value="0.617472661870504" calcext:value-type="currency">
            <text:p>0,62 €</text:p>
          </table:table-cell>
          <table:table-cell table:style-name="ce4" table:formula="of:=[.$D$7]*[.A424]-[.B424]*[.A424]" office:value-type="currency" office:currency="EUR" office:value="2661.5139" calcext:value-type="currency">
            <text:p>2.661,51 €</text:p>
          </table:table-cell>
          <table:table-cell table:number-columns-repeated="16381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4" table:formula="of:=VLOOKUP([.A425];[.$N$2:.$O$6];2;1)/[.A425]" office:value-type="currency" office:currency="EUR" office:value="0.615995454545455" calcext:value-type="currency">
            <text:p>0,62 €</text:p>
          </table:table-cell>
          <table:table-cell table:style-name="ce4" table:formula="of:=[.$D$7]*[.A425]-[.B425]*[.A425]" office:value-type="currency" office:currency="EUR" office:value="2668.5139" calcext:value-type="currency">
            <text:p>2.668,51 €</text:p>
          </table:table-cell>
          <table:table-cell table:number-columns-repeated="16381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4" table:formula="of:=VLOOKUP([.A426];[.$N$2:.$O$6];2;1)/[.A426]" office:value-type="currency" office:currency="EUR" office:value="0.614525298329356" calcext:value-type="currency">
            <text:p>0,61 €</text:p>
          </table:table-cell>
          <table:table-cell table:style-name="ce4" table:formula="of:=[.$D$7]*[.A426]-[.B426]*[.A426]" office:value-type="currency" office:currency="EUR" office:value="2675.5139" calcext:value-type="currency">
            <text:p>2.675,51 €</text:p>
          </table:table-cell>
          <table:table-cell table:number-columns-repeated="16381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4" table:formula="of:=VLOOKUP([.A427];[.$N$2:.$O$6];2;1)/[.A427]" office:value-type="currency" office:currency="EUR" office:value="0.613062142857143" calcext:value-type="currency">
            <text:p>0,61 €</text:p>
          </table:table-cell>
          <table:table-cell table:style-name="ce4" table:formula="of:=[.$D$7]*[.A427]-[.B427]*[.A427]" office:value-type="currency" office:currency="EUR" office:value="2682.5139" calcext:value-type="currency">
            <text:p>2.682,51 €</text:p>
          </table:table-cell>
          <table:table-cell table:number-columns-repeated="16381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4" table:formula="of:=VLOOKUP([.A428];[.$N$2:.$O$6];2;1)/[.A428]" office:value-type="currency" office:currency="EUR" office:value="0.61160593824228" calcext:value-type="currency">
            <text:p>0,61 €</text:p>
          </table:table-cell>
          <table:table-cell table:style-name="ce4" table:formula="of:=[.$D$7]*[.A428]-[.B428]*[.A428]" office:value-type="currency" office:currency="EUR" office:value="2689.5139" calcext:value-type="currency">
            <text:p>2.689,51 €</text:p>
          </table:table-cell>
          <table:table-cell table:number-columns-repeated="16381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4" table:formula="of:=VLOOKUP([.A429];[.$N$2:.$O$6];2;1)/[.A429]" office:value-type="currency" office:currency="EUR" office:value="0.61015663507109" calcext:value-type="currency">
            <text:p>0,61 €</text:p>
          </table:table-cell>
          <table:table-cell table:style-name="ce4" table:formula="of:=[.$D$7]*[.A429]-[.B429]*[.A429]" office:value-type="currency" office:currency="EUR" office:value="2696.5139" calcext:value-type="currency">
            <text:p>2.696,51 €</text:p>
          </table:table-cell>
          <table:table-cell table:number-columns-repeated="16381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4" table:formula="of:=VLOOKUP([.A430];[.$N$2:.$O$6];2;1)/[.A430]" office:value-type="currency" office:currency="EUR" office:value="0.608714184397163" calcext:value-type="currency">
            <text:p>0,61 €</text:p>
          </table:table-cell>
          <table:table-cell table:style-name="ce4" table:formula="of:=[.$D$7]*[.A430]-[.B430]*[.A430]" office:value-type="currency" office:currency="EUR" office:value="2703.5139" calcext:value-type="currency">
            <text:p>2.703,51 €</text:p>
          </table:table-cell>
          <table:table-cell table:number-columns-repeated="16381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4" table:formula="of:=VLOOKUP([.A431];[.$N$2:.$O$6];2;1)/[.A431]" office:value-type="currency" office:currency="EUR" office:value="0.607278537735849" calcext:value-type="currency">
            <text:p>0,61 €</text:p>
          </table:table-cell>
          <table:table-cell table:style-name="ce4" table:formula="of:=[.$D$7]*[.A431]-[.B431]*[.A431]" office:value-type="currency" office:currency="EUR" office:value="2710.5139" calcext:value-type="currency">
            <text:p>2.710,51 €</text:p>
          </table:table-cell>
          <table:table-cell table:number-columns-repeated="16381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4" table:formula="of:=VLOOKUP([.A432];[.$N$2:.$O$6];2;1)/[.A432]" office:value-type="currency" office:currency="EUR" office:value="0.605849647058824" calcext:value-type="currency">
            <text:p>0,61 €</text:p>
          </table:table-cell>
          <table:table-cell table:style-name="ce4" table:formula="of:=[.$D$7]*[.A432]-[.B432]*[.A432]" office:value-type="currency" office:currency="EUR" office:value="2717.5139" calcext:value-type="currency">
            <text:p>2.717,51 €</text:p>
          </table:table-cell>
          <table:table-cell table:number-columns-repeated="16381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4" table:formula="of:=VLOOKUP([.A433];[.$N$2:.$O$6];2;1)/[.A433]" office:value-type="currency" office:currency="EUR" office:value="0.604427464788732" calcext:value-type="currency">
            <text:p>0,60 €</text:p>
          </table:table-cell>
          <table:table-cell table:style-name="ce4" table:formula="of:=[.$D$7]*[.A433]-[.B433]*[.A433]" office:value-type="currency" office:currency="EUR" office:value="2724.5139" calcext:value-type="currency">
            <text:p>2.724,51 €</text:p>
          </table:table-cell>
          <table:table-cell table:number-columns-repeated="16381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4" table:formula="of:=VLOOKUP([.A434];[.$N$2:.$O$6];2;1)/[.A434]" office:value-type="currency" office:currency="EUR" office:value="0.603011943793911" calcext:value-type="currency">
            <text:p>0,60 €</text:p>
          </table:table-cell>
          <table:table-cell table:style-name="ce4" table:formula="of:=[.$D$7]*[.A434]-[.B434]*[.A434]" office:value-type="currency" office:currency="EUR" office:value="2731.5139" calcext:value-type="currency">
            <text:p>2.731,51 €</text:p>
          </table:table-cell>
          <table:table-cell table:number-columns-repeated="16381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4" table:formula="of:=VLOOKUP([.A435];[.$N$2:.$O$6];2;1)/[.A435]" office:value-type="currency" office:currency="EUR" office:value="0.601603037383177" calcext:value-type="currency">
            <text:p>0,60 €</text:p>
          </table:table-cell>
          <table:table-cell table:style-name="ce4" table:formula="of:=[.$D$7]*[.A435]-[.B435]*[.A435]" office:value-type="currency" office:currency="EUR" office:value="2738.5139" calcext:value-type="currency">
            <text:p>2.738,51 €</text:p>
          </table:table-cell>
          <table:table-cell table:number-columns-repeated="16381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4" table:formula="of:=VLOOKUP([.A436];[.$N$2:.$O$6];2;1)/[.A436]" office:value-type="currency" office:currency="EUR" office:value="0.600200699300699" calcext:value-type="currency">
            <text:p>0,60 €</text:p>
          </table:table-cell>
          <table:table-cell table:style-name="ce4" table:formula="of:=[.$D$7]*[.A436]-[.B436]*[.A436]" office:value-type="currency" office:currency="EUR" office:value="2745.5139" calcext:value-type="currency">
            <text:p>2.745,51 €</text:p>
          </table:table-cell>
          <table:table-cell table:number-columns-repeated="16381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4" table:formula="of:=VLOOKUP([.A437];[.$N$2:.$O$6];2;1)/[.A437]" office:value-type="currency" office:currency="EUR" office:value="0.59880488372093" calcext:value-type="currency">
            <text:p>0,60 €</text:p>
          </table:table-cell>
          <table:table-cell table:style-name="ce4" table:formula="of:=[.$D$7]*[.A437]-[.B437]*[.A437]" office:value-type="currency" office:currency="EUR" office:value="2752.5139" calcext:value-type="currency">
            <text:p>2.752,51 €</text:p>
          </table:table-cell>
          <table:table-cell table:number-columns-repeated="16381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4" table:formula="of:=VLOOKUP([.A438];[.$N$2:.$O$6];2;1)/[.A438]" office:value-type="currency" office:currency="EUR" office:value="0.597415545243619" calcext:value-type="currency">
            <text:p>0,60 €</text:p>
          </table:table-cell>
          <table:table-cell table:style-name="ce4" table:formula="of:=[.$D$7]*[.A438]-[.B438]*[.A438]" office:value-type="currency" office:currency="EUR" office:value="2759.5139" calcext:value-type="currency">
            <text:p>2.759,51 €</text:p>
          </table:table-cell>
          <table:table-cell table:number-columns-repeated="16381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4" table:formula="of:=VLOOKUP([.A439];[.$N$2:.$O$6];2;1)/[.A439]" office:value-type="currency" office:currency="EUR" office:value="0.596032638888889" calcext:value-type="currency">
            <text:p>0,60 €</text:p>
          </table:table-cell>
          <table:table-cell table:style-name="ce4" table:formula="of:=[.$D$7]*[.A439]-[.B439]*[.A439]" office:value-type="currency" office:currency="EUR" office:value="2766.5139" calcext:value-type="currency">
            <text:p>2.766,51 €</text:p>
          </table:table-cell>
          <table:table-cell table:number-columns-repeated="16381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4" table:formula="of:=VLOOKUP([.A440];[.$N$2:.$O$6];2;1)/[.A440]" office:value-type="currency" office:currency="EUR" office:value="0.594656120092379" calcext:value-type="currency">
            <text:p>0,59 €</text:p>
          </table:table-cell>
          <table:table-cell table:style-name="ce4" table:formula="of:=[.$D$7]*[.A440]-[.B440]*[.A440]" office:value-type="currency" office:currency="EUR" office:value="2773.5139" calcext:value-type="currency">
            <text:p>2.773,51 €</text:p>
          </table:table-cell>
          <table:table-cell table:number-columns-repeated="16381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4" table:formula="of:=VLOOKUP([.A441];[.$N$2:.$O$6];2;1)/[.A441]" office:value-type="currency" office:currency="EUR" office:value="0.593285944700461" calcext:value-type="currency">
            <text:p>0,59 €</text:p>
          </table:table-cell>
          <table:table-cell table:style-name="ce4" table:formula="of:=[.$D$7]*[.A441]-[.B441]*[.A441]" office:value-type="currency" office:currency="EUR" office:value="2780.5139" calcext:value-type="currency">
            <text:p>2.780,51 €</text:p>
          </table:table-cell>
          <table:table-cell table:number-columns-repeated="16381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4" table:formula="of:=VLOOKUP([.A442];[.$N$2:.$O$6];2;1)/[.A442]" office:value-type="currency" office:currency="EUR" office:value="0.591922068965517" calcext:value-type="currency">
            <text:p>0,59 €</text:p>
          </table:table-cell>
          <table:table-cell table:style-name="ce4" table:formula="of:=[.$D$7]*[.A442]-[.B442]*[.A442]" office:value-type="currency" office:currency="EUR" office:value="2787.5139" calcext:value-type="currency">
            <text:p>2.787,51 €</text:p>
          </table:table-cell>
          <table:table-cell table:number-columns-repeated="16381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4" table:formula="of:=VLOOKUP([.A443];[.$N$2:.$O$6];2;1)/[.A443]" office:value-type="currency" office:currency="EUR" office:value="0.590564449541284" calcext:value-type="currency">
            <text:p>0,59 €</text:p>
          </table:table-cell>
          <table:table-cell table:style-name="ce4" table:formula="of:=[.$D$7]*[.A443]-[.B443]*[.A443]" office:value-type="currency" office:currency="EUR" office:value="2794.5139" calcext:value-type="currency">
            <text:p>2.794,51 €</text:p>
          </table:table-cell>
          <table:table-cell table:number-columns-repeated="16381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4" table:formula="of:=VLOOKUP([.A444];[.$N$2:.$O$6];2;1)/[.A444]" office:value-type="currency" office:currency="EUR" office:value="0.589213043478261" calcext:value-type="currency">
            <text:p>0,59 €</text:p>
          </table:table-cell>
          <table:table-cell table:style-name="ce4" table:formula="of:=[.$D$7]*[.A444]-[.B444]*[.A444]" office:value-type="currency" office:currency="EUR" office:value="2801.5139" calcext:value-type="currency">
            <text:p>2.801,51 €</text:p>
          </table:table-cell>
          <table:table-cell table:number-columns-repeated="16381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4" table:formula="of:=VLOOKUP([.A445];[.$N$2:.$O$6];2;1)/[.A445]" office:value-type="currency" office:currency="EUR" office:value="0.587867808219178" calcext:value-type="currency">
            <text:p>0,59 €</text:p>
          </table:table-cell>
          <table:table-cell table:style-name="ce4" table:formula="of:=[.$D$7]*[.A445]-[.B445]*[.A445]" office:value-type="currency" office:currency="EUR" office:value="2808.5139" calcext:value-type="currency">
            <text:p>2.808,51 €</text:p>
          </table:table-cell>
          <table:table-cell table:number-columns-repeated="16381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4" table:formula="of:=VLOOKUP([.A446];[.$N$2:.$O$6];2;1)/[.A446]" office:value-type="currency" office:currency="EUR" office:value="0.586528701594533" calcext:value-type="currency">
            <text:p>0,59 €</text:p>
          </table:table-cell>
          <table:table-cell table:style-name="ce4" table:formula="of:=[.$D$7]*[.A446]-[.B446]*[.A446]" office:value-type="currency" office:currency="EUR" office:value="2815.5139" calcext:value-type="currency">
            <text:p>2.815,51 €</text:p>
          </table:table-cell>
          <table:table-cell table:number-columns-repeated="16381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4" table:formula="of:=VLOOKUP([.A447];[.$N$2:.$O$6];2;1)/[.A447]" office:value-type="currency" office:currency="EUR" office:value="0.585195681818182" calcext:value-type="currency">
            <text:p>0,59 €</text:p>
          </table:table-cell>
          <table:table-cell table:style-name="ce4" table:formula="of:=[.$D$7]*[.A447]-[.B447]*[.A447]" office:value-type="currency" office:currency="EUR" office:value="2822.5139" calcext:value-type="currency">
            <text:p>2.822,51 €</text:p>
          </table:table-cell>
          <table:table-cell table:number-columns-repeated="16381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4" table:formula="of:=VLOOKUP([.A448];[.$N$2:.$O$6];2;1)/[.A448]" office:value-type="currency" office:currency="EUR" office:value="0.583868707482993" calcext:value-type="currency">
            <text:p>0,58 €</text:p>
          </table:table-cell>
          <table:table-cell table:style-name="ce4" table:formula="of:=[.$D$7]*[.A448]-[.B448]*[.A448]" office:value-type="currency" office:currency="EUR" office:value="2829.5139" calcext:value-type="currency">
            <text:p>2.829,51 €</text:p>
          </table:table-cell>
          <table:table-cell table:number-columns-repeated="16381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4" table:formula="of:=VLOOKUP([.A449];[.$N$2:.$O$6];2;1)/[.A449]" office:value-type="currency" office:currency="EUR" office:value="0.582547737556561" calcext:value-type="currency">
            <text:p>0,58 €</text:p>
          </table:table-cell>
          <table:table-cell table:style-name="ce4" table:formula="of:=[.$D$7]*[.A449]-[.B449]*[.A449]" office:value-type="currency" office:currency="EUR" office:value="2836.5139" calcext:value-type="currency">
            <text:p>2.836,51 €</text:p>
          </table:table-cell>
          <table:table-cell table:number-columns-repeated="16381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4" table:formula="of:=VLOOKUP([.A450];[.$N$2:.$O$6];2;1)/[.A450]" office:value-type="currency" office:currency="EUR" office:value="0.581232731376975" calcext:value-type="currency">
            <text:p>0,58 €</text:p>
          </table:table-cell>
          <table:table-cell table:style-name="ce4" table:formula="of:=[.$D$7]*[.A450]-[.B450]*[.A450]" office:value-type="currency" office:currency="EUR" office:value="2843.5139" calcext:value-type="currency">
            <text:p>2.843,51 €</text:p>
          </table:table-cell>
          <table:table-cell table:number-columns-repeated="16381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4" table:formula="of:=VLOOKUP([.A451];[.$N$2:.$O$6];2;1)/[.A451]" office:value-type="currency" office:currency="EUR" office:value="0.579923648648649" calcext:value-type="currency">
            <text:p>0,58 €</text:p>
          </table:table-cell>
          <table:table-cell table:style-name="ce4" table:formula="of:=[.$D$7]*[.A451]-[.B451]*[.A451]" office:value-type="currency" office:currency="EUR" office:value="2850.5139" calcext:value-type="currency">
            <text:p>2.850,51 €</text:p>
          </table:table-cell>
          <table:table-cell table:number-columns-repeated="16381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4" table:formula="of:=VLOOKUP([.A452];[.$N$2:.$O$6];2;1)/[.A452]" office:value-type="currency" office:currency="EUR" office:value="0.578620449438202" calcext:value-type="currency">
            <text:p>0,58 €</text:p>
          </table:table-cell>
          <table:table-cell table:style-name="ce4" table:formula="of:=[.$D$7]*[.A452]-[.B452]*[.A452]" office:value-type="currency" office:currency="EUR" office:value="2857.5139" calcext:value-type="currency">
            <text:p>2.857,51 €</text:p>
          </table:table-cell>
          <table:table-cell table:number-columns-repeated="16381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4" table:formula="of:=VLOOKUP([.A453];[.$N$2:.$O$6];2;1)/[.A453]" office:value-type="currency" office:currency="EUR" office:value="0.577323094170404" calcext:value-type="currency">
            <text:p>0,58 €</text:p>
          </table:table-cell>
          <table:table-cell table:style-name="ce4" table:formula="of:=[.$D$7]*[.A453]-[.B453]*[.A453]" office:value-type="currency" office:currency="EUR" office:value="2864.5139" calcext:value-type="currency">
            <text:p>2.864,51 €</text:p>
          </table:table-cell>
          <table:table-cell table:number-columns-repeated="16381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4" table:formula="of:=VLOOKUP([.A454];[.$N$2:.$O$6];2;1)/[.A454]" office:value-type="currency" office:currency="EUR" office:value="0.576031543624161" calcext:value-type="currency">
            <text:p>0,58 €</text:p>
          </table:table-cell>
          <table:table-cell table:style-name="ce4" table:formula="of:=[.$D$7]*[.A454]-[.B454]*[.A454]" office:value-type="currency" office:currency="EUR" office:value="2871.5139" calcext:value-type="currency">
            <text:p>2.871,51 €</text:p>
          </table:table-cell>
          <table:table-cell table:number-columns-repeated="16381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4" table:formula="of:=VLOOKUP([.A455];[.$N$2:.$O$6];2;1)/[.A455]" office:value-type="currency" office:currency="EUR" office:value="0.574745758928571" calcext:value-type="currency">
            <text:p>0,57 €</text:p>
          </table:table-cell>
          <table:table-cell table:style-name="ce4" table:formula="of:=[.$D$7]*[.A455]-[.B455]*[.A455]" office:value-type="currency" office:currency="EUR" office:value="2878.5139" calcext:value-type="currency">
            <text:p>2.878,51 €</text:p>
          </table:table-cell>
          <table:table-cell table:number-columns-repeated="16381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4" table:formula="of:=VLOOKUP([.A456];[.$N$2:.$O$6];2;1)/[.A456]" office:value-type="currency" office:currency="EUR" office:value="0.57346570155902" calcext:value-type="currency">
            <text:p>0,57 €</text:p>
          </table:table-cell>
          <table:table-cell table:style-name="ce4" table:formula="of:=[.$D$7]*[.A456]-[.B456]*[.A456]" office:value-type="currency" office:currency="EUR" office:value="2885.5139" calcext:value-type="currency">
            <text:p>2.885,51 €</text:p>
          </table:table-cell>
          <table:table-cell table:number-columns-repeated="16381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4" table:formula="of:=VLOOKUP([.A457];[.$N$2:.$O$6];2;1)/[.A457]" office:value-type="currency" office:currency="EUR" office:value="0.572191333333333" calcext:value-type="currency">
            <text:p>0,57 €</text:p>
          </table:table-cell>
          <table:table-cell table:style-name="ce4" table:formula="of:=[.$D$7]*[.A457]-[.B457]*[.A457]" office:value-type="currency" office:currency="EUR" office:value="2892.5139" calcext:value-type="currency">
            <text:p>2.892,51 €</text:p>
          </table:table-cell>
          <table:table-cell table:number-columns-repeated="16381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4" table:formula="of:=VLOOKUP([.A458];[.$N$2:.$O$6];2;1)/[.A458]" office:value-type="currency" office:currency="EUR" office:value="0.570922616407982" calcext:value-type="currency">
            <text:p>0,57 €</text:p>
          </table:table-cell>
          <table:table-cell table:style-name="ce4" table:formula="of:=[.$D$7]*[.A458]-[.B458]*[.A458]" office:value-type="currency" office:currency="EUR" office:value="2899.5139" calcext:value-type="currency">
            <text:p>2.899,51 €</text:p>
          </table:table-cell>
          <table:table-cell table:number-columns-repeated="16381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4" table:formula="of:=VLOOKUP([.A459];[.$N$2:.$O$6];2;1)/[.A459]" office:value-type="currency" office:currency="EUR" office:value="0.569659513274336" calcext:value-type="currency">
            <text:p>0,57 €</text:p>
          </table:table-cell>
          <table:table-cell table:style-name="ce4" table:formula="of:=[.$D$7]*[.A459]-[.B459]*[.A459]" office:value-type="currency" office:currency="EUR" office:value="2906.5139" calcext:value-type="currency">
            <text:p>2.906,51 €</text:p>
          </table:table-cell>
          <table:table-cell table:number-columns-repeated="16381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4" table:formula="of:=VLOOKUP([.A460];[.$N$2:.$O$6];2;1)/[.A460]" office:value-type="currency" office:currency="EUR" office:value="0.568401986754967" calcext:value-type="currency">
            <text:p>0,57 €</text:p>
          </table:table-cell>
          <table:table-cell table:style-name="ce4" table:formula="of:=[.$D$7]*[.A460]-[.B460]*[.A460]" office:value-type="currency" office:currency="EUR" office:value="2913.5139" calcext:value-type="currency">
            <text:p>2.913,51 €</text:p>
          </table:table-cell>
          <table:table-cell table:number-columns-repeated="16381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4" table:formula="of:=VLOOKUP([.A461];[.$N$2:.$O$6];2;1)/[.A461]" office:value-type="currency" office:currency="EUR" office:value="0.56715" calcext:value-type="currency">
            <text:p>0,57 €</text:p>
          </table:table-cell>
          <table:table-cell table:style-name="ce4" table:formula="of:=[.$D$7]*[.A461]-[.B461]*[.A461]" office:value-type="currency" office:currency="EUR" office:value="2920.5139" calcext:value-type="currency">
            <text:p>2.920,51 €</text:p>
          </table:table-cell>
          <table:table-cell table:number-columns-repeated="16381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4" table:formula="of:=VLOOKUP([.A462];[.$N$2:.$O$6];2;1)/[.A462]" office:value-type="currency" office:currency="EUR" office:value="0.565903516483516" calcext:value-type="currency">
            <text:p>0,57 €</text:p>
          </table:table-cell>
          <table:table-cell table:style-name="ce4" table:formula="of:=[.$D$7]*[.A462]-[.B462]*[.A462]" office:value-type="currency" office:currency="EUR" office:value="2927.5139" calcext:value-type="currency">
            <text:p>2.927,51 €</text:p>
          </table:table-cell>
          <table:table-cell table:number-columns-repeated="16381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4" table:formula="of:=VLOOKUP([.A463];[.$N$2:.$O$6];2;1)/[.A463]" office:value-type="currency" office:currency="EUR" office:value="0.5646625" calcext:value-type="currency">
            <text:p>0,56 €</text:p>
          </table:table-cell>
          <table:table-cell table:style-name="ce4" table:formula="of:=[.$D$7]*[.A463]-[.B463]*[.A463]" office:value-type="currency" office:currency="EUR" office:value="2934.5139" calcext:value-type="currency">
            <text:p>2.934,51 €</text:p>
          </table:table-cell>
          <table:table-cell table:number-columns-repeated="16381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4" table:formula="of:=VLOOKUP([.A464];[.$N$2:.$O$6];2;1)/[.A464]" office:value-type="currency" office:currency="EUR" office:value="0.563426914660831" calcext:value-type="currency">
            <text:p>0,56 €</text:p>
          </table:table-cell>
          <table:table-cell table:style-name="ce4" table:formula="of:=[.$D$7]*[.A464]-[.B464]*[.A464]" office:value-type="currency" office:currency="EUR" office:value="2941.5139" calcext:value-type="currency">
            <text:p>2.941,51 €</text:p>
          </table:table-cell>
          <table:table-cell table:number-columns-repeated="16381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4" table:formula="of:=VLOOKUP([.A465];[.$N$2:.$O$6];2;1)/[.A465]" office:value-type="currency" office:currency="EUR" office:value="0.56219672489083" calcext:value-type="currency">
            <text:p>0,56 €</text:p>
          </table:table-cell>
          <table:table-cell table:style-name="ce4" table:formula="of:=[.$D$7]*[.A465]-[.B465]*[.A465]" office:value-type="currency" office:currency="EUR" office:value="2948.5139" calcext:value-type="currency">
            <text:p>2.948,51 €</text:p>
          </table:table-cell>
          <table:table-cell table:number-columns-repeated="16381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4" table:formula="of:=VLOOKUP([.A466];[.$N$2:.$O$6];2;1)/[.A466]" office:value-type="currency" office:currency="EUR" office:value="0.560971895424837" calcext:value-type="currency">
            <text:p>0,56 €</text:p>
          </table:table-cell>
          <table:table-cell table:style-name="ce4" table:formula="of:=[.$D$7]*[.A466]-[.B466]*[.A466]" office:value-type="currency" office:currency="EUR" office:value="2955.5139" calcext:value-type="currency">
            <text:p>2.955,51 €</text:p>
          </table:table-cell>
          <table:table-cell table:number-columns-repeated="16381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4" table:formula="of:=VLOOKUP([.A467];[.$N$2:.$O$6];2;1)/[.A467]" office:value-type="currency" office:currency="EUR" office:value="0.559752391304348" calcext:value-type="currency">
            <text:p>0,56 €</text:p>
          </table:table-cell>
          <table:table-cell table:style-name="ce4" table:formula="of:=[.$D$7]*[.A467]-[.B467]*[.A467]" office:value-type="currency" office:currency="EUR" office:value="2962.5139" calcext:value-type="currency">
            <text:p>2.962,51 €</text:p>
          </table:table-cell>
          <table:table-cell table:number-columns-repeated="16381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4" table:formula="of:=VLOOKUP([.A468];[.$N$2:.$O$6];2;1)/[.A468]" office:value-type="currency" office:currency="EUR" office:value="0.558538177874187" calcext:value-type="currency">
            <text:p>0,56 €</text:p>
          </table:table-cell>
          <table:table-cell table:style-name="ce4" table:formula="of:=[.$D$7]*[.A468]-[.B468]*[.A468]" office:value-type="currency" office:currency="EUR" office:value="2969.5139" calcext:value-type="currency">
            <text:p>2.969,51 €</text:p>
          </table:table-cell>
          <table:table-cell table:number-columns-repeated="16381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4" table:formula="of:=VLOOKUP([.A469];[.$N$2:.$O$6];2;1)/[.A469]" office:value-type="currency" office:currency="EUR" office:value="0.557329220779221" calcext:value-type="currency">
            <text:p>0,56 €</text:p>
          </table:table-cell>
          <table:table-cell table:style-name="ce4" table:formula="of:=[.$D$7]*[.A469]-[.B469]*[.A469]" office:value-type="currency" office:currency="EUR" office:value="2976.5139" calcext:value-type="currency">
            <text:p>2.976,51 €</text:p>
          </table:table-cell>
          <table:table-cell table:number-columns-repeated="16381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4" table:formula="of:=VLOOKUP([.A470];[.$N$2:.$O$6];2;1)/[.A470]" office:value-type="currency" office:currency="EUR" office:value="0.556125485961123" calcext:value-type="currency">
            <text:p>0,56 €</text:p>
          </table:table-cell>
          <table:table-cell table:style-name="ce4" table:formula="of:=[.$D$7]*[.A470]-[.B470]*[.A470]" office:value-type="currency" office:currency="EUR" office:value="2983.5139" calcext:value-type="currency">
            <text:p>2.983,51 €</text:p>
          </table:table-cell>
          <table:table-cell table:number-columns-repeated="16381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4" table:formula="of:=VLOOKUP([.A471];[.$N$2:.$O$6];2;1)/[.A471]" office:value-type="currency" office:currency="EUR" office:value="0.554926939655172" calcext:value-type="currency">
            <text:p>0,55 €</text:p>
          </table:table-cell>
          <table:table-cell table:style-name="ce4" table:formula="of:=[.$D$7]*[.A471]-[.B471]*[.A471]" office:value-type="currency" office:currency="EUR" office:value="2990.5139" calcext:value-type="currency">
            <text:p>2.990,51 €</text:p>
          </table:table-cell>
          <table:table-cell table:number-columns-repeated="16381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4" table:formula="of:=VLOOKUP([.A472];[.$N$2:.$O$6];2;1)/[.A472]" office:value-type="currency" office:currency="EUR" office:value="0.553733548387097" calcext:value-type="currency">
            <text:p>0,55 €</text:p>
          </table:table-cell>
          <table:table-cell table:style-name="ce4" table:formula="of:=[.$D$7]*[.A472]-[.B472]*[.A472]" office:value-type="currency" office:currency="EUR" office:value="2997.5139" calcext:value-type="currency">
            <text:p>2.997,51 €</text:p>
          </table:table-cell>
          <table:table-cell table:number-columns-repeated="16381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4" table:formula="of:=VLOOKUP([.A473];[.$N$2:.$O$6];2;1)/[.A473]" office:value-type="currency" office:currency="EUR" office:value="0.552545278969957" calcext:value-type="currency">
            <text:p>0,55 €</text:p>
          </table:table-cell>
          <table:table-cell table:style-name="ce4" table:formula="of:=[.$D$7]*[.A473]-[.B473]*[.A473]" office:value-type="currency" office:currency="EUR" office:value="3004.5139" calcext:value-type="currency">
            <text:p>3.004,51 €</text:p>
          </table:table-cell>
          <table:table-cell table:number-columns-repeated="16381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4" table:formula="of:=VLOOKUP([.A474];[.$N$2:.$O$6];2;1)/[.A474]" office:value-type="currency" office:currency="EUR" office:value="0.551362098501071" calcext:value-type="currency">
            <text:p>0,55 €</text:p>
          </table:table-cell>
          <table:table-cell table:style-name="ce4" table:formula="of:=[.$D$7]*[.A474]-[.B474]*[.A474]" office:value-type="currency" office:currency="EUR" office:value="3011.5139" calcext:value-type="currency">
            <text:p>3.011,51 €</text:p>
          </table:table-cell>
          <table:table-cell table:number-columns-repeated="16381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4" table:formula="of:=VLOOKUP([.A475];[.$N$2:.$O$6];2;1)/[.A475]" office:value-type="currency" office:currency="EUR" office:value="0.550183974358974" calcext:value-type="currency">
            <text:p>0,55 €</text:p>
          </table:table-cell>
          <table:table-cell table:style-name="ce4" table:formula="of:=[.$D$7]*[.A475]-[.B475]*[.A475]" office:value-type="currency" office:currency="EUR" office:value="3018.5139" calcext:value-type="currency">
            <text:p>3.018,51 €</text:p>
          </table:table-cell>
          <table:table-cell table:number-columns-repeated="16381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4" table:formula="of:=VLOOKUP([.A476];[.$N$2:.$O$6];2;1)/[.A476]" office:value-type="currency" office:currency="EUR" office:value="0.549010874200426" calcext:value-type="currency">
            <text:p>0,55 €</text:p>
          </table:table-cell>
          <table:table-cell table:style-name="ce4" table:formula="of:=[.$D$7]*[.A476]-[.B476]*[.A476]" office:value-type="currency" office:currency="EUR" office:value="3025.5139" calcext:value-type="currency">
            <text:p>3.025,51 €</text:p>
          </table:table-cell>
          <table:table-cell table:number-columns-repeated="16381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4" table:formula="of:=VLOOKUP([.A477];[.$N$2:.$O$6];2;1)/[.A477]" office:value-type="currency" office:currency="EUR" office:value="0.547842765957447" calcext:value-type="currency">
            <text:p>0,55 €</text:p>
          </table:table-cell>
          <table:table-cell table:style-name="ce4" table:formula="of:=[.$D$7]*[.A477]-[.B477]*[.A477]" office:value-type="currency" office:currency="EUR" office:value="3032.5139" calcext:value-type="currency">
            <text:p>3.032,51 €</text:p>
          </table:table-cell>
          <table:table-cell table:number-columns-repeated="16381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4" table:formula="of:=VLOOKUP([.A478];[.$N$2:.$O$6];2;1)/[.A478]" office:value-type="currency" office:currency="EUR" office:value="0.546679617834395" calcext:value-type="currency">
            <text:p>0,55 €</text:p>
          </table:table-cell>
          <table:table-cell table:style-name="ce4" table:formula="of:=[.$D$7]*[.A478]-[.B478]*[.A478]" office:value-type="currency" office:currency="EUR" office:value="3039.5139" calcext:value-type="currency">
            <text:p>3.039,51 €</text:p>
          </table:table-cell>
          <table:table-cell table:number-columns-repeated="16381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4" table:formula="of:=VLOOKUP([.A479];[.$N$2:.$O$6];2;1)/[.A479]" office:value-type="currency" office:currency="EUR" office:value="0.545521398305085" calcext:value-type="currency">
            <text:p>0,55 €</text:p>
          </table:table-cell>
          <table:table-cell table:style-name="ce4" table:formula="of:=[.$D$7]*[.A479]-[.B479]*[.A479]" office:value-type="currency" office:currency="EUR" office:value="3046.5139" calcext:value-type="currency">
            <text:p>3.046,51 €</text:p>
          </table:table-cell>
          <table:table-cell table:number-columns-repeated="16381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4" table:formula="of:=VLOOKUP([.A480];[.$N$2:.$O$6];2;1)/[.A480]" office:value-type="currency" office:currency="EUR" office:value="0.544368076109937" calcext:value-type="currency">
            <text:p>0,54 €</text:p>
          </table:table-cell>
          <table:table-cell table:style-name="ce4" table:formula="of:=[.$D$7]*[.A480]-[.B480]*[.A480]" office:value-type="currency" office:currency="EUR" office:value="3053.5139" calcext:value-type="currency">
            <text:p>3.053,51 €</text:p>
          </table:table-cell>
          <table:table-cell table:number-columns-repeated="16381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4" table:formula="of:=VLOOKUP([.A481];[.$N$2:.$O$6];2;1)/[.A481]" office:value-type="currency" office:currency="EUR" office:value="0.543219620253165" calcext:value-type="currency">
            <text:p>0,54 €</text:p>
          </table:table-cell>
          <table:table-cell table:style-name="ce4" table:formula="of:=[.$D$7]*[.A481]-[.B481]*[.A481]" office:value-type="currency" office:currency="EUR" office:value="3060.5139" calcext:value-type="currency">
            <text:p>3.060,51 €</text:p>
          </table:table-cell>
          <table:table-cell table:number-columns-repeated="16381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4" table:formula="of:=VLOOKUP([.A482];[.$N$2:.$O$6];2;1)/[.A482]" office:value-type="currency" office:currency="EUR" office:value="0.542076" calcext:value-type="currency">
            <text:p>0,54 €</text:p>
          </table:table-cell>
          <table:table-cell table:style-name="ce4" table:formula="of:=[.$D$7]*[.A482]-[.B482]*[.A482]" office:value-type="currency" office:currency="EUR" office:value="3067.5139" calcext:value-type="currency">
            <text:p>3.067,51 €</text:p>
          </table:table-cell>
          <table:table-cell table:number-columns-repeated="16381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4" table:formula="of:=VLOOKUP([.A483];[.$N$2:.$O$6];2;1)/[.A483]" office:value-type="currency" office:currency="EUR" office:value="0.54093718487395" calcext:value-type="currency">
            <text:p>0,54 €</text:p>
          </table:table-cell>
          <table:table-cell table:style-name="ce4" table:formula="of:=[.$D$7]*[.A483]-[.B483]*[.A483]" office:value-type="currency" office:currency="EUR" office:value="3074.5139" calcext:value-type="currency">
            <text:p>3.074,51 €</text:p>
          </table:table-cell>
          <table:table-cell table:number-columns-repeated="16381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4" table:formula="of:=VLOOKUP([.A484];[.$N$2:.$O$6];2;1)/[.A484]" office:value-type="currency" office:currency="EUR" office:value="0.539803144654088" calcext:value-type="currency">
            <text:p>0,54 €</text:p>
          </table:table-cell>
          <table:table-cell table:style-name="ce4" table:formula="of:=[.$D$7]*[.A484]-[.B484]*[.A484]" office:value-type="currency" office:currency="EUR" office:value="3081.5139" calcext:value-type="currency">
            <text:p>3.081,51 €</text:p>
          </table:table-cell>
          <table:table-cell table:number-columns-repeated="16381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4" table:formula="of:=VLOOKUP([.A485];[.$N$2:.$O$6];2;1)/[.A485]" office:value-type="currency" office:currency="EUR" office:value="0.538673849372385" calcext:value-type="currency">
            <text:p>0,54 €</text:p>
          </table:table-cell>
          <table:table-cell table:style-name="ce4" table:formula="of:=[.$D$7]*[.A485]-[.B485]*[.A485]" office:value-type="currency" office:currency="EUR" office:value="3088.5139" calcext:value-type="currency">
            <text:p>3.088,51 €</text:p>
          </table:table-cell>
          <table:table-cell table:number-columns-repeated="16381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4" table:formula="of:=VLOOKUP([.A486];[.$N$2:.$O$6];2;1)/[.A486]" office:value-type="currency" office:currency="EUR" office:value="0.537549269311065" calcext:value-type="currency">
            <text:p>0,54 €</text:p>
          </table:table-cell>
          <table:table-cell table:style-name="ce4" table:formula="of:=[.$D$7]*[.A486]-[.B486]*[.A486]" office:value-type="currency" office:currency="EUR" office:value="3095.5139" calcext:value-type="currency">
            <text:p>3.095,51 €</text:p>
          </table:table-cell>
          <table:table-cell table:number-columns-repeated="16381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4" table:formula="of:=VLOOKUP([.A487];[.$N$2:.$O$6];2;1)/[.A487]" office:value-type="currency" office:currency="EUR" office:value="0.536429375" calcext:value-type="currency">
            <text:p>0,54 €</text:p>
          </table:table-cell>
          <table:table-cell table:style-name="ce4" table:formula="of:=[.$D$7]*[.A487]-[.B487]*[.A487]" office:value-type="currency" office:currency="EUR" office:value="3102.5139" calcext:value-type="currency">
            <text:p>3.102,51 €</text:p>
          </table:table-cell>
          <table:table-cell table:number-columns-repeated="16381"/>
        </table:table-row>
        <table:table-row table:style-name="ro1" table:number-rows-repeated="134">
          <table:table-cell/>
          <table:table-cell table:style-name="ce4"/>
          <table:table-cell table:number-columns-repeated="16382"/>
        </table:table-row>
        <table:table-row table:style-name="ro1" table:number-rows-repeated="10479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5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21:29:34.216436362</meta:creation-date>
    <meta:generator>LibreOffice/24.2.7.2$Linux_X86_64 LibreOffice_project/420$Build-2</meta:generator>
    <dc:date>2026-01-11T22:31:05.153258866</dc:date>
    <meta:editing-duration>PT1H1M9S</meta:editing-duration>
    <meta:editing-cycles>44</meta:editing-cycles>
    <meta:document-statistic meta:table-count="1" meta:cell-count="150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5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1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55cm" svg:height="17.989cm" xlink:href=".." xlink:type="simple" chart:class="chart:scatter" chart:style-name="ch1">
        <chart:legend chart:legend-position="end" svg:x="20.635cm" svg:y="8.446cm" style:legend-expansion="high" chart:style-name="ch2"/>
        <chart:plot-area chart:style-name="ch3" table:cell-range-address="Tabelle1.A7:Tabelle1.C487" chart:data-source-has-labels="row" svg:x="0.449cm" svg:y="0.359cm" svg:width="19.737cm" svg:height="17.271cm">
          <chart:coordinate-region svg:x="2.314cm" svg:y="0.559cm" svg:width="17.872cm" svg:height="16.872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Tabelle1.B8:Tabelle1.B487" chart:label-cell-address="Tabelle1.B7:Tabelle1.B7" chart:class="chart:scatter">
            <chart:domain table:cell-range-address="Tabelle1.A8:Tabelle1.A487"/>
            <chart:data-point chart:repeated="480"/>
          </chart:series>
          <chart:series chart:style-name="ch9" chart:values-cell-range-address="Tabelle1.C8:Tabelle1.C487" chart:label-cell-address="Tabelle1.C7:Tabelle1.C7" chart:class="chart:scatter">
            <chart:data-point chart:repeated="48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out</text:p>
                <draw:g>
                  <svg:desc>Tabelle1.B7:Tabelle1.B7</svg:desc>
                </draw:g>
              </table:table-cell>
              <table:table-cell office:value-type="string">
                <text:p>x</text:p>
                <draw:g>
                  <svg:desc>Tabelle1.C7:Tabelle1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8:Tabelle1.A487</svg:desc>
                </draw:g>
              </table:table-cell>
              <table:table-cell office:value-type="float" office:value="116.5041">
                <text:p>116.5041</text:p>
                <draw:g>
                  <svg:desc>Tabelle1.B8:Tabelle1.B487</svg:desc>
                </draw:g>
              </table:table-cell>
              <table:table-cell office:value-type="float" office:value="-109.5041">
                <text:p>-109.5041</text:p>
                <draw:g>
                  <svg:desc>Tabelle1.C8:Tabelle1.C4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8.25205">
                <text:p>58.25205</text:p>
              </table:table-cell>
              <table:table-cell office:value-type="float" office:value="-102.5041">
                <text:p>-102.5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8.8347">
                <text:p>38.8347</text:p>
              </table:table-cell>
              <table:table-cell office:value-type="float" office:value="-95.5041">
                <text:p>-95.5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9.126025">
                <text:p>29.126025</text:p>
              </table:table-cell>
              <table:table-cell office:value-type="float" office:value="-88.5041">
                <text:p>-88.50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3.30082">
                <text:p>23.30082</text:p>
              </table:table-cell>
              <table:table-cell office:value-type="float" office:value="-81.5041">
                <text:p>-81.5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.41735">
                <text:p>19.41735</text:p>
              </table:table-cell>
              <table:table-cell office:value-type="float" office:value="-74.5041">
                <text:p>-74.5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.6434428571429">
                <text:p>16.6434428571429</text:p>
              </table:table-cell>
              <table:table-cell office:value-type="float" office:value="-67.5041">
                <text:p>-67.5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.5630125">
                <text:p>14.5630125</text:p>
              </table:table-cell>
              <table:table-cell office:value-type="float" office:value="-60.5041">
                <text:p>-60.5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.9449">
                <text:p>12.9449</text:p>
              </table:table-cell>
              <table:table-cell office:value-type="float" office:value="-53.5041">
                <text:p>-53.50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65041">
                <text:p>11.65041</text:p>
              </table:table-cell>
              <table:table-cell office:value-type="float" office:value="-46.5041">
                <text:p>-46.50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5912818181818">
                <text:p>10.5912818181818</text:p>
              </table:table-cell>
              <table:table-cell office:value-type="float" office:value="-39.5041">
                <text:p>-39.5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708675">
                <text:p>9.708675</text:p>
              </table:table-cell>
              <table:table-cell office:value-type="float" office:value="-32.5041">
                <text:p>-32.50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.96185384615385">
                <text:p>8.96185384615385</text:p>
              </table:table-cell>
              <table:table-cell office:value-type="float" office:value="-25.5041">
                <text:p>-25.5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32172142857143">
                <text:p>8.32172142857143</text:p>
              </table:table-cell>
              <table:table-cell office:value-type="float" office:value="-18.5041">
                <text:p>-18.50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.76694">
                <text:p>7.76694</text:p>
              </table:table-cell>
              <table:table-cell office:value-type="float" office:value="-11.5041">
                <text:p>-11.50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.28150625">
                <text:p>7.28150625</text:p>
              </table:table-cell>
              <table:table-cell office:value-type="float" office:value="-4.50409999999999">
                <text:p>-4.50409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85318235294118">
                <text:p>6.85318235294118</text:p>
              </table:table-cell>
              <table:table-cell office:value-type="float" office:value="2.49590000000001">
                <text:p>2.49590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47245">
                <text:p>6.47245</text:p>
              </table:table-cell>
              <table:table-cell office:value-type="float" office:value="9.49590000000001">
                <text:p>9.4959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13179473684211">
                <text:p>6.13179473684211</text:p>
              </table:table-cell>
              <table:table-cell office:value-type="float" office:value="16.4959">
                <text:p>16.49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.825205">
                <text:p>5.825205</text:p>
              </table:table-cell>
              <table:table-cell office:value-type="float" office:value="23.4959">
                <text:p>23.49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.54781428571429">
                <text:p>5.54781428571429</text:p>
              </table:table-cell>
              <table:table-cell office:value-type="float" office:value="30.4959">
                <text:p>30.49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.29564090909091">
                <text:p>5.29564090909091</text:p>
              </table:table-cell>
              <table:table-cell office:value-type="float" office:value="37.4959">
                <text:p>37.49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.06539565217391">
                <text:p>5.06539565217391</text:p>
              </table:table-cell>
              <table:table-cell office:value-type="float" office:value="44.4959">
                <text:p>44.49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.8543375">
                <text:p>4.8543375</text:p>
              </table:table-cell>
              <table:table-cell office:value-type="float" office:value="51.4959">
                <text:p>51.49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.660164">
                <text:p>4.660164</text:p>
              </table:table-cell>
              <table:table-cell office:value-type="float" office:value="58.4959">
                <text:p>58.49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.48092692307692">
                <text:p>4.48092692307692</text:p>
              </table:table-cell>
              <table:table-cell office:value-type="float" office:value="65.4959">
                <text:p>65.49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.31496666666667">
                <text:p>4.31496666666667</text:p>
              </table:table-cell>
              <table:table-cell office:value-type="float" office:value="72.4959">
                <text:p>72.49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.16086071428571">
                <text:p>4.16086071428571</text:p>
              </table:table-cell>
              <table:table-cell office:value-type="float" office:value="79.4959">
                <text:p>79.49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.01738275862069">
                <text:p>4.01738275862069</text:p>
              </table:table-cell>
              <table:table-cell office:value-type="float" office:value="86.4959">
                <text:p>86.49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.88347">
                <text:p>3.88347</text:p>
              </table:table-cell>
              <table:table-cell office:value-type="float" office:value="93.4959">
                <text:p>93.49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.75819677419355">
                <text:p>3.75819677419355</text:p>
              </table:table-cell>
              <table:table-cell office:value-type="float" office:value="100.4959">
                <text:p>100.49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.640753125">
                <text:p>3.640753125</text:p>
              </table:table-cell>
              <table:table-cell office:value-type="float" office:value="107.4959">
                <text:p>107.49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.53042727272727">
                <text:p>3.53042727272727</text:p>
              </table:table-cell>
              <table:table-cell office:value-type="float" office:value="114.4959">
                <text:p>114.49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.42659117647059">
                <text:p>3.42659117647059</text:p>
              </table:table-cell>
              <table:table-cell office:value-type="float" office:value="121.4959">
                <text:p>121.49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.32868857142857">
                <text:p>3.32868857142857</text:p>
              </table:table-cell>
              <table:table-cell office:value-type="float" office:value="128.4959">
                <text:p>128.49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.236225">
                <text:p>3.236225</text:p>
              </table:table-cell>
              <table:table-cell office:value-type="float" office:value="135.4959">
                <text:p>135.49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.14875945945946">
                <text:p>3.14875945945946</text:p>
              </table:table-cell>
              <table:table-cell office:value-type="float" office:value="142.4959">
                <text:p>142.49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.06589736842105">
                <text:p>3.06589736842105</text:p>
              </table:table-cell>
              <table:table-cell office:value-type="float" office:value="149.4959">
                <text:p>149.49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.98728461538462">
                <text:p>2.98728461538462</text:p>
              </table:table-cell>
              <table:table-cell office:value-type="float" office:value="156.4959">
                <text:p>156.49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.9126025">
                <text:p>2.9126025</text:p>
              </table:table-cell>
              <table:table-cell office:value-type="float" office:value="163.4959">
                <text:p>163.49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.84156341463415">
                <text:p>2.84156341463415</text:p>
              </table:table-cell>
              <table:table-cell office:value-type="float" office:value="170.4959">
                <text:p>170.49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.77390714285714">
                <text:p>2.77390714285714</text:p>
              </table:table-cell>
              <table:table-cell office:value-type="float" office:value="177.4959">
                <text:p>177.49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7093976744186">
                <text:p>2.7093976744186</text:p>
              </table:table-cell>
              <table:table-cell office:value-type="float" office:value="184.4959">
                <text:p>184.49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.64782045454545">
                <text:p>2.64782045454545</text:p>
              </table:table-cell>
              <table:table-cell office:value-type="float" office:value="191.4959">
                <text:p>191.49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58898">
                <text:p>2.58898</text:p>
              </table:table-cell>
              <table:table-cell office:value-type="float" office:value="198.4959">
                <text:p>198.49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53269782608696">
                <text:p>2.53269782608696</text:p>
              </table:table-cell>
              <table:table-cell office:value-type="float" office:value="205.4959">
                <text:p>205.49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47881063829787">
                <text:p>2.47881063829787</text:p>
              </table:table-cell>
              <table:table-cell office:value-type="float" office:value="212.4959">
                <text:p>212.49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.42716875">
                <text:p>2.42716875</text:p>
              </table:table-cell>
              <table:table-cell office:value-type="float" office:value="219.4959">
                <text:p>219.49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.40532040816327">
                <text:p>2.40532040816327</text:p>
              </table:table-cell>
              <table:table-cell office:value-type="float" office:value="225.1393">
                <text:p>225.13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357214">
                <text:p>2.357214</text:p>
              </table:table-cell>
              <table:table-cell office:value-type="float" office:value="232.1393">
                <text:p>232.13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.31099411764706">
                <text:p>2.31099411764706</text:p>
              </table:table-cell>
              <table:table-cell office:value-type="float" office:value="239.1393">
                <text:p>239.13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.26655192307692">
                <text:p>2.26655192307692</text:p>
              </table:table-cell>
              <table:table-cell office:value-type="float" office:value="246.1393">
                <text:p>246.1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.22378679245283">
                <text:p>2.22378679245283</text:p>
              </table:table-cell>
              <table:table-cell office:value-type="float" office:value="253.1393">
                <text:p>253.13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.18260555555556">
                <text:p>2.18260555555556</text:p>
              </table:table-cell>
              <table:table-cell office:value-type="float" office:value="260.1393">
                <text:p>260.13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.14292181818182">
                <text:p>2.14292181818182</text:p>
              </table:table-cell>
              <table:table-cell office:value-type="float" office:value="267.1393">
                <text:p>267.13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.10465535714286">
                <text:p>2.10465535714286</text:p>
              </table:table-cell>
              <table:table-cell office:value-type="float" office:value="274.1393">
                <text:p>274.13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.06773157894737">
                <text:p>2.06773157894737</text:p>
              </table:table-cell>
              <table:table-cell office:value-type="float" office:value="281.1393">
                <text:p>281.13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.03208103448276">
                <text:p>2.03208103448276</text:p>
              </table:table-cell>
              <table:table-cell office:value-type="float" office:value="288.1393">
                <text:p>288.13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99763898305085">
                <text:p>1.99763898305085</text:p>
              </table:table-cell>
              <table:table-cell office:value-type="float" office:value="295.1393">
                <text:p>295.13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964345">
                <text:p>1.964345</text:p>
              </table:table-cell>
              <table:table-cell office:value-type="float" office:value="302.1393">
                <text:p>302.13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93214262295082">
                <text:p>1.93214262295082</text:p>
              </table:table-cell>
              <table:table-cell office:value-type="float" office:value="309.1393">
                <text:p>309.13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90097903225806">
                <text:p>1.90097903225806</text:p>
              </table:table-cell>
              <table:table-cell office:value-type="float" office:value="316.1393">
                <text:p>316.13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87080476190476">
                <text:p>1.87080476190476</text:p>
              </table:table-cell>
              <table:table-cell office:value-type="float" office:value="323.1393">
                <text:p>323.13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8415734375">
                <text:p>1.8415734375</text:p>
              </table:table-cell>
              <table:table-cell office:value-type="float" office:value="330.1393">
                <text:p>330.13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81324153846154">
                <text:p>1.81324153846154</text:p>
              </table:table-cell>
              <table:table-cell office:value-type="float" office:value="337.1393">
                <text:p>337.13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78576818181818">
                <text:p>1.78576818181818</text:p>
              </table:table-cell>
              <table:table-cell office:value-type="float" office:value="344.1393">
                <text:p>344.13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75911492537313">
                <text:p>1.75911492537313</text:p>
              </table:table-cell>
              <table:table-cell office:value-type="float" office:value="351.1393">
                <text:p>351.13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73324558823529">
                <text:p>1.73324558823529</text:p>
              </table:table-cell>
              <table:table-cell office:value-type="float" office:value="358.1393">
                <text:p>358.13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70812608695652">
                <text:p>1.70812608695652</text:p>
              </table:table-cell>
              <table:table-cell office:value-type="float" office:value="365.1393">
                <text:p>365.13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68372428571429">
                <text:p>1.68372428571429</text:p>
              </table:table-cell>
              <table:table-cell office:value-type="float" office:value="372.1393">
                <text:p>372.13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66000985915493">
                <text:p>1.66000985915493</text:p>
              </table:table-cell>
              <table:table-cell office:value-type="float" office:value="379.1393">
                <text:p>379.13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63695416666667">
                <text:p>1.63695416666667</text:p>
              </table:table-cell>
              <table:table-cell office:value-type="float" office:value="386.1393">
                <text:p>386.13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6145301369863">
                <text:p>1.6145301369863</text:p>
              </table:table-cell>
              <table:table-cell office:value-type="float" office:value="393.1393">
                <text:p>393.13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59271216216216">
                <text:p>1.59271216216216</text:p>
              </table:table-cell>
              <table:table-cell office:value-type="float" office:value="400.1393">
                <text:p>400.13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571476">
                <text:p>1.571476</text:p>
              </table:table-cell>
              <table:table-cell office:value-type="float" office:value="407.1393">
                <text:p>407.13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55079868421053">
                <text:p>1.55079868421053</text:p>
              </table:table-cell>
              <table:table-cell office:value-type="float" office:value="414.1393">
                <text:p>414.13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53065844155844">
                <text:p>1.53065844155844</text:p>
              </table:table-cell>
              <table:table-cell office:value-type="float" office:value="421.1393">
                <text:p>421.13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51103461538462">
                <text:p>1.51103461538462</text:p>
              </table:table-cell>
              <table:table-cell office:value-type="float" office:value="428.1393">
                <text:p>428.13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49190759493671">
                <text:p>1.49190759493671</text:p>
              </table:table-cell>
              <table:table-cell office:value-type="float" office:value="435.1393">
                <text:p>435.13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47325875">
                <text:p>1.47325875</text:p>
              </table:table-cell>
              <table:table-cell office:value-type="float" office:value="442.1393">
                <text:p>442.13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45507037037037">
                <text:p>1.45507037037037</text:p>
              </table:table-cell>
              <table:table-cell office:value-type="float" office:value="449.1393">
                <text:p>449.13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4373256097561">
                <text:p>1.4373256097561</text:p>
              </table:table-cell>
              <table:table-cell office:value-type="float" office:value="456.1393">
                <text:p>456.13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42000843373494">
                <text:p>1.42000843373494</text:p>
              </table:table-cell>
              <table:table-cell office:value-type="float" office:value="463.1393">
                <text:p>463.13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40310357142857">
                <text:p>1.40310357142857</text:p>
              </table:table-cell>
              <table:table-cell office:value-type="float" office:value="470.1393">
                <text:p>470.13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38659647058824">
                <text:p>1.38659647058824</text:p>
              </table:table-cell>
              <table:table-cell office:value-type="float" office:value="477.1393">
                <text:p>477.13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37047325581395">
                <text:p>1.37047325581395</text:p>
              </table:table-cell>
              <table:table-cell office:value-type="float" office:value="484.1393">
                <text:p>484.13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35472068965517">
                <text:p>1.35472068965517</text:p>
              </table:table-cell>
              <table:table-cell office:value-type="float" office:value="491.1393">
                <text:p>491.13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33932613636364">
                <text:p>1.33932613636364</text:p>
              </table:table-cell>
              <table:table-cell office:value-type="float" office:value="498.1393">
                <text:p>498.13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32427752808989">
                <text:p>1.32427752808989</text:p>
              </table:table-cell>
              <table:table-cell office:value-type="float" office:value="505.1393">
                <text:p>505.13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30956333333333">
                <text:p>1.30956333333333</text:p>
              </table:table-cell>
              <table:table-cell office:value-type="float" office:value="512.1393">
                <text:p>512.13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29517252747253">
                <text:p>1.29517252747253</text:p>
              </table:table-cell>
              <table:table-cell office:value-type="float" office:value="519.1393">
                <text:p>519.13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28109456521739">
                <text:p>1.28109456521739</text:p>
              </table:table-cell>
              <table:table-cell office:value-type="float" office:value="526.1393">
                <text:p>526.13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26731935483871">
                <text:p>1.26731935483871</text:p>
              </table:table-cell>
              <table:table-cell office:value-type="float" office:value="533.1393">
                <text:p>533.13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25383723404255">
                <text:p>1.25383723404255</text:p>
              </table:table-cell>
              <table:table-cell office:value-type="float" office:value="540.1393">
                <text:p>540.13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24063894736842">
                <text:p>1.24063894736842</text:p>
              </table:table-cell>
              <table:table-cell office:value-type="float" office:value="547.1393">
                <text:p>547.13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227715625">
                <text:p>1.227715625</text:p>
              </table:table-cell>
              <table:table-cell office:value-type="float" office:value="554.1393">
                <text:p>554.13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2150587628866">
                <text:p>1.2150587628866</text:p>
              </table:table-cell>
              <table:table-cell office:value-type="float" office:value="561.1393">
                <text:p>561.13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20266020408163">
                <text:p>1.20266020408163</text:p>
              </table:table-cell>
              <table:table-cell office:value-type="float" office:value="568.1393">
                <text:p>568.13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19051212121212">
                <text:p>1.19051212121212</text:p>
              </table:table-cell>
              <table:table-cell office:value-type="float" office:value="575.1393">
                <text:p>575.13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178607">
                <text:p>1.178607</text:p>
              </table:table-cell>
              <table:table-cell office:value-type="float" office:value="582.1393">
                <text:p>582.13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16693762376238">
                <text:p>1.16693762376238</text:p>
              </table:table-cell>
              <table:table-cell office:value-type="float" office:value="589.1393">
                <text:p>589.13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15549705882353">
                <text:p>1.15549705882353</text:p>
              </table:table-cell>
              <table:table-cell office:value-type="float" office:value="596.1393">
                <text:p>596.13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1442786407767">
                <text:p>1.1442786407767</text:p>
              </table:table-cell>
              <table:table-cell office:value-type="float" office:value="603.1393">
                <text:p>603.13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13327596153846">
                <text:p>1.13327596153846</text:p>
              </table:table-cell>
              <table:table-cell office:value-type="float" office:value="610.1393">
                <text:p>610.13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12248285714286">
                <text:p>1.12248285714286</text:p>
              </table:table-cell>
              <table:table-cell office:value-type="float" office:value="617.1393">
                <text:p>617.13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11189339622641">
                <text:p>1.11189339622641</text:p>
              </table:table-cell>
              <table:table-cell office:value-type="float" office:value="624.1393">
                <text:p>624.13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10150186915888">
                <text:p>1.10150186915888</text:p>
              </table:table-cell>
              <table:table-cell office:value-type="float" office:value="631.1393">
                <text:p>631.13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09130277777778">
                <text:p>1.09130277777778</text:p>
              </table:table-cell>
              <table:table-cell office:value-type="float" office:value="638.1393">
                <text:p>638.13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08129082568807">
                <text:p>1.08129082568807</text:p>
              </table:table-cell>
              <table:table-cell office:value-type="float" office:value="645.1393">
                <text:p>645.13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07146090909091">
                <text:p>1.07146090909091</text:p>
              </table:table-cell>
              <table:table-cell office:value-type="float" office:value="652.1393">
                <text:p>652.13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06180810810811">
                <text:p>1.06180810810811</text:p>
              </table:table-cell>
              <table:table-cell office:value-type="float" office:value="659.1393">
                <text:p>659.13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05232767857143">
                <text:p>1.05232767857143</text:p>
              </table:table-cell>
              <table:table-cell office:value-type="float" office:value="666.1393">
                <text:p>666.13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04301504424779">
                <text:p>1.04301504424779</text:p>
              </table:table-cell>
              <table:table-cell office:value-type="float" office:value="673.1393">
                <text:p>673.13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03386578947368">
                <text:p>1.03386578947368</text:p>
              </table:table-cell>
              <table:table-cell office:value-type="float" office:value="680.1393">
                <text:p>680.13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02487565217391">
                <text:p>1.02487565217391</text:p>
              </table:table-cell>
              <table:table-cell office:value-type="float" office:value="687.1393">
                <text:p>687.13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01604051724138">
                <text:p>1.01604051724138</text:p>
              </table:table-cell>
              <table:table-cell office:value-type="float" office:value="694.1393">
                <text:p>694.13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00735641025641">
                <text:p>1.00735641025641</text:p>
              </table:table-cell>
              <table:table-cell office:value-type="float" office:value="701.1393">
                <text:p>701.13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998819491525424">
                <text:p>0.998819491525424</text:p>
              </table:table-cell>
              <table:table-cell office:value-type="float" office:value="708.1393">
                <text:p>708.13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990426050420168">
                <text:p>0.990426050420168</text:p>
              </table:table-cell>
              <table:table-cell office:value-type="float" office:value="715.1393">
                <text:p>715.13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9821725">
                <text:p>0.9821725</text:p>
              </table:table-cell>
              <table:table-cell office:value-type="float" office:value="722.1393">
                <text:p>722.13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34069338842975">
                <text:p>1.34069338842975</text:p>
              </table:table-cell>
              <table:table-cell office:value-type="float" office:value="684.7761">
                <text:p>684.77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32970409836066">
                <text:p>1.32970409836066</text:p>
              </table:table-cell>
              <table:table-cell office:value-type="float" office:value="691.7761">
                <text:p>691.77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31889349593496">
                <text:p>1.31889349593496</text:p>
              </table:table-cell>
              <table:table-cell office:value-type="float" office:value="698.7761">
                <text:p>698.77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30825725806452">
                <text:p>1.30825725806452</text:p>
              </table:table-cell>
              <table:table-cell office:value-type="float" office:value="705.7761">
                <text:p>705.77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2977912">
                <text:p>1.2977912</text:p>
              </table:table-cell>
              <table:table-cell office:value-type="float" office:value="712.7761">
                <text:p>712.77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28749126984127">
                <text:p>1.28749126984127</text:p>
              </table:table-cell>
              <table:table-cell office:value-type="float" office:value="719.7761">
                <text:p>719.77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27735354330709">
                <text:p>1.27735354330709</text:p>
              </table:table-cell>
              <table:table-cell office:value-type="float" office:value="726.7761">
                <text:p>726.77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26737421875">
                <text:p>1.26737421875</text:p>
              </table:table-cell>
              <table:table-cell office:value-type="float" office:value="733.7761">
                <text:p>733.77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2575496124031">
                <text:p>1.2575496124031</text:p>
              </table:table-cell>
              <table:table-cell office:value-type="float" office:value="740.7761">
                <text:p>740.77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24787615384615">
                <text:p>1.24787615384615</text:p>
              </table:table-cell>
              <table:table-cell office:value-type="float" office:value="747.7761">
                <text:p>747.77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23835038167939">
                <text:p>1.23835038167939</text:p>
              </table:table-cell>
              <table:table-cell office:value-type="float" office:value="754.7761">
                <text:p>754.77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22896893939394">
                <text:p>1.22896893939394</text:p>
              </table:table-cell>
              <table:table-cell office:value-type="float" office:value="761.7761">
                <text:p>761.77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21972857142857">
                <text:p>1.21972857142857</text:p>
              </table:table-cell>
              <table:table-cell office:value-type="float" office:value="768.7761">
                <text:p>768.77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21062611940299">
                <text:p>1.21062611940299</text:p>
              </table:table-cell>
              <table:table-cell office:value-type="float" office:value="775.7761">
                <text:p>775.77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20165851851852">
                <text:p>1.20165851851852</text:p>
              </table:table-cell>
              <table:table-cell office:value-type="float" office:value="782.7761">
                <text:p>782.77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19282279411765">
                <text:p>1.19282279411765</text:p>
              </table:table-cell>
              <table:table-cell office:value-type="float" office:value="789.7761">
                <text:p>789.77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18411605839416">
                <text:p>1.18411605839416</text:p>
              </table:table-cell>
              <table:table-cell office:value-type="float" office:value="796.7761">
                <text:p>796.77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17553550724638">
                <text:p>1.17553550724638</text:p>
              </table:table-cell>
              <table:table-cell office:value-type="float" office:value="803.7761">
                <text:p>803.77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16707841726619">
                <text:p>1.16707841726619</text:p>
              </table:table-cell>
              <table:table-cell office:value-type="float" office:value="810.7761">
                <text:p>810.77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15874214285714">
                <text:p>1.15874214285714</text:p>
              </table:table-cell>
              <table:table-cell office:value-type="float" office:value="817.7761">
                <text:p>817.77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15052411347518">
                <text:p>1.15052411347518</text:p>
              </table:table-cell>
              <table:table-cell office:value-type="float" office:value="824.7761">
                <text:p>824.77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14242183098592">
                <text:p>1.14242183098592</text:p>
              </table:table-cell>
              <table:table-cell office:value-type="float" office:value="831.7761">
                <text:p>831.77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13443286713287">
                <text:p>1.13443286713287</text:p>
              </table:table-cell>
              <table:table-cell office:value-type="float" office:value="838.7761">
                <text:p>838.77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12655486111111">
                <text:p>1.12655486111111</text:p>
              </table:table-cell>
              <table:table-cell office:value-type="float" office:value="845.7761">
                <text:p>845.77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11878551724138">
                <text:p>1.11878551724138</text:p>
              </table:table-cell>
              <table:table-cell office:value-type="float" office:value="852.7761">
                <text:p>852.77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11112260273973">
                <text:p>1.11112260273973</text:p>
              </table:table-cell>
              <table:table-cell office:value-type="float" office:value="859.7761">
                <text:p>859.77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10356394557823">
                <text:p>1.10356394557823</text:p>
              </table:table-cell>
              <table:table-cell office:value-type="float" office:value="866.7761">
                <text:p>866.77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09610743243243">
                <text:p>1.09610743243243</text:p>
              </table:table-cell>
              <table:table-cell office:value-type="float" office:value="873.7761">
                <text:p>873.77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.08875100671141">
                <text:p>1.08875100671141</text:p>
              </table:table-cell>
              <table:table-cell office:value-type="float" office:value="880.7761">
                <text:p>880.77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.08149266666667">
                <text:p>1.08149266666667</text:p>
              </table:table-cell>
              <table:table-cell office:value-type="float" office:value="887.7761">
                <text:p>887.77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07433046357616">
                <text:p>1.07433046357616</text:p>
              </table:table-cell>
              <table:table-cell office:value-type="float" office:value="894.7761">
                <text:p>894.77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.0672625">
                <text:p>1.0672625</text:p>
              </table:table-cell>
              <table:table-cell office:value-type="float" office:value="901.7761">
                <text:p>901.77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06028692810458">
                <text:p>1.06028692810458</text:p>
              </table:table-cell>
              <table:table-cell office:value-type="float" office:value="908.7761">
                <text:p>908.77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05340194805195">
                <text:p>1.05340194805195</text:p>
              </table:table-cell>
              <table:table-cell office:value-type="float" office:value="915.7761">
                <text:p>915.77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.04660580645161">
                <text:p>1.04660580645161</text:p>
              </table:table-cell>
              <table:table-cell office:value-type="float" office:value="922.7761">
                <text:p>922.77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03989679487179">
                <text:p>1.03989679487179</text:p>
              </table:table-cell>
              <table:table-cell office:value-type="float" office:value="929.7761">
                <text:p>929.77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.03327324840764">
                <text:p>1.03327324840764</text:p>
              </table:table-cell>
              <table:table-cell office:value-type="float" office:value="936.7761">
                <text:p>936.77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.0267335443038">
                <text:p>1.0267335443038</text:p>
              </table:table-cell>
              <table:table-cell office:value-type="float" office:value="943.7761">
                <text:p>943.77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02027610062893">
                <text:p>1.02027610062893</text:p>
              </table:table-cell>
              <table:table-cell office:value-type="float" office:value="950.7761">
                <text:p>950.77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013899375">
                <text:p>1.013899375</text:p>
              </table:table-cell>
              <table:table-cell office:value-type="float" office:value="957.7761">
                <text:p>957.77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00760186335404">
                <text:p>1.00760186335404</text:p>
              </table:table-cell>
              <table:table-cell office:value-type="float" office:value="964.7761">
                <text:p>964.77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00138209876543">
                <text:p>1.00138209876543</text:p>
              </table:table-cell>
              <table:table-cell office:value-type="float" office:value="971.7761">
                <text:p>971.77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995238650306748">
                <text:p>0.995238650306748</text:p>
              </table:table-cell>
              <table:table-cell office:value-type="float" office:value="978.7761">
                <text:p>978.77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989170121951219">
                <text:p>0.989170121951219</text:p>
              </table:table-cell>
              <table:table-cell office:value-type="float" office:value="985.7761">
                <text:p>985.77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983175151515151">
                <text:p>0.983175151515151</text:p>
              </table:table-cell>
              <table:table-cell office:value-type="float" office:value="992.7761">
                <text:p>992.77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977252409638554">
                <text:p>0.977252409638554</text:p>
              </table:table-cell>
              <table:table-cell office:value-type="float" office:value="999.7761">
                <text:p>999.77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971400598802395">
                <text:p>0.971400598802395</text:p>
              </table:table-cell>
              <table:table-cell office:value-type="float" office:value="1006.7761">
                <text:p>1006.77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965618452380952">
                <text:p>0.965618452380952</text:p>
              </table:table-cell>
              <table:table-cell office:value-type="float" office:value="1013.7761">
                <text:p>1013.77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959904733727811">
                <text:p>0.959904733727811</text:p>
              </table:table-cell>
              <table:table-cell office:value-type="float" office:value="1020.7761">
                <text:p>1020.77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954258235294118">
                <text:p>0.954258235294118</text:p>
              </table:table-cell>
              <table:table-cell office:value-type="float" office:value="1027.7761">
                <text:p>1027.77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948677777777778">
                <text:p>0.948677777777778</text:p>
              </table:table-cell>
              <table:table-cell office:value-type="float" office:value="1034.7761">
                <text:p>1034.77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943162209302326">
                <text:p>0.943162209302326</text:p>
              </table:table-cell>
              <table:table-cell office:value-type="float" office:value="1041.7761">
                <text:p>1041.77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937710404624277">
                <text:p>0.937710404624277</text:p>
              </table:table-cell>
              <table:table-cell office:value-type="float" office:value="1048.7761">
                <text:p>1048.77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932321264367816">
                <text:p>0.932321264367816</text:p>
              </table:table-cell>
              <table:table-cell office:value-type="float" office:value="1055.7761">
                <text:p>1055.77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926993714285714">
                <text:p>0.926993714285714</text:p>
              </table:table-cell>
              <table:table-cell office:value-type="float" office:value="1062.7761">
                <text:p>1062.77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921726704545455">
                <text:p>0.921726704545455</text:p>
              </table:table-cell>
              <table:table-cell office:value-type="float" office:value="1069.7761">
                <text:p>1069.77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916519209039548">
                <text:p>0.916519209039548</text:p>
              </table:table-cell>
              <table:table-cell office:value-type="float" office:value="1076.7761">
                <text:p>1076.77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911370224719101">
                <text:p>0.911370224719101</text:p>
              </table:table-cell>
              <table:table-cell office:value-type="float" office:value="1083.7761">
                <text:p>1083.77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906278770949721">
                <text:p>0.906278770949721</text:p>
              </table:table-cell>
              <table:table-cell office:value-type="float" office:value="1090.7761">
                <text:p>1090.77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901243888888889">
                <text:p>0.901243888888889</text:p>
              </table:table-cell>
              <table:table-cell office:value-type="float" office:value="1097.7761">
                <text:p>1097.77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896264640883978">
                <text:p>0.896264640883978</text:p>
              </table:table-cell>
              <table:table-cell office:value-type="float" office:value="1104.7761">
                <text:p>1104.77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89134010989011">
                <text:p>0.89134010989011</text:p>
              </table:table-cell>
              <table:table-cell office:value-type="float" office:value="1111.7761">
                <text:p>1111.77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886469398907104">
                <text:p>0.886469398907104</text:p>
              </table:table-cell>
              <table:table-cell office:value-type="float" office:value="1118.7761">
                <text:p>1118.77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881651630434783">
                <text:p>0.881651630434783</text:p>
              </table:table-cell>
              <table:table-cell office:value-type="float" office:value="1125.7761">
                <text:p>1125.77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876885945945946">
                <text:p>0.876885945945946</text:p>
              </table:table-cell>
              <table:table-cell office:value-type="float" office:value="1132.7761">
                <text:p>1132.77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872171505376344">
                <text:p>0.872171505376344</text:p>
              </table:table-cell>
              <table:table-cell office:value-type="float" office:value="1139.7761">
                <text:p>1139.77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867507486631016">
                <text:p>0.867507486631016</text:p>
              </table:table-cell>
              <table:table-cell office:value-type="float" office:value="1146.7761">
                <text:p>1146.77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862893085106383">
                <text:p>0.862893085106383</text:p>
              </table:table-cell>
              <table:table-cell office:value-type="float" office:value="1153.7761">
                <text:p>1153.77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858327513227513">
                <text:p>0.858327513227513</text:p>
              </table:table-cell>
              <table:table-cell office:value-type="float" office:value="1160.7761">
                <text:p>1160.77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85381">
                <text:p>0.85381</text:p>
              </table:table-cell>
              <table:table-cell office:value-type="float" office:value="1167.7761">
                <text:p>1167.77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849339790575916">
                <text:p>0.849339790575916</text:p>
              </table:table-cell>
              <table:table-cell office:value-type="float" office:value="1174.7761">
                <text:p>1174.77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844916145833333">
                <text:p>0.844916145833333</text:p>
              </table:table-cell>
              <table:table-cell office:value-type="float" office:value="1181.7761">
                <text:p>1181.77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840538341968912">
                <text:p>0.840538341968912</text:p>
              </table:table-cell>
              <table:table-cell office:value-type="float" office:value="1188.7761">
                <text:p>1188.77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836205670103093">
                <text:p>0.836205670103093</text:p>
              </table:table-cell>
              <table:table-cell office:value-type="float" office:value="1195.7761">
                <text:p>1195.77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831917435897436">
                <text:p>0.831917435897436</text:p>
              </table:table-cell>
              <table:table-cell office:value-type="float" office:value="1202.7761">
                <text:p>1202.77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827672959183674">
                <text:p>0.827672959183674</text:p>
              </table:table-cell>
              <table:table-cell office:value-type="float" office:value="1209.7761">
                <text:p>1209.77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823471573604061">
                <text:p>0.823471573604061</text:p>
              </table:table-cell>
              <table:table-cell office:value-type="float" office:value="1216.7761">
                <text:p>1216.77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819312626262626">
                <text:p>0.819312626262626</text:p>
              </table:table-cell>
              <table:table-cell office:value-type="float" office:value="1223.7761">
                <text:p>1223.77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815195477386935">
                <text:p>0.815195477386935</text:p>
              </table:table-cell>
              <table:table-cell office:value-type="float" office:value="1230.7761">
                <text:p>1230.77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8111195">
                <text:p>0.8111195</text:p>
              </table:table-cell>
              <table:table-cell office:value-type="float" office:value="1237.7761">
                <text:p>1237.77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80708407960199">
                <text:p>0.80708407960199</text:p>
              </table:table-cell>
              <table:table-cell office:value-type="float" office:value="1244.7761">
                <text:p>1244.77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803088613861386">
                <text:p>0.803088613861386</text:p>
              </table:table-cell>
              <table:table-cell office:value-type="float" office:value="1251.7761">
                <text:p>1251.77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799132512315271">
                <text:p>0.799132512315271</text:p>
              </table:table-cell>
              <table:table-cell office:value-type="float" office:value="1258.7761">
                <text:p>1258.77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795215196078431">
                <text:p>0.795215196078431</text:p>
              </table:table-cell>
              <table:table-cell office:value-type="float" office:value="1265.7761">
                <text:p>1265.77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791336097560976">
                <text:p>0.791336097560976</text:p>
              </table:table-cell>
              <table:table-cell office:value-type="float" office:value="1272.7761">
                <text:p>1272.77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787494660194175">
                <text:p>0.787494660194175</text:p>
              </table:table-cell>
              <table:table-cell office:value-type="float" office:value="1279.7761">
                <text:p>1279.77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783690338164251">
                <text:p>0.783690338164251</text:p>
              </table:table-cell>
              <table:table-cell office:value-type="float" office:value="1286.7761">
                <text:p>1286.77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779922596153846">
                <text:p>0.779922596153846</text:p>
              </table:table-cell>
              <table:table-cell office:value-type="float" office:value="1293.7761">
                <text:p>1293.77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776190909090909">
                <text:p>0.776190909090909</text:p>
              </table:table-cell>
              <table:table-cell office:value-type="float" office:value="1300.7761">
                <text:p>1300.77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72494761904762">
                <text:p>0.772494761904762</text:p>
              </table:table-cell>
              <table:table-cell office:value-type="float" office:value="1307.7761">
                <text:p>1307.77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7688336492891">
                <text:p>0.7688336492891</text:p>
              </table:table-cell>
              <table:table-cell office:value-type="float" office:value="1314.7761">
                <text:p>1314.77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765207075471698">
                <text:p>0.765207075471698</text:p>
              </table:table-cell>
              <table:table-cell office:value-type="float" office:value="1321.7761">
                <text:p>1321.77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76161455399061">
                <text:p>0.76161455399061</text:p>
              </table:table-cell>
              <table:table-cell office:value-type="float" office:value="1328.7761">
                <text:p>1328.77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758055607476636">
                <text:p>0.758055607476636</text:p>
              </table:table-cell>
              <table:table-cell office:value-type="float" office:value="1335.7761">
                <text:p>1335.77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75452976744186">
                <text:p>0.75452976744186</text:p>
              </table:table-cell>
              <table:table-cell office:value-type="float" office:value="1342.7761">
                <text:p>1342.77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751036574074074">
                <text:p>0.751036574074074</text:p>
              </table:table-cell>
              <table:table-cell office:value-type="float" office:value="1349.7761">
                <text:p>1349.77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747575576036866">
                <text:p>0.747575576036866</text:p>
              </table:table-cell>
              <table:table-cell office:value-type="float" office:value="1356.7761">
                <text:p>1356.77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744146330275229">
                <text:p>0.744146330275229</text:p>
              </table:table-cell>
              <table:table-cell office:value-type="float" office:value="1363.7761">
                <text:p>1363.77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740748401826484">
                <text:p>0.740748401826484</text:p>
              </table:table-cell>
              <table:table-cell office:value-type="float" office:value="1370.7761">
                <text:p>1370.77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37381363636364">
                <text:p>0.737381363636364</text:p>
              </table:table-cell>
              <table:table-cell office:value-type="float" office:value="1377.7761">
                <text:p>1377.77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734044796380091">
                <text:p>0.734044796380091</text:p>
              </table:table-cell>
              <table:table-cell office:value-type="float" office:value="1384.7761">
                <text:p>1384.77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730738288288288">
                <text:p>0.730738288288288</text:p>
              </table:table-cell>
              <table:table-cell office:value-type="float" office:value="1391.7761">
                <text:p>1391.77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727461434977578">
                <text:p>0.727461434977578</text:p>
              </table:table-cell>
              <table:table-cell office:value-type="float" office:value="1398.7761">
                <text:p>1398.77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724213839285714">
                <text:p>0.724213839285714</text:p>
              </table:table-cell>
              <table:table-cell office:value-type="float" office:value="1405.7761">
                <text:p>1405.77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720995111111111">
                <text:p>0.720995111111111</text:p>
              </table:table-cell>
              <table:table-cell office:value-type="float" office:value="1412.7761">
                <text:p>1412.77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717804867256637">
                <text:p>0.717804867256637</text:p>
              </table:table-cell>
              <table:table-cell office:value-type="float" office:value="1419.7761">
                <text:p>1419.77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714642731277533">
                <text:p>0.714642731277533</text:p>
              </table:table-cell>
              <table:table-cell office:value-type="float" office:value="1426.7761">
                <text:p>1426.77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711508333333333">
                <text:p>0.711508333333333</text:p>
              </table:table-cell>
              <table:table-cell office:value-type="float" office:value="1433.7761">
                <text:p>1433.776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708401310043668">
                <text:p>0.708401310043668</text:p>
              </table:table-cell>
              <table:table-cell office:value-type="float" office:value="1440.7761">
                <text:p>1440.77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05321304347826">
                <text:p>0.705321304347826</text:p>
              </table:table-cell>
              <table:table-cell office:value-type="float" office:value="1447.7761">
                <text:p>1447.77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702267965367965">
                <text:p>0.702267965367965</text:p>
              </table:table-cell>
              <table:table-cell office:value-type="float" office:value="1454.7761">
                <text:p>1454.77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99240948275862">
                <text:p>0.699240948275862</text:p>
              </table:table-cell>
              <table:table-cell office:value-type="float" office:value="1461.7761">
                <text:p>1461.77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9623991416309">
                <text:p>0.69623991416309</text:p>
              </table:table-cell>
              <table:table-cell office:value-type="float" office:value="1468.7761">
                <text:p>1468.77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9326452991453">
                <text:p>0.69326452991453</text:p>
              </table:table-cell>
              <table:table-cell office:value-type="float" office:value="1475.7761">
                <text:p>1475.77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90314468085106">
                <text:p>0.690314468085106</text:p>
              </table:table-cell>
              <table:table-cell office:value-type="float" office:value="1482.7761">
                <text:p>1482.77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87389406779661">
                <text:p>0.687389406779661</text:p>
              </table:table-cell>
              <table:table-cell office:value-type="float" office:value="1489.7761">
                <text:p>1489.77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84489029535865">
                <text:p>0.684489029535865</text:p>
              </table:table-cell>
              <table:table-cell office:value-type="float" office:value="1496.7761">
                <text:p>1496.77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81613025210084">
                <text:p>0.681613025210084</text:p>
              </table:table-cell>
              <table:table-cell office:value-type="float" office:value="1503.7761">
                <text:p>1503.77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78761087866109">
                <text:p>0.678761087866109</text:p>
              </table:table-cell>
              <table:table-cell office:value-type="float" office:value="1510.7761">
                <text:p>1510.77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75932916666667">
                <text:p>0.675932916666667</text:p>
              </table:table-cell>
              <table:table-cell office:value-type="float" office:value="1517.7761">
                <text:p>1517.77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06840705394191">
                <text:p>1.06840705394191</text:p>
              </table:table-cell>
              <table:table-cell office:value-type="float" office:value="1429.5139">
                <text:p>1429.51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06399214876033">
                <text:p>1.06399214876033</text:p>
              </table:table-cell>
              <table:table-cell office:value-type="float" office:value="1436.5139">
                <text:p>1436.51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05961358024691">
                <text:p>1.05961358024691</text:p>
              </table:table-cell>
              <table:table-cell office:value-type="float" office:value="1443.5139">
                <text:p>1443.51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05527090163934">
                <text:p>1.05527090163934</text:p>
              </table:table-cell>
              <table:table-cell office:value-type="float" office:value="1450.5139">
                <text:p>1450.51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05096367346939">
                <text:p>1.05096367346939</text:p>
              </table:table-cell>
              <table:table-cell office:value-type="float" office:value="1457.5139">
                <text:p>1457.51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04669146341463">
                <text:p>1.04669146341463</text:p>
              </table:table-cell>
              <table:table-cell office:value-type="float" office:value="1464.5139">
                <text:p>1464.51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04245384615385">
                <text:p>1.04245384615385</text:p>
              </table:table-cell>
              <table:table-cell office:value-type="float" office:value="1471.5139">
                <text:p>1471.51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03825040322581">
                <text:p>1.03825040322581</text:p>
              </table:table-cell>
              <table:table-cell office:value-type="float" office:value="1478.5139">
                <text:p>1478.51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03408072289157">
                <text:p>1.03408072289157</text:p>
              </table:table-cell>
              <table:table-cell office:value-type="float" office:value="1485.5139">
                <text:p>1485.51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0299444">
                <text:p>1.0299444</text:p>
              </table:table-cell>
              <table:table-cell office:value-type="float" office:value="1492.5139">
                <text:p>1492.51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02584103585657">
                <text:p>1.02584103585657</text:p>
              </table:table-cell>
              <table:table-cell office:value-type="float" office:value="1499.5139">
                <text:p>1499.51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02177023809524">
                <text:p>1.02177023809524</text:p>
              </table:table-cell>
              <table:table-cell office:value-type="float" office:value="1506.5139">
                <text:p>1506.51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01773162055336">
                <text:p>1.01773162055336</text:p>
              </table:table-cell>
              <table:table-cell office:value-type="float" office:value="1513.5139">
                <text:p>1513.51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01372480314961">
                <text:p>1.01372480314961</text:p>
              </table:table-cell>
              <table:table-cell office:value-type="float" office:value="1520.5139">
                <text:p>1520.513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00974941176471">
                <text:p>1.00974941176471</text:p>
              </table:table-cell>
              <table:table-cell office:value-type="float" office:value="1527.5139">
                <text:p>1527.51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005805078125">
                <text:p>1.005805078125</text:p>
              </table:table-cell>
              <table:table-cell office:value-type="float" office:value="1534.5139">
                <text:p>1534.51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.00189143968872">
                <text:p>1.00189143968872</text:p>
              </table:table-cell>
              <table:table-cell office:value-type="float" office:value="1541.5139">
                <text:p>1541.51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998008139534884">
                <text:p>0.998008139534884</text:p>
              </table:table-cell>
              <table:table-cell office:value-type="float" office:value="1548.5139">
                <text:p>1548.51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994154826254826">
                <text:p>0.994154826254826</text:p>
              </table:table-cell>
              <table:table-cell office:value-type="float" office:value="1555.5139">
                <text:p>1555.51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990331153846154">
                <text:p>0.990331153846154</text:p>
              </table:table-cell>
              <table:table-cell office:value-type="float" office:value="1562.5139">
                <text:p>1562.51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986536781609195">
                <text:p>0.986536781609195</text:p>
              </table:table-cell>
              <table:table-cell office:value-type="float" office:value="1569.5139">
                <text:p>1569.51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982771374045801">
                <text:p>0.982771374045801</text:p>
              </table:table-cell>
              <table:table-cell office:value-type="float" office:value="1576.5139">
                <text:p>1576.51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979034600760456">
                <text:p>0.979034600760456</text:p>
              </table:table-cell>
              <table:table-cell office:value-type="float" office:value="1583.5139">
                <text:p>1583.51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975326136363636">
                <text:p>0.975326136363636</text:p>
              </table:table-cell>
              <table:table-cell office:value-type="float" office:value="1590.5139">
                <text:p>1590.51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971645660377358">
                <text:p>0.971645660377358</text:p>
              </table:table-cell>
              <table:table-cell office:value-type="float" office:value="1597.5139">
                <text:p>1597.51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967992857142857">
                <text:p>0.967992857142857</text:p>
              </table:table-cell>
              <table:table-cell office:value-type="float" office:value="1604.5139">
                <text:p>1604.51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964367415730337">
                <text:p>0.964367415730337</text:p>
              </table:table-cell>
              <table:table-cell office:value-type="float" office:value="1611.5139">
                <text:p>1611.51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960769029850746">
                <text:p>0.960769029850746</text:p>
              </table:table-cell>
              <table:table-cell office:value-type="float" office:value="1618.5139">
                <text:p>1618.51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957197397769517">
                <text:p>0.957197397769517</text:p>
              </table:table-cell>
              <table:table-cell office:value-type="float" office:value="1625.5139">
                <text:p>1625.51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953652222222222">
                <text:p>0.953652222222222</text:p>
              </table:table-cell>
              <table:table-cell office:value-type="float" office:value="1632.5139">
                <text:p>1632.51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950133210332103">
                <text:p>0.950133210332103</text:p>
              </table:table-cell>
              <table:table-cell office:value-type="float" office:value="1639.5139">
                <text:p>1639.51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946640073529412">
                <text:p>0.946640073529412</text:p>
              </table:table-cell>
              <table:table-cell office:value-type="float" office:value="1646.5139">
                <text:p>1646.51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943172527472527">
                <text:p>0.943172527472527</text:p>
              </table:table-cell>
              <table:table-cell office:value-type="float" office:value="1653.5139">
                <text:p>1653.51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939730291970803">
                <text:p>0.939730291970803</text:p>
              </table:table-cell>
              <table:table-cell office:value-type="float" office:value="1660.5139">
                <text:p>1660.51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936313090909091">
                <text:p>0.936313090909091</text:p>
              </table:table-cell>
              <table:table-cell office:value-type="float" office:value="1667.5139">
                <text:p>1667.51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932920652173913">
                <text:p>0.932920652173913</text:p>
              </table:table-cell>
              <table:table-cell office:value-type="float" office:value="1674.5139">
                <text:p>1674.51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929552707581227">
                <text:p>0.929552707581227</text:p>
              </table:table-cell>
              <table:table-cell office:value-type="float" office:value="1681.5139">
                <text:p>1681.513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926208992805755">
                <text:p>0.926208992805755</text:p>
              </table:table-cell>
              <table:table-cell office:value-type="float" office:value="1688.5139">
                <text:p>1688.51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922889247311828">
                <text:p>0.922889247311828</text:p>
              </table:table-cell>
              <table:table-cell office:value-type="float" office:value="1695.5139">
                <text:p>1695.51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919593214285714">
                <text:p>0.919593214285714</text:p>
              </table:table-cell>
              <table:table-cell office:value-type="float" office:value="1702.5139">
                <text:p>1702.51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916320640569395">
                <text:p>0.916320640569395</text:p>
              </table:table-cell>
              <table:table-cell office:value-type="float" office:value="1709.5139">
                <text:p>1709.51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913071276595745">
                <text:p>0.913071276595745</text:p>
              </table:table-cell>
              <table:table-cell office:value-type="float" office:value="1716.5139">
                <text:p>1716.51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909844876325088">
                <text:p>0.909844876325088</text:p>
              </table:table-cell>
              <table:table-cell office:value-type="float" office:value="1723.5139">
                <text:p>1723.51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906641197183098">
                <text:p>0.906641197183098</text:p>
              </table:table-cell>
              <table:table-cell office:value-type="float" office:value="1730.5139">
                <text:p>1730.51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90346">
                <text:p>0.90346</text:p>
              </table:table-cell>
              <table:table-cell office:value-type="float" office:value="1737.5139">
                <text:p>1737.513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900301048951049">
                <text:p>0.900301048951049</text:p>
              </table:table-cell>
              <table:table-cell office:value-type="float" office:value="1744.5139">
                <text:p>1744.51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897164111498258">
                <text:p>0.897164111498258</text:p>
              </table:table-cell>
              <table:table-cell office:value-type="float" office:value="1751.5139">
                <text:p>1751.51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894048958333333">
                <text:p>0.894048958333333</text:p>
              </table:table-cell>
              <table:table-cell office:value-type="float" office:value="1758.5139">
                <text:p>1758.51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890955363321799">
                <text:p>0.890955363321799</text:p>
              </table:table-cell>
              <table:table-cell office:value-type="float" office:value="1765.5139">
                <text:p>1765.51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887883103448276">
                <text:p>0.887883103448276</text:p>
              </table:table-cell>
              <table:table-cell office:value-type="float" office:value="1772.5139">
                <text:p>1772.51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884831958762887">
                <text:p>0.884831958762887</text:p>
              </table:table-cell>
              <table:table-cell office:value-type="float" office:value="1779.5139">
                <text:p>1779.51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881801712328767">
                <text:p>0.881801712328767</text:p>
              </table:table-cell>
              <table:table-cell office:value-type="float" office:value="1786.5139">
                <text:p>1786.51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878792150170648">
                <text:p>0.878792150170648</text:p>
              </table:table-cell>
              <table:table-cell office:value-type="float" office:value="1793.5139">
                <text:p>1793.51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87580306122449">
                <text:p>0.87580306122449</text:p>
              </table:table-cell>
              <table:table-cell office:value-type="float" office:value="1800.5139">
                <text:p>1800.51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872834237288136">
                <text:p>0.872834237288136</text:p>
              </table:table-cell>
              <table:table-cell office:value-type="float" office:value="1807.5139">
                <text:p>1807.51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869885472972973">
                <text:p>0.869885472972973</text:p>
              </table:table-cell>
              <table:table-cell office:value-type="float" office:value="1814.5139">
                <text:p>1814.51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866956565656566">
                <text:p>0.866956565656566</text:p>
              </table:table-cell>
              <table:table-cell office:value-type="float" office:value="1821.5139">
                <text:p>1821.51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864047315436242">
                <text:p>0.864047315436242</text:p>
              </table:table-cell>
              <table:table-cell office:value-type="float" office:value="1828.5139">
                <text:p>1828.51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861157525083612">
                <text:p>0.861157525083612</text:p>
              </table:table-cell>
              <table:table-cell office:value-type="float" office:value="1835.5139">
                <text:p>1835.51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858287">
                <text:p>0.858287</text:p>
              </table:table-cell>
              <table:table-cell office:value-type="float" office:value="1842.5139">
                <text:p>1842.513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855435548172757">
                <text:p>0.855435548172757</text:p>
              </table:table-cell>
              <table:table-cell office:value-type="float" office:value="1849.5139">
                <text:p>1849.51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85260298013245">
                <text:p>0.85260298013245</text:p>
              </table:table-cell>
              <table:table-cell office:value-type="float" office:value="1856.5139">
                <text:p>1856.51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849789108910891">
                <text:p>0.849789108910891</text:p>
              </table:table-cell>
              <table:table-cell office:value-type="float" office:value="1863.5139">
                <text:p>1863.51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84699375">
                <text:p>0.84699375</text:p>
              </table:table-cell>
              <table:table-cell office:value-type="float" office:value="1870.5139">
                <text:p>1870.51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844216721311475">
                <text:p>0.844216721311475</text:p>
              </table:table-cell>
              <table:table-cell office:value-type="float" office:value="1877.5139">
                <text:p>1877.51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841457843137255">
                <text:p>0.841457843137255</text:p>
              </table:table-cell>
              <table:table-cell office:value-type="float" office:value="1884.5139">
                <text:p>1884.51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838716938110749">
                <text:p>0.838716938110749</text:p>
              </table:table-cell>
              <table:table-cell office:value-type="float" office:value="1891.5139">
                <text:p>1891.51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835993831168831">
                <text:p>0.835993831168831</text:p>
              </table:table-cell>
              <table:table-cell office:value-type="float" office:value="1898.5139">
                <text:p>1898.513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833288349514563">
                <text:p>0.833288349514563</text:p>
              </table:table-cell>
              <table:table-cell office:value-type="float" office:value="1905.5139">
                <text:p>1905.51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830600322580645">
                <text:p>0.830600322580645</text:p>
              </table:table-cell>
              <table:table-cell office:value-type="float" office:value="1912.5139">
                <text:p>1912.51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827929581993569">
                <text:p>0.827929581993569</text:p>
              </table:table-cell>
              <table:table-cell office:value-type="float" office:value="1919.5139">
                <text:p>1919.51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825275961538461">
                <text:p>0.825275961538461</text:p>
              </table:table-cell>
              <table:table-cell office:value-type="float" office:value="1926.5139">
                <text:p>1926.51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822639297124601">
                <text:p>0.822639297124601</text:p>
              </table:table-cell>
              <table:table-cell office:value-type="float" office:value="1933.5139">
                <text:p>1933.513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820019426751592">
                <text:p>0.820019426751592</text:p>
              </table:table-cell>
              <table:table-cell office:value-type="float" office:value="1940.5139">
                <text:p>1940.51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81741619047619">
                <text:p>0.81741619047619</text:p>
              </table:table-cell>
              <table:table-cell office:value-type="float" office:value="1947.5139">
                <text:p>1947.51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814829430379747">
                <text:p>0.814829430379747</text:p>
              </table:table-cell>
              <table:table-cell office:value-type="float" office:value="1954.5139">
                <text:p>1954.51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812258990536278">
                <text:p>0.812258990536278</text:p>
              </table:table-cell>
              <table:table-cell office:value-type="float" office:value="1961.5139">
                <text:p>1961.51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809704716981132">
                <text:p>0.809704716981132</text:p>
              </table:table-cell>
              <table:table-cell office:value-type="float" office:value="1968.5139">
                <text:p>1968.51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807166457680251">
                <text:p>0.807166457680251</text:p>
              </table:table-cell>
              <table:table-cell office:value-type="float" office:value="1975.5139">
                <text:p>1975.51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8046440625">
                <text:p>0.8046440625</text:p>
              </table:table-cell>
              <table:table-cell office:value-type="float" office:value="1982.5139">
                <text:p>1982.51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80213738317757">
                <text:p>0.80213738317757</text:p>
              </table:table-cell>
              <table:table-cell office:value-type="float" office:value="1989.5139">
                <text:p>1989.513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799646273291925">
                <text:p>0.799646273291925</text:p>
              </table:table-cell>
              <table:table-cell office:value-type="float" office:value="1996.5139">
                <text:p>1996.513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797170588235294">
                <text:p>0.797170588235294</text:p>
              </table:table-cell>
              <table:table-cell office:value-type="float" office:value="2003.5139">
                <text:p>2003.51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794710185185185">
                <text:p>0.794710185185185</text:p>
              </table:table-cell>
              <table:table-cell office:value-type="float" office:value="2010.5139">
                <text:p>2010.51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792264923076923">
                <text:p>0.792264923076923</text:p>
              </table:table-cell>
              <table:table-cell office:value-type="float" office:value="2017.5139">
                <text:p>2017.513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789834662576687">
                <text:p>0.789834662576687</text:p>
              </table:table-cell>
              <table:table-cell office:value-type="float" office:value="2024.5139">
                <text:p>2024.51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787419266055046">
                <text:p>0.787419266055046</text:p>
              </table:table-cell>
              <table:table-cell office:value-type="float" office:value="2031.5139">
                <text:p>2031.51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785018597560976">
                <text:p>0.785018597560976</text:p>
              </table:table-cell>
              <table:table-cell office:value-type="float" office:value="2038.5139">
                <text:p>2038.51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782632522796352">
                <text:p>0.782632522796352</text:p>
              </table:table-cell>
              <table:table-cell office:value-type="float" office:value="2045.5139">
                <text:p>2045.51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780260909090909">
                <text:p>0.780260909090909</text:p>
              </table:table-cell>
              <table:table-cell office:value-type="float" office:value="2052.5139">
                <text:p>2052.51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777903625377643">
                <text:p>0.777903625377643</text:p>
              </table:table-cell>
              <table:table-cell office:value-type="float" office:value="2059.5139">
                <text:p>2059.51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775560542168675">
                <text:p>0.775560542168675</text:p>
              </table:table-cell>
              <table:table-cell office:value-type="float" office:value="2066.5139">
                <text:p>2066.51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773231531531532">
                <text:p>0.773231531531532</text:p>
              </table:table-cell>
              <table:table-cell office:value-type="float" office:value="2073.5139">
                <text:p>2073.51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770916467065868">
                <text:p>0.770916467065868</text:p>
              </table:table-cell>
              <table:table-cell office:value-type="float" office:value="2080.5139">
                <text:p>2080.51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768615223880597">
                <text:p>0.768615223880597</text:p>
              </table:table-cell>
              <table:table-cell office:value-type="float" office:value="2087.5139">
                <text:p>2087.51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766327678571429">
                <text:p>0.766327678571429</text:p>
              </table:table-cell>
              <table:table-cell office:value-type="float" office:value="2094.5139">
                <text:p>2094.51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764053709198813">
                <text:p>0.764053709198813</text:p>
              </table:table-cell>
              <table:table-cell office:value-type="float" office:value="2101.5139">
                <text:p>2101.513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761793195266272">
                <text:p>0.761793195266272</text:p>
              </table:table-cell>
              <table:table-cell office:value-type="float" office:value="2108.5139">
                <text:p>2108.51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759546017699115">
                <text:p>0.759546017699115</text:p>
              </table:table-cell>
              <table:table-cell office:value-type="float" office:value="2115.5139">
                <text:p>2115.51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757312058823529">
                <text:p>0.757312058823529</text:p>
              </table:table-cell>
              <table:table-cell office:value-type="float" office:value="2122.5139">
                <text:p>2122.51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755091202346041">
                <text:p>0.755091202346041</text:p>
              </table:table-cell>
              <table:table-cell office:value-type="float" office:value="2129.5139">
                <text:p>2129.51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752883333333333">
                <text:p>0.752883333333333</text:p>
              </table:table-cell>
              <table:table-cell office:value-type="float" office:value="2136.5139">
                <text:p>2136.51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75068833819242">
                <text:p>0.75068833819242</text:p>
              </table:table-cell>
              <table:table-cell office:value-type="float" office:value="2143.5139">
                <text:p>2143.51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748506104651163">
                <text:p>0.748506104651163</text:p>
              </table:table-cell>
              <table:table-cell office:value-type="float" office:value="2150.5139">
                <text:p>2150.51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74633652173913">
                <text:p>0.74633652173913</text:p>
              </table:table-cell>
              <table:table-cell office:value-type="float" office:value="2157.5139">
                <text:p>2157.51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744179479768786">
                <text:p>0.744179479768786</text:p>
              </table:table-cell>
              <table:table-cell office:value-type="float" office:value="2164.5139">
                <text:p>2164.51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742034870317003">
                <text:p>0.742034870317003</text:p>
              </table:table-cell>
              <table:table-cell office:value-type="float" office:value="2171.5139">
                <text:p>2171.51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739902586206896">
                <text:p>0.739902586206896</text:p>
              </table:table-cell>
              <table:table-cell office:value-type="float" office:value="2178.5139">
                <text:p>2178.51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737782521489971">
                <text:p>0.737782521489971</text:p>
              </table:table-cell>
              <table:table-cell office:value-type="float" office:value="2185.5139">
                <text:p>2185.51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735674571428571">
                <text:p>0.735674571428571</text:p>
              </table:table-cell>
              <table:table-cell office:value-type="float" office:value="2192.5139">
                <text:p>2192.51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733578632478632">
                <text:p>0.733578632478632</text:p>
              </table:table-cell>
              <table:table-cell office:value-type="float" office:value="2199.5139">
                <text:p>2199.51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731494602272727">
                <text:p>0.731494602272727</text:p>
              </table:table-cell>
              <table:table-cell office:value-type="float" office:value="2206.5139">
                <text:p>2206.51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729422379603399">
                <text:p>0.729422379603399</text:p>
              </table:table-cell>
              <table:table-cell office:value-type="float" office:value="2213.5139">
                <text:p>2213.51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72736186440678">
                <text:p>0.72736186440678</text:p>
              </table:table-cell>
              <table:table-cell office:value-type="float" office:value="2220.5139">
                <text:p>2220.51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725312957746479">
                <text:p>0.725312957746479</text:p>
              </table:table-cell>
              <table:table-cell office:value-type="float" office:value="2227.5139">
                <text:p>2227.51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723275561797753">
                <text:p>0.723275561797753</text:p>
              </table:table-cell>
              <table:table-cell office:value-type="float" office:value="2234.5139">
                <text:p>2234.51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721249579831933">
                <text:p>0.721249579831933</text:p>
              </table:table-cell>
              <table:table-cell office:value-type="float" office:value="2241.5139">
                <text:p>2241.51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719234916201117">
                <text:p>0.719234916201117</text:p>
              </table:table-cell>
              <table:table-cell office:value-type="float" office:value="2248.5139">
                <text:p>2248.51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71723147632312">
                <text:p>0.71723147632312</text:p>
              </table:table-cell>
              <table:table-cell office:value-type="float" office:value="2255.5139">
                <text:p>2255.51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715239166666667">
                <text:p>0.715239166666667</text:p>
              </table:table-cell>
              <table:table-cell office:value-type="float" office:value="2262.5139">
                <text:p>2262.51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713257894736842">
                <text:p>0.713257894736842</text:p>
              </table:table-cell>
              <table:table-cell office:value-type="float" office:value="2269.5139">
                <text:p>2269.51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711287569060773">
                <text:p>0.711287569060773</text:p>
              </table:table-cell>
              <table:table-cell office:value-type="float" office:value="2276.5139">
                <text:p>2276.513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709328099173554">
                <text:p>0.709328099173554</text:p>
              </table:table-cell>
              <table:table-cell office:value-type="float" office:value="2283.5139">
                <text:p>2283.51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707379395604396">
                <text:p>0.707379395604396</text:p>
              </table:table-cell>
              <table:table-cell office:value-type="float" office:value="2290.5139">
                <text:p>2290.51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705441369863014">
                <text:p>0.705441369863014</text:p>
              </table:table-cell>
              <table:table-cell office:value-type="float" office:value="2297.5139">
                <text:p>2297.513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703513934426229">
                <text:p>0.703513934426229</text:p>
              </table:table-cell>
              <table:table-cell office:value-type="float" office:value="2304.5139">
                <text:p>2304.51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701597002724796">
                <text:p>0.701597002724796</text:p>
              </table:table-cell>
              <table:table-cell office:value-type="float" office:value="2311.5139">
                <text:p>2311.513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699690489130435">
                <text:p>0.699690489130435</text:p>
              </table:table-cell>
              <table:table-cell office:value-type="float" office:value="2318.5139">
                <text:p>2318.51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697794308943089">
                <text:p>0.697794308943089</text:p>
              </table:table-cell>
              <table:table-cell office:value-type="float" office:value="2325.5139">
                <text:p>2325.51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695908378378378">
                <text:p>0.695908378378378</text:p>
              </table:table-cell>
              <table:table-cell office:value-type="float" office:value="2332.5139">
                <text:p>2332.51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694032614555256">
                <text:p>0.694032614555256</text:p>
              </table:table-cell>
              <table:table-cell office:value-type="float" office:value="2339.5139">
                <text:p>2339.513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692166935483871">
                <text:p>0.692166935483871</text:p>
              </table:table-cell>
              <table:table-cell office:value-type="float" office:value="2346.5139">
                <text:p>2346.51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690311260053619">
                <text:p>0.690311260053619</text:p>
              </table:table-cell>
              <table:table-cell office:value-type="float" office:value="2353.5139">
                <text:p>2353.513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68846550802139">
                <text:p>0.68846550802139</text:p>
              </table:table-cell>
              <table:table-cell office:value-type="float" office:value="2360.5139">
                <text:p>2360.51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6866296">
                <text:p>0.6866296</text:p>
              </table:table-cell>
              <table:table-cell office:value-type="float" office:value="2367.5139">
                <text:p>2367.51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684803457446808">
                <text:p>0.684803457446808</text:p>
              </table:table-cell>
              <table:table-cell office:value-type="float" office:value="2374.5139">
                <text:p>2374.513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68298700265252">
                <text:p>0.68298700265252</text:p>
              </table:table-cell>
              <table:table-cell office:value-type="float" office:value="2381.5139">
                <text:p>2381.51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681180158730159">
                <text:p>0.681180158730159</text:p>
              </table:table-cell>
              <table:table-cell office:value-type="float" office:value="2388.5139">
                <text:p>2388.51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679382849604222">
                <text:p>0.679382849604222</text:p>
              </table:table-cell>
              <table:table-cell office:value-type="float" office:value="2395.5139">
                <text:p>2395.513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677595">
                <text:p>0.677595</text:p>
              </table:table-cell>
              <table:table-cell office:value-type="float" office:value="2402.5139">
                <text:p>2402.51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675816535433071">
                <text:p>0.675816535433071</text:p>
              </table:table-cell>
              <table:table-cell office:value-type="float" office:value="2409.5139">
                <text:p>2409.51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674047382198953">
                <text:p>0.674047382198953</text:p>
              </table:table-cell>
              <table:table-cell office:value-type="float" office:value="2416.5139">
                <text:p>2416.513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672287467362924">
                <text:p>0.672287467362924</text:p>
              </table:table-cell>
              <table:table-cell office:value-type="float" office:value="2423.5139">
                <text:p>2423.513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67053671875">
                <text:p>0.67053671875</text:p>
              </table:table-cell>
              <table:table-cell office:value-type="float" office:value="2430.5139">
                <text:p>2430.513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668795064935065">
                <text:p>0.668795064935065</text:p>
              </table:table-cell>
              <table:table-cell office:value-type="float" office:value="2437.5139">
                <text:p>2437.513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667062435233161">
                <text:p>0.667062435233161</text:p>
              </table:table-cell>
              <table:table-cell office:value-type="float" office:value="2444.5139">
                <text:p>2444.51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665338759689922">
                <text:p>0.665338759689922</text:p>
              </table:table-cell>
              <table:table-cell office:value-type="float" office:value="2451.5139">
                <text:p>2451.513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663623969072165">
                <text:p>0.663623969072165</text:p>
              </table:table-cell>
              <table:table-cell office:value-type="float" office:value="2458.5139">
                <text:p>2458.51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661917994858612">
                <text:p>0.661917994858612</text:p>
              </table:table-cell>
              <table:table-cell office:value-type="float" office:value="2465.5139">
                <text:p>2465.51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660220769230769">
                <text:p>0.660220769230769</text:p>
              </table:table-cell>
              <table:table-cell office:value-type="float" office:value="2472.5139">
                <text:p>2472.51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658532225063939">
                <text:p>0.658532225063939</text:p>
              </table:table-cell>
              <table:table-cell office:value-type="float" office:value="2479.5139">
                <text:p>2479.51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656852295918367">
                <text:p>0.656852295918367</text:p>
              </table:table-cell>
              <table:table-cell office:value-type="float" office:value="2486.5139">
                <text:p>2486.51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655180916030534">
                <text:p>0.655180916030534</text:p>
              </table:table-cell>
              <table:table-cell office:value-type="float" office:value="2493.5139">
                <text:p>2493.513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653518020304568">
                <text:p>0.653518020304568</text:p>
              </table:table-cell>
              <table:table-cell office:value-type="float" office:value="2500.5139">
                <text:p>2500.513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651863544303797">
                <text:p>0.651863544303797</text:p>
              </table:table-cell>
              <table:table-cell office:value-type="float" office:value="2507.5139">
                <text:p>2507.513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650217424242424">
                <text:p>0.650217424242424</text:p>
              </table:table-cell>
              <table:table-cell office:value-type="float" office:value="2514.5139">
                <text:p>2514.51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64857959697733">
                <text:p>0.64857959697733</text:p>
              </table:table-cell>
              <table:table-cell office:value-type="float" office:value="2521.5139">
                <text:p>2521.51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64695">
                <text:p>0.64695</text:p>
              </table:table-cell>
              <table:table-cell office:value-type="float" office:value="2528.5139">
                <text:p>2528.513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645328571428571">
                <text:p>0.645328571428571</text:p>
              </table:table-cell>
              <table:table-cell office:value-type="float" office:value="2535.5139">
                <text:p>2535.51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64371525">
                <text:p>0.64371525</text:p>
              </table:table-cell>
              <table:table-cell office:value-type="float" office:value="2542.5139">
                <text:p>2542.51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642109975062344">
                <text:p>0.642109975062344</text:p>
              </table:table-cell>
              <table:table-cell office:value-type="float" office:value="2549.5139">
                <text:p>2549.51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640512686567164">
                <text:p>0.640512686567164</text:p>
              </table:table-cell>
              <table:table-cell office:value-type="float" office:value="2556.5139">
                <text:p>2556.513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638923325062035">
                <text:p>0.638923325062035</text:p>
              </table:table-cell>
              <table:table-cell office:value-type="float" office:value="2563.5139">
                <text:p>2563.513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637341831683168">
                <text:p>0.637341831683168</text:p>
              </table:table-cell>
              <table:table-cell office:value-type="float" office:value="2570.5139">
                <text:p>2570.513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635768148148148">
                <text:p>0.635768148148148</text:p>
              </table:table-cell>
              <table:table-cell office:value-type="float" office:value="2577.5139">
                <text:p>2577.513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634202216748768">
                <text:p>0.634202216748768</text:p>
              </table:table-cell>
              <table:table-cell office:value-type="float" office:value="2584.5139">
                <text:p>2584.51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63264398034398">
                <text:p>0.63264398034398</text:p>
              </table:table-cell>
              <table:table-cell office:value-type="float" office:value="2591.5139">
                <text:p>2591.513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631093382352941">
                <text:p>0.631093382352941</text:p>
              </table:table-cell>
              <table:table-cell office:value-type="float" office:value="2598.5139">
                <text:p>2598.513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629550366748166">
                <text:p>0.629550366748166</text:p>
              </table:table-cell>
              <table:table-cell office:value-type="float" office:value="2605.5139">
                <text:p>2605.513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62801487804878">
                <text:p>0.62801487804878</text:p>
              </table:table-cell>
              <table:table-cell office:value-type="float" office:value="2612.5139">
                <text:p>2612.51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626486861313869">
                <text:p>0.626486861313869</text:p>
              </table:table-cell>
              <table:table-cell office:value-type="float" office:value="2619.5139">
                <text:p>2619.51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624966262135922">
                <text:p>0.624966262135922</text:p>
              </table:table-cell>
              <table:table-cell office:value-type="float" office:value="2626.5139">
                <text:p>2626.51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623453026634383">
                <text:p>0.623453026634383</text:p>
              </table:table-cell>
              <table:table-cell office:value-type="float" office:value="2633.5139">
                <text:p>2633.513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621947101449275">
                <text:p>0.621947101449275</text:p>
              </table:table-cell>
              <table:table-cell office:value-type="float" office:value="2640.5139">
                <text:p>2640.51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62044843373494">
                <text:p>0.62044843373494</text:p>
              </table:table-cell>
              <table:table-cell office:value-type="float" office:value="2647.5139">
                <text:p>2647.51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618956971153846">
                <text:p>0.618956971153846</text:p>
              </table:table-cell>
              <table:table-cell office:value-type="float" office:value="2654.5139">
                <text:p>2654.51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617472661870504">
                <text:p>0.617472661870504</text:p>
              </table:table-cell>
              <table:table-cell office:value-type="float" office:value="2661.5139">
                <text:p>2661.513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615995454545455">
                <text:p>0.615995454545455</text:p>
              </table:table-cell>
              <table:table-cell office:value-type="float" office:value="2668.5139">
                <text:p>2668.513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614525298329356">
                <text:p>0.614525298329356</text:p>
              </table:table-cell>
              <table:table-cell office:value-type="float" office:value="2675.5139">
                <text:p>2675.513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613062142857143">
                <text:p>0.613062142857143</text:p>
              </table:table-cell>
              <table:table-cell office:value-type="float" office:value="2682.5139">
                <text:p>2682.513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61160593824228">
                <text:p>0.61160593824228</text:p>
              </table:table-cell>
              <table:table-cell office:value-type="float" office:value="2689.5139">
                <text:p>2689.513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61015663507109">
                <text:p>0.61015663507109</text:p>
              </table:table-cell>
              <table:table-cell office:value-type="float" office:value="2696.5139">
                <text:p>2696.51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608714184397163">
                <text:p>0.608714184397163</text:p>
              </table:table-cell>
              <table:table-cell office:value-type="float" office:value="2703.5139">
                <text:p>2703.513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607278537735849">
                <text:p>0.607278537735849</text:p>
              </table:table-cell>
              <table:table-cell office:value-type="float" office:value="2710.5139">
                <text:p>2710.513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605849647058824">
                <text:p>0.605849647058824</text:p>
              </table:table-cell>
              <table:table-cell office:value-type="float" office:value="2717.5139">
                <text:p>2717.513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604427464788732">
                <text:p>0.604427464788732</text:p>
              </table:table-cell>
              <table:table-cell office:value-type="float" office:value="2724.5139">
                <text:p>2724.513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603011943793911">
                <text:p>0.603011943793911</text:p>
              </table:table-cell>
              <table:table-cell office:value-type="float" office:value="2731.5139">
                <text:p>2731.51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601603037383177">
                <text:p>0.601603037383177</text:p>
              </table:table-cell>
              <table:table-cell office:value-type="float" office:value="2738.5139">
                <text:p>2738.513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600200699300699">
                <text:p>0.600200699300699</text:p>
              </table:table-cell>
              <table:table-cell office:value-type="float" office:value="2745.5139">
                <text:p>2745.513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59880488372093">
                <text:p>0.59880488372093</text:p>
              </table:table-cell>
              <table:table-cell office:value-type="float" office:value="2752.5139">
                <text:p>2752.51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597415545243619">
                <text:p>0.597415545243619</text:p>
              </table:table-cell>
              <table:table-cell office:value-type="float" office:value="2759.5139">
                <text:p>2759.513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596032638888889">
                <text:p>0.596032638888889</text:p>
              </table:table-cell>
              <table:table-cell office:value-type="float" office:value="2766.5139">
                <text:p>2766.51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594656120092379">
                <text:p>0.594656120092379</text:p>
              </table:table-cell>
              <table:table-cell office:value-type="float" office:value="2773.5139">
                <text:p>2773.513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593285944700461">
                <text:p>0.593285944700461</text:p>
              </table:table-cell>
              <table:table-cell office:value-type="float" office:value="2780.5139">
                <text:p>2780.513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591922068965517">
                <text:p>0.591922068965517</text:p>
              </table:table-cell>
              <table:table-cell office:value-type="float" office:value="2787.5139">
                <text:p>2787.513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590564449541284">
                <text:p>0.590564449541284</text:p>
              </table:table-cell>
              <table:table-cell office:value-type="float" office:value="2794.5139">
                <text:p>2794.513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589213043478261">
                <text:p>0.589213043478261</text:p>
              </table:table-cell>
              <table:table-cell office:value-type="float" office:value="2801.5139">
                <text:p>2801.513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587867808219178">
                <text:p>0.587867808219178</text:p>
              </table:table-cell>
              <table:table-cell office:value-type="float" office:value="2808.5139">
                <text:p>2808.51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586528701594533">
                <text:p>0.586528701594533</text:p>
              </table:table-cell>
              <table:table-cell office:value-type="float" office:value="2815.5139">
                <text:p>2815.51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585195681818182">
                <text:p>0.585195681818182</text:p>
              </table:table-cell>
              <table:table-cell office:value-type="float" office:value="2822.5139">
                <text:p>2822.51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583868707482993">
                <text:p>0.583868707482993</text:p>
              </table:table-cell>
              <table:table-cell office:value-type="float" office:value="2829.5139">
                <text:p>2829.513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582547737556561">
                <text:p>0.582547737556561</text:p>
              </table:table-cell>
              <table:table-cell office:value-type="float" office:value="2836.5139">
                <text:p>2836.513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581232731376975">
                <text:p>0.581232731376975</text:p>
              </table:table-cell>
              <table:table-cell office:value-type="float" office:value="2843.5139">
                <text:p>2843.513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579923648648649">
                <text:p>0.579923648648649</text:p>
              </table:table-cell>
              <table:table-cell office:value-type="float" office:value="2850.5139">
                <text:p>2850.513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578620449438202">
                <text:p>0.578620449438202</text:p>
              </table:table-cell>
              <table:table-cell office:value-type="float" office:value="2857.5139">
                <text:p>2857.513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577323094170404">
                <text:p>0.577323094170404</text:p>
              </table:table-cell>
              <table:table-cell office:value-type="float" office:value="2864.5139">
                <text:p>2864.513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576031543624161">
                <text:p>0.576031543624161</text:p>
              </table:table-cell>
              <table:table-cell office:value-type="float" office:value="2871.5139">
                <text:p>2871.513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574745758928571">
                <text:p>0.574745758928571</text:p>
              </table:table-cell>
              <table:table-cell office:value-type="float" office:value="2878.5139">
                <text:p>2878.513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57346570155902">
                <text:p>0.57346570155902</text:p>
              </table:table-cell>
              <table:table-cell office:value-type="float" office:value="2885.5139">
                <text:p>2885.51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572191333333333">
                <text:p>0.572191333333333</text:p>
              </table:table-cell>
              <table:table-cell office:value-type="float" office:value="2892.5139">
                <text:p>2892.513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570922616407982">
                <text:p>0.570922616407982</text:p>
              </table:table-cell>
              <table:table-cell office:value-type="float" office:value="2899.5139">
                <text:p>2899.513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569659513274336">
                <text:p>0.569659513274336</text:p>
              </table:table-cell>
              <table:table-cell office:value-type="float" office:value="2906.5139">
                <text:p>2906.513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568401986754967">
                <text:p>0.568401986754967</text:p>
              </table:table-cell>
              <table:table-cell office:value-type="float" office:value="2913.5139">
                <text:p>2913.51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56715">
                <text:p>0.56715</text:p>
              </table:table-cell>
              <table:table-cell office:value-type="float" office:value="2920.5139">
                <text:p>2920.513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565903516483516">
                <text:p>0.565903516483516</text:p>
              </table:table-cell>
              <table:table-cell office:value-type="float" office:value="2927.5139">
                <text:p>2927.513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5646625">
                <text:p>0.5646625</text:p>
              </table:table-cell>
              <table:table-cell office:value-type="float" office:value="2934.5139">
                <text:p>2934.51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563426914660831">
                <text:p>0.563426914660831</text:p>
              </table:table-cell>
              <table:table-cell office:value-type="float" office:value="2941.5139">
                <text:p>2941.51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56219672489083">
                <text:p>0.56219672489083</text:p>
              </table:table-cell>
              <table:table-cell office:value-type="float" office:value="2948.5139">
                <text:p>2948.51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560971895424837">
                <text:p>0.560971895424837</text:p>
              </table:table-cell>
              <table:table-cell office:value-type="float" office:value="2955.5139">
                <text:p>2955.51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559752391304348">
                <text:p>0.559752391304348</text:p>
              </table:table-cell>
              <table:table-cell office:value-type="float" office:value="2962.5139">
                <text:p>2962.513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558538177874187">
                <text:p>0.558538177874187</text:p>
              </table:table-cell>
              <table:table-cell office:value-type="float" office:value="2969.5139">
                <text:p>2969.513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557329220779221">
                <text:p>0.557329220779221</text:p>
              </table:table-cell>
              <table:table-cell office:value-type="float" office:value="2976.5139">
                <text:p>2976.513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556125485961123">
                <text:p>0.556125485961123</text:p>
              </table:table-cell>
              <table:table-cell office:value-type="float" office:value="2983.5139">
                <text:p>2983.513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554926939655172">
                <text:p>0.554926939655172</text:p>
              </table:table-cell>
              <table:table-cell office:value-type="float" office:value="2990.5139">
                <text:p>2990.513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553733548387097">
                <text:p>0.553733548387097</text:p>
              </table:table-cell>
              <table:table-cell office:value-type="float" office:value="2997.5139">
                <text:p>2997.513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552545278969957">
                <text:p>0.552545278969957</text:p>
              </table:table-cell>
              <table:table-cell office:value-type="float" office:value="3004.5139">
                <text:p>3004.513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551362098501071">
                <text:p>0.551362098501071</text:p>
              </table:table-cell>
              <table:table-cell office:value-type="float" office:value="3011.5139">
                <text:p>3011.51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550183974358974">
                <text:p>0.550183974358974</text:p>
              </table:table-cell>
              <table:table-cell office:value-type="float" office:value="3018.5139">
                <text:p>3018.513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549010874200426">
                <text:p>0.549010874200426</text:p>
              </table:table-cell>
              <table:table-cell office:value-type="float" office:value="3025.5139">
                <text:p>3025.51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547842765957447">
                <text:p>0.547842765957447</text:p>
              </table:table-cell>
              <table:table-cell office:value-type="float" office:value="3032.5139">
                <text:p>3032.513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546679617834395">
                <text:p>0.546679617834395</text:p>
              </table:table-cell>
              <table:table-cell office:value-type="float" office:value="3039.5139">
                <text:p>3039.513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545521398305085">
                <text:p>0.545521398305085</text:p>
              </table:table-cell>
              <table:table-cell office:value-type="float" office:value="3046.5139">
                <text:p>3046.513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544368076109937">
                <text:p>0.544368076109937</text:p>
              </table:table-cell>
              <table:table-cell office:value-type="float" office:value="3053.5139">
                <text:p>3053.51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543219620253165">
                <text:p>0.543219620253165</text:p>
              </table:table-cell>
              <table:table-cell office:value-type="float" office:value="3060.5139">
                <text:p>3060.513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542076">
                <text:p>0.542076</text:p>
              </table:table-cell>
              <table:table-cell office:value-type="float" office:value="3067.5139">
                <text:p>3067.51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54093718487395">
                <text:p>0.54093718487395</text:p>
              </table:table-cell>
              <table:table-cell office:value-type="float" office:value="3074.5139">
                <text:p>3074.513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539803144654088">
                <text:p>0.539803144654088</text:p>
              </table:table-cell>
              <table:table-cell office:value-type="float" office:value="3081.5139">
                <text:p>3081.513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538673849372385">
                <text:p>0.538673849372385</text:p>
              </table:table-cell>
              <table:table-cell office:value-type="float" office:value="3088.5139">
                <text:p>3088.513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537549269311065">
                <text:p>0.537549269311065</text:p>
              </table:table-cell>
              <table:table-cell office:value-type="float" office:value="3095.5139">
                <text:p>3095.513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536429375">
                <text:p>0.536429375</text:p>
              </table:table-cell>
              <table:table-cell office:value-type="float" office:value="3102.5139">
                <text:p>3102.51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